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7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TM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ITNESS</text:p>
          </table:table-cell>
          <table:table-cell/>
          <table:table-cell table:number-columns-repeated="2"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ALIGNMENTS_MARKOV_2_K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ISION_50_R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TNESS_50_FREQ</text:p>
          </table:table-cell>
          <table:table-cell office:value-type="float" office:value="0.996888594085328" calcext:value-type="float">
            <text:p>0.996888594085328</text:p>
          </table:table-cell>
          <table:table-cell/>
          <table:table-cell office:value-type="string" calcext:value-type="string">
            <text:p>PN_PERC_SILENT_TRANS</text:p>
          </table:table-cell>
          <table:table-cell office:value-type="float" office:value="0.792029726702989" calcext:value-type="float">
            <text:p>0.792029726702989</text:p>
          </table:table-cell>
        </table:table-row>
        <table:table-row table:style-name="ro1">
          <table:table-cell office:value-type="string" calcext:value-type="string">
            <text:p>FITNESS_25_FREQ</text:p>
          </table:table-cell>
          <table:table-cell office:value-type="float" office:value="0.987004184025918" calcext:value-type="float">
            <text:p>0.987004184025918</text:p>
          </table:table-cell>
          <table:table-cell/>
          <table:table-cell office:value-type="string" calcext:value-type="string">
            <text:p>FOOTPRINT_COST_PRE_W</text:p>
          </table:table-cell>
          <table:table-cell office:value-type="float" office:value="0.776049993639464" calcext:value-type="float">
            <text:p>0.776049993639464</text:p>
          </table:table-cell>
        </table:table-row>
        <table:table-row table:style-name="ro1">
          <table:table-cell office:value-type="string" calcext:value-type="string">
            <text:p>FITNESS_50_RAND</text:p>
          </table:table-cell>
          <table:table-cell office:value-type="float" office:value="0.974142828733465" calcext:value-type="float">
            <text:p>0.974142828733465</text:p>
          </table:table-cell>
          <table:table-cell/>
          <table:table-cell office:value-type="string" calcext:value-type="string">
            <text:p>PN_ARCS_MEAN</text:p>
          </table:table-cell>
          <table:table-cell office:value-type="float" office:value="0.745621514777006" calcext:value-type="float">
            <text:p>0.745621514777006</text:p>
          </table:table-cell>
        </table:table-row>
        <table:table-row table:style-name="ro1">
          <table:table-cell office:value-type="string" calcext:value-type="string">
            <text:p>LOG_PERC_UNIQUE_SEQS</text:p>
          </table:table-cell>
          <table:table-cell office:value-type="float" office:value="0.941495662302123" calcext:value-type="float">
            <text:p>0.941495662302123</text:p>
          </table:table-cell>
          <table:table-cell/>
          <table:table-cell office:value-type="string" calcext:value-type="string">
            <text:p>PN_IN_ARCS_MEAN</text:p>
          </table:table-cell>
          <table:table-cell office:value-type="float" office:value="0.736857011485112" calcext:value-type="float">
            <text:p>0.736857011485112</text:p>
          </table:table-cell>
        </table:table-row>
        <table:table-row table:style-name="ro1">
          <table:table-cell office:value-type="string" calcext:value-type="string">
            <text:p>ALIGNMENTS_MARKOV_4_K1</text:p>
          </table:table-cell>
          <table:table-cell office:value-type="float" office:value="0.924066726708867" calcext:value-type="float">
            <text:p>0.924066726708867</text:p>
          </table:table-cell>
          <table:table-cell/>
          <table:table-cell office:value-type="string" calcext:value-type="string">
            <text:p>PN_OUT_ARCS_MEAN</text:p>
          </table:table-cell>
          <table:table-cell office:value-type="float" office:value="0.736850095644043" calcext:value-type="float">
            <text:p>0.736850095644043</text:p>
          </table:table-cell>
        </table:table-row>
        <table:table-row table:style-name="ro1">
          <table:table-cell office:value-type="string" calcext:value-type="string">
            <text:p>FITNESS_25_RAND</text:p>
          </table:table-cell>
          <table:table-cell office:value-type="float" office:value="0.922332410206933" calcext:value-type="float">
            <text:p>0.922332410206933</text:p>
          </table:table-cell>
          <table:table-cell/>
          <table:table-cell office:value-type="string" calcext:value-type="string">
            <text:p>ABS_EDGES_ONLY_IN_MODEL_W_2</text:p>
          </table:table-cell>
          <table:table-cell office:value-type="float" office:value="0.736850095644043" calcext:value-type="float">
            <text:p>0.736850095644043</text:p>
          </table:table-cell>
        </table:table-row>
        <table:table-row table:style-name="ro1">
          <table:table-cell office:value-type="string" calcext:value-type="string">
            <text:p>ALIGNMENTS_MARKOV_1_K1</text:p>
          </table:table-cell>
          <table:table-cell office:value-type="float" office:value="0.89440405070277" calcext:value-type="float">
            <text:p>0.89440405070277</text:p>
          </table:table-cell>
          <table:table-cell/>
          <table:table-cell office:value-type="string" calcext:value-type="string">
            <text:p>ABS_EDGES_ONLY_IN_MODEL</text:p>
          </table:table-cell>
          <table:table-cell office:value-type="float" office:value="0.733367140895401" calcext:value-type="float">
            <text:p>0.733367140895401</text:p>
          </table:table-cell>
        </table:table-row>
        <table:table-row table:style-name="ro1">
          <table:table-cell office:value-type="string" calcext:value-type="string">
            <text:p>ALIGNMENTS_MARKOV</text:p>
          </table:table-cell>
          <table:table-cell office:value-type="float" office:value="0.882728269633759" calcext:value-type="float">
            <text:p>0.882728269633759</text:p>
          </table:table-cell>
          <table:table-cell/>
          <table:table-cell office:value-type="string" calcext:value-type="string">
            <text:p>FITNESS_25_RAND</text:p>
          </table:table-cell>
          <table:table-cell office:value-type="float" office:value="0.712454917872924" calcext:value-type="float">
            <text:p>0.712454917872924</text:p>
          </table:table-cell>
        </table:table-row>
        <table:table-row table:style-name="ro1">
          <table:table-cell office:value-type="string" calcext:value-type="string">
            <text:p>sequence_entropy_norm</text:p>
          </table:table-cell>
          <table:table-cell office:value-type="float" office:value="0.882728269633759" calcext:value-type="float">
            <text:p>0.882728269633759</text:p>
          </table:table-cell>
          <table:table-cell/>
          <table:table-cell office:value-type="string" calcext:value-type="string">
            <text:p>sequence_entropy_norm</text:p>
          </table:table-cell>
          <table:table-cell office:value-type="float" office:value="0.691352745587394" calcext:value-type="float">
            <text:p>0.691352745587394</text:p>
          </table:table-cell>
        </table:table-row>
        <table:table-row table:style-name="ro1">
          <table:table-cell office:value-type="string" calcext:value-type="string">
            <text:p>LOG_AVG_EDIT_DIST</text:p>
          </table:table-cell>
          <table:table-cell office:value-type="float" office:value="0.880916583440764" calcext:value-type="float">
            <text:p>0.880916583440764</text:p>
          </table:table-cell>
          <table:table-cell/>
          <table:table-cell office:value-type="string" calcext:value-type="string">
            <text:p>ABS_EDGES_ONLY_IN_MODEL_W</text:p>
          </table:table-cell>
          <table:table-cell office:value-type="float" office:value="0.688927109161751" calcext:value-type="float">
            <text:p>0.688927109161751</text:p>
          </table:table-cell>
        </table:table-row>
        <table:table-row table:style-name="ro1">
          <table:table-cell office:value-type="string" calcext:value-type="string">
            <text:p>ABS_EDGES_ONLY_IN_LOG_W</text:p>
          </table:table-cell>
          <table:table-cell office:value-type="float" office:value="0.862058749215188" calcext:value-type="float">
            <text:p>0.862058749215188</text:p>
          </table:table-cell>
          <table:table-cell/>
          <table:table-cell office:value-type="string" calcext:value-type="string">
            <text:p>PRECISION_25_RAND</text:p>
          </table:table-cell>
          <table:table-cell office:value-type="float" office:value="0.686064325591694" calcext:value-type="float">
            <text:p>0.686064325591694</text:p>
          </table:table-cell>
        </table:table-row>
        <table:table-row table:style-name="ro1">
          <table:table-cell office:value-type="string" calcext:value-type="string">
            <text:p>ALIGNMENTS_MARKOV_3_K1</text:p>
          </table:table-cell>
          <table:table-cell office:value-type="float" office:value="0.800110988845748" calcext:value-type="float">
            <text:p>0.800110988845748</text:p>
          </table:table-cell>
          <table:table-cell/>
          <table:table-cell office:value-type="string" calcext:value-type="string">
            <text:p>ALIGNMENTS_MARKOV_2_K1</text:p>
          </table:table-cell>
          <table:table-cell office:value-type="float" office:value="0.675570904369064" calcext:value-type="float">
            <text:p>0.675570904369064</text:p>
          </table:table-cell>
        </table:table-row>
        <table:table-row table:style-name="ro1">
          <table:table-cell office:value-type="string" calcext:value-type="string">
            <text:p>PN_TRANS</text:p>
          </table:table-cell>
          <table:table-cell office:value-type="float" office:value="0.795942431028186" calcext:value-type="float">
            <text:p>0.795942431028186</text:p>
          </table:table-cell>
          <table:table-cell/>
          <table:table-cell office:value-type="string" calcext:value-type="string">
            <text:p>FOOTPRINT_COST_PRE</text:p>
          </table:table-cell>
          <table:table-cell office:value-type="float" office:value="0.674324351989296" calcext:value-type="float">
            <text:p>0.674324351989296</text:p>
          </table:table-cell>
        </table:table-row>
        <table:table-row table:style-name="ro1">
          <table:table-cell office:value-type="string" calcext:value-type="string">
            <text:p>LOG_AVG_SEQS_LENGTH</text:p>
          </table:table-cell>
          <table:table-cell office:value-type="float" office:value="0.791562852096499" calcext:value-type="float">
            <text:p>0.791562852096499</text:p>
          </table:table-cell>
          <table:table-cell/>
          <table:table-cell office:value-type="string" calcext:value-type="string">
            <text:p>FITNESS_50_FREQ</text:p>
          </table:table-cell>
          <table:table-cell office:value-type="float" office:value="0.670873249729268" calcext:value-type="float">
            <text:p>0.670873249729268</text:p>
          </table:table-cell>
        </table:table-row>
        <table:table-row table:style-name="ro1">
          <table:table-cell office:value-type="string" calcext:value-type="string">
            <text:p>ABS_EDGES_ONLY_IN_LOG</text:p>
          </table:table-cell>
          <table:table-cell office:value-type="float" office:value="0.788167780487425" calcext:value-type="float">
            <text:p>0.788167780487425</text:p>
          </table:table-cell>
          <table:table-cell/>
          <table:table-cell office:value-type="string" calcext:value-type="string">
            <text:p>FITNESS_50_RAND</text:p>
          </table:table-cell>
          <table:table-cell office:value-type="float" office:value="0.664876478796916" calcext:value-type="float">
            <text:p>0.664876478796916</text:p>
          </table:table-cell>
        </table:table-row>
        <table:table-row table:style-name="ro1">
          <table:table-cell office:value-type="string" calcext:value-type="string">
            <text:p>FOOTPRINT_COST_FIT_W</text:p>
          </table:table-cell>
          <table:table-cell office:value-type="float" office:value="0.776664347079719" calcext:value-type="float">
            <text:p>0.776664347079719</text:p>
          </table:table-cell>
          <table:table-cell/>
          <table:table-cell office:value-type="string" calcext:value-type="string">
            <text:p>ABS_MODEL_LINK_DENSITY</text:p>
          </table:table-cell>
          <table:table-cell office:value-type="float" office:value="0.664654000151501" calcext:value-type="float">
            <text:p>0.664654000151501</text:p>
          </table:table-cell>
        </table:table-row>
        <table:table-row table:style-name="ro1">
          <table:table-cell office:value-type="string" calcext:value-type="string">
            <text:p>PN_PERC_SILENT_TRANS</text:p>
          </table:table-cell>
          <table:table-cell office:value-type="float" office:value="0.758871442880577" calcext:value-type="float">
            <text:p>0.758871442880577</text:p>
          </table:table-cell>
          <table:table-cell/>
          <table:table-cell office:value-type="string" calcext:value-type="string">
            <text:p>LOG_PERC_UNIQUE_SEQS</text:p>
          </table:table-cell>
          <table:table-cell office:value-type="float" office:value="0.660808106527035" calcext:value-type="float">
            <text:p>0.660808106527035</text:p>
          </table:table-cell>
        </table:table-row>
        <table:table-row table:style-name="ro1">
          <table:table-cell office:value-type="string" calcext:value-type="string">
            <text:p>PN_PLACES</text:p>
          </table:table-cell>
          <table:table-cell office:value-type="float" office:value="0.752473617525745" calcext:value-type="float">
            <text:p>0.752473617525745</text:p>
          </table:table-cell>
          <table:table-cell/>
          <table:table-cell office:value-type="string" calcext:value-type="string">
            <text:p>ALIGNMENTS_MARKOV_4_K1</text:p>
          </table:table-cell>
          <table:table-cell office:value-type="float" office:value="0.658738531802374" calcext:value-type="float">
            <text:p>0.658738531802374</text:p>
          </table:table-cell>
        </table:table-row>
        <table:table-row table:style-name="ro1">
          <table:table-cell office:value-type="string" calcext:value-type="string">
            <text:p>ABS_EDGES_ONLY_IN_LOG_CC</text:p>
          </table:table-cell>
          <table:table-cell office:value-type="float" office:value="0.746696313515837" calcext:value-type="float">
            <text:p>0.746696313515837</text:p>
          </table:table-cell>
          <table:table-cell/>
          <table:table-cell office:value-type="string" calcext:value-type="string">
            <text:p>ABS_MEAN_CLUST_DIV</text:p>
          </table:table-cell>
          <table:table-cell office:value-type="float" office:value="0.655307543173323" calcext:value-type="float">
            <text:p>0.65530754317332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82494937685208" calcext:value-type="float">
            <text:p>0.682494937685208</text:p>
          </table:table-cell>
          <table:table-cell/>
          <table:table-cell office:value-type="string" calcext:value-type="string">
            <text:p>PRECISION_50_FREQ</text:p>
          </table:table-cell>
          <table:table-cell office:value-type="float" office:value="0.649562607929549" calcext:value-type="float">
            <text:p>0.649562607929549</text:p>
          </table:table-cell>
        </table:table-row>
        <table:table-row table:style-name="ro1">
          <table:table-cell office:value-type="string" calcext:value-type="string">
            <text:p>ABS_MEAN_CLUST</text:p>
          </table:table-cell>
          <table:table-cell office:value-type="float" office:value="0.678144990912034" calcext:value-type="float">
            <text:p>0.678144990912034</text:p>
          </table:table-cell>
          <table:table-cell/>
          <table:table-cell office:value-type="string" calcext:value-type="string">
            <text:p>FITNESS_25_FREQ</text:p>
          </table:table-cell>
          <table:table-cell office:value-type="float" office:value="0.647009195486528" calcext:value-type="float">
            <text:p>0.647009195486528</text:p>
          </table:table-cell>
        </table:table-row>
        <table:table-row table:style-name="ro1">
          <table:table-cell office:value-type="string" calcext:value-type="string">
            <text:p>PN_ARCS_MEAN</text:p>
          </table:table-cell>
          <table:table-cell office:value-type="float" office:value="0.677836018418736" calcext:value-type="float">
            <text:p>0.677836018418736</text:p>
          </table:table-cell>
          <table:table-cell/>
          <table:table-cell office:value-type="string" calcext:value-type="string">
            <text:p>LOG_AVG_SEQS_LENGTH</text:p>
          </table:table-cell>
          <table:table-cell office:value-type="float" office:value="0.627234863219428" calcext:value-type="float">
            <text:p>0.627234863219428</text:p>
          </table:table-cell>
        </table:table-row>
        <table:table-row table:style-name="ro1">
          <table:table-cell office:value-type="string" calcext:value-type="string">
            <text:p>PN_IN_ARCS_MEAN</text:p>
          </table:table-cell>
          <table:table-cell office:value-type="float" office:value="0.641145638415007" calcext:value-type="float">
            <text:p>0.641145638415007</text:p>
          </table:table-cell>
          <table:table-cell/>
          <table:table-cell office:value-type="string" calcext:value-type="string">
            <text:p>ABS_MEAN_CLUST</text:p>
          </table:table-cell>
          <table:table-cell office:value-type="float" office:value="0.594694874035638" calcext:value-type="float">
            <text:p>0.594694874035638</text:p>
          </table:table-cell>
        </table:table-row>
        <table:table-row table:style-name="ro1">
          <table:table-cell office:value-type="string" calcext:value-type="string">
            <text:p>PN_OUT_ARCS_MEAN</text:p>
          </table:table-cell>
          <table:table-cell office:value-type="float" office:value="0.641143677909052" calcext:value-type="float">
            <text:p>0.641143677909052</text:p>
          </table:table-cell>
          <table:table-cell/>
          <table:table-cell office:value-type="string" calcext:value-type="string">
            <text:p>LOG_AVG_EDIT_DIST</text:p>
          </table:table-cell>
          <table:table-cell office:value-type="float" office:value="0.583709939616684" calcext:value-type="float">
            <text:p>0.583709939616684</text:p>
          </table:table-cell>
        </table:table-row>
        <table:table-row table:style-name="ro1">
          <table:table-cell office:value-type="string" calcext:value-type="string">
            <text:p>ABS_MEAN_DEGREE_DIV</text:p>
          </table:table-cell>
          <table:table-cell office:value-type="float" office:value="0.641143677909052" calcext:value-type="float">
            <text:p>0.641143677909052</text:p>
          </table:table-cell>
          <table:table-cell/>
          <table:table-cell office:value-type="string" calcext:value-type="string">
            <text:p>PN_TRANS</text:p>
          </table:table-cell>
          <table:table-cell office:value-type="float" office:value="0.570716276524936" calcext:value-type="float">
            <text:p>0.570716276524936</text:p>
          </table:table-cell>
        </table:table-row>
        <table:table-row table:style-name="ro1">
          <table:table-cell office:value-type="string" calcext:value-type="string">
            <text:p>ABS_MODEL_DEGREE_ENTROPY</text:p>
          </table:table-cell>
          <table:table-cell office:value-type="float" office:value="0.616196779592076" calcext:value-type="float">
            <text:p>0.616196779592076</text:p>
          </table:table-cell>
          <table:table-cell/>
          <table:table-cell office:value-type="string" calcext:value-type="string">
            <text:p>ALIGNMENTS_MARKOV_1_K1</text:p>
          </table:table-cell>
          <table:table-cell office:value-type="float" office:value="0.552383395229928" calcext:value-type="float">
            <text:p>0.552383395229928</text:p>
          </table:table-cell>
        </table:table-row>
        <table:table-row table:style-name="ro1">
          <table:table-cell office:value-type="string" calcext:value-type="string">
            <text:p>PRECISION_50_RAND</text:p>
          </table:table-cell>
          <table:table-cell office:value-type="float" office:value="0.609429436756493" calcext:value-type="float">
            <text:p>0.609429436756493</text:p>
          </table:table-cell>
          <table:table-cell/>
          <table:table-cell office:value-type="string" calcext:value-type="string">
            <text:p>ALIGNMENTS_MARKOV</text:p>
          </table:table-cell>
          <table:table-cell office:value-type="float" office:value="0.551973850232417" calcext:value-type="float">
            <text:p>0.551973850232417</text:p>
          </table:table-cell>
        </table:table-row>
        <table:table-row table:style-name="ro1">
          <table:table-cell office:value-type="string" calcext:value-type="string">
            <text:p>ABS_MODEL_LINK_DENSITY</text:p>
          </table:table-cell>
          <table:table-cell office:value-type="float" office:value="0.609038703377185" calcext:value-type="float">
            <text:p>0.609038703377185</text:p>
          </table:table-cell>
          <table:table-cell/>
          <table:table-cell office:value-type="string" calcext:value-type="string">
            <text:p>ABS_LINK_DENSITY</text:p>
          </table:table-cell>
          <table:table-cell office:value-type="float" office:value="0.551973850232417" calcext:value-type="float">
            <text:p>0.551973850232417</text:p>
          </table:table-cell>
        </table:table-row>
        <table:table-row table:style-name="ro1">
          <table:table-cell office:value-type="string" calcext:value-type="string">
            <text:p>PRECISION_25_RAND</text:p>
          </table:table-cell>
          <table:table-cell office:value-type="float" office:value="0.603433782582181" calcext:value-type="float">
            <text:p>0.603433782582181</text:p>
          </table:table-cell>
          <table:table-cell/>
          <table:table-cell office:value-type="string" calcext:value-type="string">
            <text:p>variant_entropy_norm</text:p>
          </table:table-cell>
          <table:table-cell office:value-type="float" office:value="0.543640796651014" calcext:value-type="float">
            <text:p>0.543640796651014</text:p>
          </table:table-cell>
        </table:table-row>
        <table:table-row table:style-name="ro1">
          <table:table-cell office:value-type="string" calcext:value-type="string">
            <text:p>ABS_NODE_LINK_RATIO</text:p>
          </table:table-cell>
          <table:table-cell office:value-type="float" office:value="0.599843419451271" calcext:value-type="float">
            <text:p>0.599843419451271</text:p>
          </table:table-cell>
          <table:table-cell/>
          <table:table-cell office:value-type="string" calcext:value-type="string">
            <text:p>PN_PLACES</text:p>
          </table:table-cell>
          <table:table-cell office:value-type="float" office:value="0.539356163999451" calcext:value-type="float">
            <text:p>0.539356163999451</text:p>
          </table:table-cell>
        </table:table-row>
        <table:table-row table:style-name="ro1">
          <table:table-cell office:value-type="string" calcext:value-type="string">
            <text:p>LOG_EVENTS_TYPES</text:p>
          </table:table-cell>
          <table:table-cell office:value-type="float" office:value="0.595964289533609" calcext:value-type="float">
            <text:p>0.595964289533609</text:p>
          </table:table-cell>
          <table:table-cell/>
          <table:table-cell office:value-type="string" calcext:value-type="string">
            <text:p>ABS_EDGES_ONLY_IN_LOG_W</text:p>
          </table:table-cell>
          <table:table-cell office:value-type="float" office:value="0.496877161591234" calcext:value-type="float">
            <text:p>0.496877161591234</text:p>
          </table:table-cell>
        </table:table-row>
        <table:table-row table:style-name="ro1">
          <table:table-cell office:value-type="string" calcext:value-type="string">
            <text:p>ABS_LOG_MAX_DEGREE</text:p>
          </table:table-cell>
          <table:table-cell office:value-type="float" office:value="0.586480163421495" calcext:value-type="float">
            <text:p>0.586480163421495</text:p>
          </table:table-cell>
          <table:table-cell/>
          <table:table-cell office:value-type="string" calcext:value-type="string">
            <text:p>ABS_NODE_LINK_RATIO</text:p>
          </table:table-cell>
          <table:table-cell office:value-type="float" office:value="0.492140094684859" calcext:value-type="float">
            <text:p>0.492140094684859</text:p>
          </table:table-cell>
        </table:table-row>
        <table:table-row table:style-name="ro1">
          <table:table-cell office:value-type="string" calcext:value-type="string">
            <text:p>ABS_MEAN_CLUST_DIV</text:p>
          </table:table-cell>
          <table:table-cell office:value-type="float" office:value="0.583585283797517" calcext:value-type="float">
            <text:p>0.583585283797517</text:p>
          </table:table-cell>
          <table:table-cell/>
          <table:table-cell office:value-type="string" calcext:value-type="string">
            <text:p>FOOTPRINT_COST_FIT_W</text:p>
          </table:table-cell>
          <table:table-cell office:value-type="float" office:value="0.476428304206281" calcext:value-type="float">
            <text:p>0.476428304206281</text:p>
          </table:table-cell>
        </table:table-row>
        <table:table-row table:style-name="ro1">
          <table:table-cell office:value-type="string" calcext:value-type="string">
            <text:p>ABS_LOG_DEGREE_ENTROPY</text:p>
          </table:table-cell>
          <table:table-cell office:value-type="float" office:value="0.575941709737875" calcext:value-type="float">
            <text:p>0.575941709737875</text:p>
          </table:table-cell>
          <table:table-cell/>
          <table:table-cell office:value-type="string" calcext:value-type="string">
            <text:p>ABS_MEAN_BTW</text:p>
          </table:table-cell>
          <table:table-cell office:value-type="float" office:value="0.475621984386088" calcext:value-type="float">
            <text:p>0.475621984386088</text:p>
          </table:table-cell>
        </table:table-row>
        <table:table-row table:style-name="ro1">
          <table:table-cell office:value-type="string" calcext:value-type="string">
            <text:p>ABS_MAX_DEGREE_DIV</text:p>
          </table:table-cell>
          <table:table-cell office:value-type="float" office:value="0.575549366309354" calcext:value-type="float">
            <text:p>0.575549366309354</text:p>
          </table:table-cell>
          <table:table-cell/>
          <table:table-cell office:value-type="string" calcext:value-type="string">
            <text:p>ABS_MAX_BTW</text:p>
          </table:table-cell>
          <table:table-cell office:value-type="float" office:value="0.461355183586172" calcext:value-type="float">
            <text:p>0.461355183586172</text:p>
          </table:table-cell>
        </table:table-row>
        <table:table-row table:style-name="ro1">
          <table:table-cell office:value-type="string" calcext:value-type="string">
            <text:p>FOOTPRINT_COST_PRE_W</text:p>
          </table:table-cell>
          <table:table-cell office:value-type="float" office:value="0.575396508017173" calcext:value-type="float">
            <text:p>0.575396508017173</text:p>
          </table:table-cell>
          <table:table-cell/>
          <table:table-cell office:value-type="string" calcext:value-type="string">
            <text:p>ABS_MEAN_DEGREE_DIV</text:p>
          </table:table-cell>
          <table:table-cell office:value-type="float" office:value="0.453447682413906" calcext:value-type="float">
            <text:p>0.453447682413906</text:p>
          </table:table-cell>
        </table:table-row>
        <table:table-row table:style-name="ro1">
          <table:table-cell office:value-type="string" calcext:value-type="string">
            <text:p>variant_entropy_norm</text:p>
          </table:table-cell>
          <table:table-cell office:value-type="float" office:value="0.556291574131531" calcext:value-type="float">
            <text:p>0.556291574131531</text:p>
          </table:table-cell>
          <table:table-cell/>
          <table:table-cell office:value-type="string" calcext:value-type="string">
            <text:p>ABS_EDGES_ONLY_IN_LOG_CC</text:p>
          </table:table-cell>
          <table:table-cell office:value-type="float" office:value="0.447629977414276" calcext:value-type="float">
            <text:p>0.447629977414276</text:p>
          </table:table-cell>
        </table:table-row>
        <table:table-row table:style-name="ro1">
          <table:table-cell office:value-type="string" calcext:value-type="string">
            <text:p>ABS_MAX_DEGREE</text:p>
          </table:table-cell>
          <table:table-cell office:value-type="float" office:value="0.546593298721036" calcext:value-type="float">
            <text:p>0.546593298721036</text:p>
          </table:table-cell>
          <table:table-cell/>
          <table:table-cell office:value-type="string" calcext:value-type="string">
            <text:p>ABS_LINK_DENSITY_DIV</text:p>
          </table:table-cell>
          <table:table-cell office:value-type="float" office:value="0.44475313581583" calcext:value-type="float">
            <text:p>0.44475313581583</text:p>
          </table:table-cell>
        </table:table-row>
        <table:table-row table:style-name="ro1">
          <table:table-cell office:value-type="string" calcext:value-type="string">
            <text:p>ABS_EDGES_ONLY_IN_MODEL_W_2</text:p>
          </table:table-cell>
          <table:table-cell office:value-type="float" office:value="0.538961352087007" calcext:value-type="float">
            <text:p>0.538961352087007</text:p>
          </table:table-cell>
          <table:table-cell/>
          <table:table-cell office:value-type="string" calcext:value-type="string">
            <text:p>ABS_EDGES_ONLY_IN_LOG</text:p>
          </table:table-cell>
          <table:table-cell office:value-type="float" office:value="0.416935830422807" calcext:value-type="float">
            <text:p>0.416935830422807</text:p>
          </table:table-cell>
        </table:table-row>
        <table:table-row table:style-name="ro1">
          <table:table-cell office:value-type="string" calcext:value-type="string">
            <text:p>ABS_NODE_LINK_RATIO_DIV</text:p>
          </table:table-cell>
          <table:table-cell office:value-type="float" office:value="0.53475788798936" calcext:value-type="float">
            <text:p>0.53475788798936</text:p>
          </table:table-cell>
          <table:table-cell/>
          <table:table-cell office:value-type="string" calcext:value-type="string">
            <text:p>PRECISION_25_FREQ</text:p>
          </table:table-cell>
          <table:table-cell office:value-type="float" office:value="0.415354484191502" calcext:value-type="float">
            <text:p>0.415354484191502</text:p>
          </table:table-cell>
        </table:table-row>
        <table:table-row table:style-name="ro1">
          <table:table-cell office:value-type="string" calcext:value-type="string">
            <text:p>ABS_LOG_BTW_ENTROPY_NORM</text:p>
          </table:table-cell>
          <table:table-cell office:value-type="float" office:value="0.526443172221843" calcext:value-type="float">
            <text:p>0.526443172221843</text:p>
          </table:table-cell>
          <table:table-cell/>
          <table:table-cell office:value-type="string" calcext:value-type="string">
            <text:p>FITNESS</text:p>
          </table:table-cell>
          <table:table-cell office:value-type="float" office:value="0.400732222661009" calcext:value-type="float">
            <text:p>0.400732222661009</text:p>
          </table:table-cell>
        </table:table-row>
        <table:table-row table:style-name="ro1">
          <table:table-cell office:value-type="string" calcext:value-type="string">
            <text:p>ABS_EDGES_ONLY_IN_MODEL</text:p>
          </table:table-cell>
          <table:table-cell office:value-type="float" office:value="0.521348712662286" calcext:value-type="float">
            <text:p>0.521348712662286</text:p>
          </table:table-cell>
          <table:table-cell/>
          <table:table-cell office:value-type="string" calcext:value-type="string">
            <text:p>ABS_NODE_LINK_RATIO_DIV</text:p>
          </table:table-cell>
          <table:table-cell office:value-type="float" office:value="0.39957450079584" calcext:value-type="float">
            <text:p>0.39957450079584</text:p>
          </table:table-cell>
        </table:table-row>
        <table:table-row table:style-name="ro1">
          <table:table-cell office:value-type="string" calcext:value-type="string">
            <text:p>FOOTPRINT_COST_PRE</text:p>
          </table:table-cell>
          <table:table-cell office:value-type="float" office:value="0.519737321410381" calcext:value-type="float">
            <text:p>0.519737321410381</text:p>
          </table:table-cell>
          <table:table-cell/>
          <table:table-cell office:value-type="string" calcext:value-type="string">
            <text:p>ABS_MAX_DEGREE_DIV</text:p>
          </table:table-cell>
          <table:table-cell office:value-type="float" office:value="0.397754465616848" calcext:value-type="float">
            <text:p>0.397754465616848</text:p>
          </table:table-cell>
        </table:table-row>
        <table:table-row table:style-name="ro1">
          <table:table-cell office:value-type="string" calcext:value-type="string">
            <text:p>ABS_LINK_DENSITY</text:p>
          </table:table-cell>
          <table:table-cell office:value-type="float" office:value="0.512403231073844" calcext:value-type="float">
            <text:p>0.512403231073844</text:p>
          </table:table-cell>
          <table:table-cell/>
          <table:table-cell office:value-type="string" calcext:value-type="string">
            <text:p>ABS_LOG_LINK_DENSITY</text:p>
          </table:table-cell>
          <table:table-cell office:value-type="float" office:value="0.392633066343007" calcext:value-type="float">
            <text:p>0.392633066343007</text:p>
          </table:table-cell>
        </table:table-row>
        <table:table-row table:style-name="ro1">
          <table:table-cell office:value-type="string" calcext:value-type="string">
            <text:p>ABS_LOG_NODE_LINK_RATIO</text:p>
          </table:table-cell>
          <table:table-cell office:value-type="float" office:value="0.510148285552294" calcext:value-type="float">
            <text:p>0.510148285552294</text:p>
          </table:table-cell>
          <table:table-cell/>
          <table:table-cell office:value-type="string" calcext:value-type="string">
            <text:p>ABS_MODEL_DEGREE_ENTROPY</text:p>
          </table:table-cell>
          <table:table-cell office:value-type="float" office:value="0.385610457157518" calcext:value-type="float">
            <text:p>0.385610457157518</text:p>
          </table:table-cell>
        </table:table-row>
        <table:table-row table:style-name="ro1">
          <table:table-cell office:value-type="string" calcext:value-type="string">
            <text:p>ABS_LINK_DENSITY_DIV</text:p>
          </table:table-cell>
          <table:table-cell office:value-type="float" office:value="0.505025005184915" calcext:value-type="float">
            <text:p>0.505025005184915</text:p>
          </table:table-cell>
          <table:table-cell/>
          <table:table-cell office:value-type="string" calcext:value-type="string">
            <text:p>PN_IN_ARCS_MAX</text:p>
          </table:table-cell>
          <table:table-cell office:value-type="float" office:value="0.373255650203824" calcext:value-type="float">
            <text:p>0.373255650203824</text:p>
          </table:table-cell>
        </table:table-row>
        <table:table-row table:style-name="ro1">
          <table:table-cell office:value-type="string" calcext:value-type="string">
            <text:p>ABS_MEAN_DEGREE</text:p>
          </table:table-cell>
          <table:table-cell office:value-type="float" office:value="0.502992956485411" calcext:value-type="float">
            <text:p>0.502992956485411</text:p>
          </table:table-cell>
          <table:table-cell/>
          <table:table-cell office:value-type="string" calcext:value-type="string">
            <text:p>ABS_MAX_BTW_DIV</text:p>
          </table:table-cell>
          <table:table-cell office:value-type="float" office:value="0.353151868164992" calcext:value-type="float">
            <text:p>0.353151868164992</text:p>
          </table:table-cell>
        </table:table-row>
        <table:table-row table:style-name="ro1">
          <table:table-cell office:value-type="string" calcext:value-type="string">
            <text:p>ABS_BTW_ENTROPY_NORM</text:p>
          </table:table-cell>
          <table:table-cell office:value-type="float" office:value="0.490375549412889" calcext:value-type="float">
            <text:p>0.490375549412889</text:p>
          </table:table-cell>
          <table:table-cell/>
          <table:table-cell office:value-type="string" calcext:value-type="string">
            <text:p>ABS_MEAN_DEGREE</text:p>
          </table:table-cell>
          <table:table-cell office:value-type="float" office:value="0.352433943998965" calcext:value-type="float">
            <text:p>0.352433943998965</text:p>
          </table:table-cell>
        </table:table-row>
        <table:table-row table:style-name="ro1">
          <table:table-cell office:value-type="string" calcext:value-type="string">
            <text:p>ABS_LOG_MEAN_BTW</text:p>
          </table:table-cell>
          <table:table-cell office:value-type="float" office:value="0.476934444230635" calcext:value-type="float">
            <text:p>0.476934444230635</text:p>
          </table:table-cell>
          <table:table-cell/>
          <table:table-cell office:value-type="string" calcext:value-type="string">
            <text:p>PN_SILENT_TRANS</text:p>
          </table:table-cell>
          <table:table-cell office:value-type="float" office:value="0.35193702776294" calcext:value-type="float">
            <text:p>0.35193702776294</text:p>
          </table:table-cell>
        </table:table-row>
        <table:table-row table:style-name="ro1">
          <table:table-cell office:value-type="string" calcext:value-type="string">
            <text:p>PRECISION_25_FREQ</text:p>
          </table:table-cell>
          <table:table-cell office:value-type="float" office:value="0.47656641233214" calcext:value-type="float">
            <text:p>0.47656641233214</text:p>
          </table:table-cell>
          <table:table-cell/>
          <table:table-cell office:value-type="string" calcext:value-type="string">
            <text:p>PN_IN_ARCS_INV_TRAN_MAX</text:p>
          </table:table-cell>
          <table:table-cell office:value-type="float" office:value="0.349463715919238" calcext:value-type="float">
            <text:p>0.349463715919238</text:p>
          </table:table-cell>
        </table:table-row>
        <table:table-row table:style-name="ro1">
          <table:table-cell office:value-type="string" calcext:value-type="string">
            <text:p>ABS_EDGES_ONLY_IN_MODEL_W</text:p>
          </table:table-cell>
          <table:table-cell office:value-type="float" office:value="0.473589977060331" calcext:value-type="float">
            <text:p>0.473589977060331</text:p>
          </table:table-cell>
          <table:table-cell/>
          <table:table-cell office:value-type="string" calcext:value-type="string">
            <text:p>PN_OUT_ARCS_INV_TRAN_MAX</text:p>
          </table:table-cell>
          <table:table-cell office:value-type="float" office:value="0.342627767858812" calcext:value-type="float">
            <text:p>0.342627767858812</text:p>
          </table:table-cell>
        </table:table-row>
        <table:table-row table:style-name="ro1">
          <table:table-cell office:value-type="string" calcext:value-type="string">
            <text:p>LOG_EVENTS</text:p>
          </table:table-cell>
          <table:table-cell office:value-type="float" office:value="0.459409929911373" calcext:value-type="float">
            <text:p>0.459409929911373</text:p>
          </table:table-cell>
          <table:table-cell/>
          <table:table-cell office:value-type="string" calcext:value-type="string">
            <text:p>LOG_EVENTS_TYPES</text:p>
          </table:table-cell>
          <table:table-cell office:value-type="float" office:value="0.342627767858812" calcext:value-type="float">
            <text:p>0.342627767858812</text:p>
          </table:table-cell>
        </table:table-row>
        <table:table-row table:style-name="ro1">
          <table:table-cell office:value-type="string" calcext:value-type="string">
            <text:p>ABS_MAX_BTW</text:p>
          </table:table-cell>
          <table:table-cell office:value-type="float" office:value="0.446117736157438" calcext:value-type="float">
            <text:p>0.446117736157438</text:p>
          </table:table-cell>
          <table:table-cell/>
          <table:table-cell office:value-type="string" calcext:value-type="string">
            <text:p>ALIGNMENTS_MARKOV_3_K1</text:p>
          </table:table-cell>
          <table:table-cell office:value-type="float" office:value="0.330979789309203" calcext:value-type="float">
            <text:p>0.330979789309203</text:p>
          </table:table-cell>
        </table:table-row>
        <table:table-row table:style-name="ro1">
          <table:table-cell office:value-type="string" calcext:value-type="string">
            <text:p>ABS_LOG_MAX_CLUST_COEF</text:p>
          </table:table-cell>
          <table:table-cell office:value-type="float" office:value="0.42907792212344" calcext:value-type="float">
            <text:p>0.42907792212344</text:p>
          </table:table-cell>
          <table:table-cell/>
          <table:table-cell office:value-type="string" calcext:value-type="string">
            <text:p>PN_ARCS_MAX</text:p>
          </table:table-cell>
          <table:table-cell office:value-type="float" office:value="0.330027733279155" calcext:value-type="float">
            <text:p>0.330027733279155</text:p>
          </table:table-cell>
        </table:table-row>
        <table:table-row table:style-name="ro1">
          <table:table-cell office:value-type="string" calcext:value-type="string">
            <text:p>FOOTPRINT_COST_FIT</text:p>
          </table:table-cell>
          <table:table-cell office:value-type="float" office:value="0.408252205271721" calcext:value-type="float">
            <text:p>0.408252205271721</text:p>
          </table:table-cell>
          <table:table-cell/>
          <table:table-cell office:value-type="string" calcext:value-type="string">
            <text:p>ABS_MAX_DEGREE</text:p>
          </table:table-cell>
          <table:table-cell office:value-type="float" office:value="0.328562084458436" calcext:value-type="float">
            <text:p>0.328562084458436</text:p>
          </table:table-cell>
        </table:table-row>
        <table:table-row table:style-name="ro1">
          <table:table-cell office:value-type="string" calcext:value-type="string">
            <text:p>ABS_LOG_DFT_ENTROPY</text:p>
          </table:table-cell>
          <table:table-cell office:value-type="float" office:value="0.399371662321992" calcext:value-type="float">
            <text:p>0.399371662321992</text:p>
          </table:table-cell>
          <table:table-cell/>
          <table:table-cell office:value-type="string" calcext:value-type="string">
            <text:p>PN_OUT_ARCS_INV_TRAN_MEAN</text:p>
          </table:table-cell>
          <table:table-cell office:value-type="float" office:value="0.312308576519577" calcext:value-type="float">
            <text:p>0.312308576519577</text:p>
          </table:table-cell>
        </table:table-row>
        <table:table-row table:style-name="ro1">
          <table:table-cell office:value-type="string" calcext:value-type="string">
            <text:p>LOG_SEQS</text:p>
          </table:table-cell>
          <table:table-cell office:value-type="float" office:value="0.389977228317102" calcext:value-type="float">
            <text:p>0.389977228317102</text:p>
          </table:table-cell>
          <table:table-cell/>
          <table:table-cell office:value-type="string" calcext:value-type="string">
            <text:p>PN_IN_ARCS_INV_TRAN_MEAN</text:p>
          </table:table-cell>
          <table:table-cell office:value-type="float" office:value="0.309436208024099" calcext:value-type="float">
            <text:p>0.309436208024099</text:p>
          </table:table-cell>
        </table:table-row>
        <table:table-row table:style-name="ro1">
          <table:table-cell office:value-type="string" calcext:value-type="string">
            <text:p>PRECISION_50_FREQ</text:p>
          </table:table-cell>
          <table:table-cell office:value-type="float" office:value="0.380377899682467" calcext:value-type="float">
            <text:p>0.380377899682467</text:p>
          </table:table-cell>
          <table:table-cell/>
          <table:table-cell office:value-type="string" calcext:value-type="string">
            <text:p>PN_OUT_ARCS_MAX</text:p>
          </table:table-cell>
          <table:table-cell office:value-type="float" office:value="0.309436208024099" calcext:value-type="float">
            <text:p>0.309436208024099</text:p>
          </table:table-cell>
        </table:table-row>
        <table:table-row table:style-name="ro1">
          <table:table-cell office:value-type="string" calcext:value-type="string">
            <text:p>ABS_LOG_DEGREE_ASSORT</text:p>
          </table:table-cell>
          <table:table-cell office:value-type="float" office:value="0.379096403348883" calcext:value-type="float">
            <text:p>0.379096403348883</text:p>
          </table:table-cell>
          <table:table-cell/>
          <table:table-cell office:value-type="string" calcext:value-type="string">
            <text:p>ABS_MEAN_BTW_DIV</text:p>
          </table:table-cell>
          <table:table-cell office:value-type="float" office:value="0.306304925809815" calcext:value-type="float">
            <text:p>0.306304925809815</text:p>
          </table:table-cell>
        </table:table-row>
        <table:table-row table:style-name="ro1">
          <table:table-cell office:value-type="string" calcext:value-type="string">
            <text:p>ABS_MEAN_BTW_DIV</text:p>
          </table:table-cell>
          <table:table-cell office:value-type="float" office:value="0.378710165232236" calcext:value-type="float">
            <text:p>0.378710165232236</text:p>
          </table:table-cell>
          <table:table-cell/>
          <table:table-cell office:value-type="string" calcext:value-type="string">
            <text:p>ABS_LOG_DEGREE_ENTROPY</text:p>
          </table:table-cell>
          <table:table-cell office:value-type="float" office:value="0.294070401839871" calcext:value-type="float">
            <text:p>0.294070401839871</text:p>
          </table:table-cell>
        </table:table-row>
        <table:table-row table:style-name="ro1">
          <table:table-cell office:value-type="string" calcext:value-type="string">
            <text:p>ABS_BTW_ENTROPY</text:p>
          </table:table-cell>
          <table:table-cell office:value-type="float" office:value="0.377329837912652" calcext:value-type="float">
            <text:p>0.377329837912652</text:p>
          </table:table-cell>
          <table:table-cell/>
          <table:table-cell office:value-type="string" calcext:value-type="string">
            <text:p>ABS_LOG_MAX_DEGREE</text:p>
          </table:table-cell>
          <table:table-cell office:value-type="float" office:value="0.292725312567518" calcext:value-type="float">
            <text:p>0.292725312567518</text:p>
          </table:table-cell>
        </table:table-row>
        <table:table-row table:style-name="ro1">
          <table:table-cell office:value-type="string" calcext:value-type="string">
            <text:p>ABS_EDGES_ONLY_IN_LOG_BTW</text:p>
          </table:table-cell>
          <table:table-cell office:value-type="float" office:value="0.369844863805518" calcext:value-type="float">
            <text:p>0.369844863805518</text:p>
          </table:table-cell>
          <table:table-cell/>
          <table:table-cell office:value-type="string" calcext:value-type="string">
            <text:p>LOG_SEQS</text:p>
          </table:table-cell>
          <table:table-cell office:value-type="float" office:value="0.280613834899301" calcext:value-type="float">
            <text:p>0.280613834899301</text:p>
          </table:table-cell>
        </table:table-row>
        <table:table-row table:style-name="ro1">
          <table:table-cell office:value-type="string" calcext:value-type="string">
            <text:p>DIST_EDGES_PERCENT</text:p>
          </table:table-cell>
          <table:table-cell office:value-type="float" office:value="0.366217962460941" calcext:value-type="float">
            <text:p>0.366217962460941</text:p>
          </table:table-cell>
          <table:table-cell/>
          <table:table-cell office:value-type="string" calcext:value-type="string">
            <text:p>ABS_LOG_BTW_ENTROPY_NORM</text:p>
          </table:table-cell>
          <table:table-cell office:value-type="float" office:value="0.263371192071915" calcext:value-type="float">
            <text:p>0.263371192071915</text:p>
          </table:table-cell>
        </table:table-row>
        <table:table-row table:style-name="ro1">
          <table:table-cell office:value-type="string" calcext:value-type="string">
            <text:p>ABS_LOG_MEAN_CLUST_COEF</text:p>
          </table:table-cell>
          <table:table-cell office:value-type="float" office:value="0.363540532237927" calcext:value-type="float">
            <text:p>0.363540532237927</text:p>
          </table:table-cell>
          <table:table-cell/>
          <table:table-cell office:value-type="string" calcext:value-type="string">
            <text:p>ABS_LOG_DFT_ENTROPY</text:p>
          </table:table-cell>
          <table:table-cell office:value-type="float" office:value="0.244797905499254" calcext:value-type="float">
            <text:p>0.244797905499254</text:p>
          </table:table-cell>
        </table:table-row>
        <table:table-row table:style-name="ro1">
          <table:table-cell office:value-type="string" calcext:value-type="string">
            <text:p>ABS_LOG_BTW_ENTROPY</text:p>
          </table:table-cell>
          <table:table-cell office:value-type="float" office:value="0.359928367491154" calcext:value-type="float">
            <text:p>0.359928367491154</text:p>
          </table:table-cell>
          <table:table-cell/>
          <table:table-cell office:value-type="string" calcext:value-type="string">
            <text:p>ABS_LOG_BTW_ENTROPY</text:p>
          </table:table-cell>
          <table:table-cell office:value-type="float" office:value="0.240212001861107" calcext:value-type="float">
            <text:p>0.240212001861107</text:p>
          </table:table-cell>
        </table:table-row>
        <table:table-row table:style-name="ro1">
          <table:table-cell office:value-type="string" calcext:value-type="string">
            <text:p>ABS_LOG_LINK_DENSITY</text:p>
          </table:table-cell>
          <table:table-cell office:value-type="float" office:value="0.322235245969835" calcext:value-type="float">
            <text:p>0.322235245969835</text:p>
          </table:table-cell>
          <table:table-cell/>
          <table:table-cell office:value-type="string" calcext:value-type="string">
            <text:p>ABS_BTW_ENTROPY_NORM</text:p>
          </table:table-cell>
          <table:table-cell office:value-type="float" office:value="0.226525946834334" calcext:value-type="float">
            <text:p>0.226525946834334</text:p>
          </table:table-cell>
        </table:table-row>
        <table:table-row table:style-name="ro1">
          <table:table-cell office:value-type="string" calcext:value-type="string">
            <text:p>ABS_DEGREE_ENTROPY</text:p>
          </table:table-cell>
          <table:table-cell office:value-type="float" office:value="0.317321940584924" calcext:value-type="float">
            <text:p>0.317321940584924</text:p>
          </table:table-cell>
          <table:table-cell/>
          <table:table-cell office:value-type="string" calcext:value-type="string">
            <text:p>ABS_LOG_NODE_LINK_RATIO</text:p>
          </table:table-cell>
          <table:table-cell office:value-type="float" office:value="0.194594174210046" calcext:value-type="float">
            <text:p>0.194594174210046</text:p>
          </table:table-cell>
        </table:table-row>
        <table:table-row table:style-name="ro1">
          <table:table-cell office:value-type="string" calcext:value-type="string">
            <text:p>ABS_DEGREE_ENTROPY_DIV</text:p>
          </table:table-cell>
          <table:table-cell office:value-type="float" office:value="0.283915701963453" calcext:value-type="float">
            <text:p>0.283915701963453</text:p>
          </table:table-cell>
          <table:table-cell/>
          <table:table-cell office:value-type="string" calcext:value-type="string">
            <text:p>ABS_BTW_ENTROPY</text:p>
          </table:table-cell>
          <table:table-cell office:value-type="float" office:value="0.190002836020947" calcext:value-type="float">
            <text:p>0.190002836020947</text:p>
          </table:table-cell>
        </table:table-row>
        <table:table-row table:style-name="ro1">
          <table:table-cell office:value-type="string" calcext:value-type="string">
            <text:p>PN_SILENT_TRANS</text:p>
          </table:table-cell>
          <table:table-cell office:value-type="float" office:value="0.283915701963453" calcext:value-type="float">
            <text:p>0.283915701963453</text:p>
          </table:table-cell>
          <table:table-cell/>
          <table:table-cell office:value-type="string" calcext:value-type="string">
            <text:p>ABS_DFT_ENTROPY_DIV</text:p>
          </table:table-cell>
          <table:table-cell office:value-type="float" office:value="0.178981389062154" calcext:value-type="float">
            <text:p>0.178981389062154</text:p>
          </table:table-cell>
        </table:table-row>
        <table:table-row table:style-name="ro1">
          <table:table-cell office:value-type="string" calcext:value-type="string">
            <text:p>ABS_MEAN_BTW</text:p>
          </table:table-cell>
          <table:table-cell office:value-type="float" office:value="0.271928841537516" calcext:value-type="float">
            <text:p>0.271928841537516</text:p>
          </table:table-cell>
          <table:table-cell/>
          <table:table-cell office:value-type="string" calcext:value-type="string">
            <text:p>ABS_LOG_MEAN_BTW</text:p>
          </table:table-cell>
          <table:table-cell office:value-type="float" office:value="0.177874091345573" calcext:value-type="float">
            <text:p>0.177874091345573</text:p>
          </table:table-cell>
        </table:table-row>
        <table:table-row table:style-name="ro1">
          <table:table-cell office:value-type="string" calcext:value-type="string">
            <text:p>ABS_EDGES_ONLY_IN_LOG_BTW_NORM</text:p>
          </table:table-cell>
          <table:table-cell office:value-type="float" office:value="0.257692971662167" calcext:value-type="float">
            <text:p>0.257692971662167</text:p>
          </table:table-cell>
          <table:table-cell/>
          <table:table-cell office:value-type="string" calcext:value-type="string">
            <text:p>ABS_LOG_DEGREE_ASSORT</text:p>
          </table:table-cell>
          <table:table-cell office:value-type="float" office:value="0.160431676834111" calcext:value-type="float">
            <text:p>0.160431676834111</text:p>
          </table:table-cell>
        </table:table-row>
        <table:table-row table:style-name="ro1">
          <table:table-cell office:value-type="string" calcext:value-type="string">
            <text:p>ABS_MODEL_MAX_DEGREE</text:p>
          </table:table-cell>
          <table:table-cell office:value-type="float" office:value="0.250974729441821" calcext:value-type="float">
            <text:p>0.250974729441821</text:p>
          </table:table-cell>
          <table:table-cell/>
          <table:table-cell office:value-type="string" calcext:value-type="string">
            <text:p>ABS_EDGES_ONLY_IN_LOG_BTW</text:p>
          </table:table-cell>
          <table:table-cell office:value-type="float" office:value="0.157030645070426" calcext:value-type="float">
            <text:p>0.157030645070426</text:p>
          </table:table-cell>
        </table:table-row>
        <table:table-row table:style-name="ro1">
          <table:table-cell office:value-type="string" calcext:value-type="string">
            <text:p>ABS_MAX_BTW_DIV</text:p>
          </table:table-cell>
          <table:table-cell office:value-type="float" office:value="0.245559876549596" calcext:value-type="float">
            <text:p>0.245559876549596</text:p>
          </table:table-cell>
          <table:table-cell/>
          <table:table-cell office:value-type="string" calcext:value-type="string">
            <text:p>TIME_MARKOV</text:p>
          </table:table-cell>
          <table:table-cell office:value-type="float" office:value="0.150864497333126" calcext:value-type="float">
            <text:p>0.150864497333126</text:p>
          </table:table-cell>
        </table:table-row>
        <table:table-row table:style-name="ro1">
          <table:table-cell office:value-type="string" calcext:value-type="string">
            <text:p>DIST_NODES_PERCENT</text:p>
          </table:table-cell>
          <table:table-cell office:value-type="float" office:value="0.231834023885031" calcext:value-type="float">
            <text:p>0.231834023885031</text:p>
          </table:table-cell>
          <table:table-cell/>
          <table:table-cell office:value-type="string" calcext:value-type="string">
            <text:p>ABS_DEGREE_ASSORT_DIV</text:p>
          </table:table-cell>
          <table:table-cell office:value-type="float" office:value="0.135641698879287" calcext:value-type="float">
            <text:p>0.135641698879287</text:p>
          </table:table-cell>
        </table:table-row>
        <table:table-row table:style-name="ro1">
          <table:table-cell office:value-type="string" calcext:value-type="string">
            <text:p>LOG_UNIQUE_SEQS</text:p>
          </table:table-cell>
          <table:table-cell office:value-type="float" office:value="0.182377913784033" calcext:value-type="float">
            <text:p>0.182377913784033</text:p>
          </table:table-cell>
          <table:table-cell/>
          <table:table-cell office:value-type="string" calcext:value-type="string">
            <text:p>FOOTPRINT_COST_FIT</text:p>
          </table:table-cell>
          <table:table-cell office:value-type="float" office:value="0.108285361165822" calcext:value-type="float">
            <text:p>0.108285361165822</text:p>
          </table:table-cell>
        </table:table-row>
        <table:table-row table:style-name="ro1">
          <table:table-cell office:value-type="string" calcext:value-type="string">
            <text:p>ABS_DEGREE_ASSORT</text:p>
          </table:table-cell>
          <table:table-cell office:value-type="float" office:value="0.179910614865191" calcext:value-type="float">
            <text:p>0.179910614865191</text:p>
          </table:table-cell>
          <table:table-cell/>
          <table:table-cell office:value-type="string" calcext:value-type="string">
            <text:p>ABS_LOG_MAX_BTW</text:p>
          </table:table-cell>
          <table:table-cell office:value-type="float" office:value="0.104029677826273" calcext:value-type="float">
            <text:p>0.104029677826273</text:p>
          </table:table-cell>
        </table:table-row>
        <table:table-row table:style-name="ro1">
          <table:table-cell office:value-type="string" calcext:value-type="string">
            <text:p>ABS_DFT_ENTROPY</text:p>
          </table:table-cell>
          <table:table-cell office:value-type="float" office:value="0.173998794024803" calcext:value-type="float">
            <text:p>0.173998794024803</text:p>
          </table:table-cell>
          <table:table-cell/>
          <table:table-cell office:value-type="string" calcext:value-type="string">
            <text:p>ABS_BTW_ENTROPY_NORM_DIV</text:p>
          </table:table-cell>
          <table:table-cell office:value-type="float" office:value="0.0985311344475956" calcext:value-type="float">
            <text:p>0.098531134447596</text:p>
          </table:table-cell>
        </table:table-row>
        <table:table-row table:style-name="ro1">
          <table:table-cell office:value-type="string" calcext:value-type="string">
            <text:p>sequence_entropy</text:p>
          </table:table-cell>
          <table:table-cell office:value-type="float" office:value="0.140436457898269" calcext:value-type="float">
            <text:p>0.140436457898269</text:p>
          </table:table-cell>
          <table:table-cell/>
          <table:table-cell office:value-type="string" calcext:value-type="string">
            <text:p>ABS_BTW_ENTROPY_DIV</text:p>
          </table:table-cell>
          <table:table-cell office:value-type="float" office:value="0.0958935230677443" calcext:value-type="float">
            <text:p>0.095893523067744</text:p>
          </table:table-cell>
        </table:table-row>
        <table:table-row table:style-name="ro1">
          <table:table-cell office:value-type="string" calcext:value-type="string">
            <text:p>ABS_LOG_MAX_BTW</text:p>
          </table:table-cell>
          <table:table-cell office:value-type="float" office:value="0.134833574505953" calcext:value-type="float">
            <text:p>0.134833574505953</text:p>
          </table:table-cell>
          <table:table-cell/>
          <table:table-cell office:value-type="string" calcext:value-type="string">
            <text:p>sequence_entropy</text:p>
          </table:table-cell>
          <table:table-cell office:value-type="float" office:value="0.0958935230677443" calcext:value-type="float">
            <text:p>0.095893523067744</text:p>
          </table:table-cell>
        </table:table-row>
        <table:table-row table:style-name="ro1">
          <table:table-cell office:value-type="string" calcext:value-type="string">
            <text:p>variant_entropy</text:p>
          </table:table-cell>
          <table:table-cell office:value-type="float" office:value="0.129335150507059" calcext:value-type="float">
            <text:p>0.129335150507059</text:p>
          </table:table-cell>
          <table:table-cell/>
          <table:table-cell office:value-type="string" calcext:value-type="string">
            <text:p>ABS_MAX_CLUSTER_DIV</text:p>
          </table:table-cell>
          <table:table-cell office:value-type="float" office:value="0.089671139205532" calcext:value-type="float">
            <text:p>0.089671139205532</text:p>
          </table:table-cell>
        </table:table-row>
        <table:table-row table:style-name="ro1">
          <table:table-cell office:value-type="string" calcext:value-type="string">
            <text:p>ABS_DEGREE_ASSORT_DIV</text:p>
          </table:table-cell>
          <table:table-cell office:value-type="float" office:value="0.123038827705946" calcext:value-type="float">
            <text:p>0.123038827705946</text:p>
          </table:table-cell>
          <table:table-cell/>
          <table:table-cell office:value-type="string" calcext:value-type="string">
            <text:p>ABS_DEGREE_ENTROPY_DIV</text:p>
          </table:table-cell>
          <table:table-cell office:value-type="float" office:value="0.0883675801145409" calcext:value-type="float">
            <text:p>0.088367580114541</text:p>
          </table:table-cell>
        </table:table-row>
        <table:table-row table:style-name="ro1">
          <table:table-cell office:value-type="string" calcext:value-type="string">
            <text:p>PN_IN_ARCS_MAX</text:p>
          </table:table-cell>
          <table:table-cell office:value-type="float" office:value="0.121362434544806" calcext:value-type="float">
            <text:p>0.121362434544806</text:p>
          </table:table-cell>
          <table:table-cell/>
          <table:table-cell office:value-type="string" calcext:value-type="string">
            <text:p>ABS_DEGREE_ENTROPY</text:p>
          </table:table-cell>
          <table:table-cell office:value-type="float" office:value="0.0824477632852579" calcext:value-type="float">
            <text:p>0.082447763285258</text:p>
          </table:table-cell>
        </table:table-row>
        <table:table-row table:style-name="ro1">
          <table:table-cell office:value-type="string" calcext:value-type="string">
            <text:p>ABS_MAX_CLUSTER</text:p>
          </table:table-cell>
          <table:table-cell office:value-type="float" office:value="0.0949341522691715" calcext:value-type="float">
            <text:p>0.094934152269172</text:p>
          </table:table-cell>
          <table:table-cell/>
          <table:table-cell office:value-type="string" calcext:value-type="string">
            <text:p>variant_entropy</text:p>
          </table:table-cell>
          <table:table-cell office:value-type="float" office:value="0.0824477632852579" calcext:value-type="float">
            <text:p>0.082447763285258</text:p>
          </table:table-cell>
        </table:table-row>
        <table:table-row table:style-name="ro1">
          <table:table-cell office:value-type="string" calcext:value-type="string">
            <text:p>ABS_BTW_ENTROPY_DIV</text:p>
          </table:table-cell>
          <table:table-cell office:value-type="float" office:value="0.0806335371932948" calcext:value-type="float">
            <text:p>0.080633537193295</text:p>
          </table:table-cell>
          <table:table-cell/>
          <table:table-cell office:value-type="string" calcext:value-type="string">
            <text:p>DIST_EDGES_PERCENT</text:p>
          </table:table-cell>
          <table:table-cell office:value-type="float" office:value="0.0785220911450459" calcext:value-type="float">
            <text:p>0.078522091145046</text:p>
          </table:table-cell>
        </table:table-row>
        <table:table-row table:style-name="ro1">
          <table:table-cell office:value-type="string" calcext:value-type="string">
            <text:p>ABS_BTW_ENTROPY_NORM_DIV</text:p>
          </table:table-cell>
          <table:table-cell office:value-type="float" office:value="0.0698354824798058" calcext:value-type="float">
            <text:p>0.069835482479806</text:p>
          </table:table-cell>
          <table:table-cell/>
          <table:table-cell office:value-type="string" calcext:value-type="string">
            <text:p>LOG_EVENTS</text:p>
          </table:table-cell>
          <table:table-cell office:value-type="float" office:value="0.0537020947159543" calcext:value-type="float">
            <text:p>0.053702094715954</text:p>
          </table:table-cell>
        </table:table-row>
        <table:table-row table:style-name="ro1">
          <table:table-cell office:value-type="string" calcext:value-type="string">
            <text:p>ABS_MAX_CLUSTER_DIV</text:p>
          </table:table-cell>
          <table:table-cell office:value-type="float" office:value="0.0698354824798058" calcext:value-type="float">
            <text:p>0.069835482479806</text:p>
          </table:table-cell>
          <table:table-cell/>
          <table:table-cell office:value-type="string" calcext:value-type="string">
            <text:p>ABS_LOG_MEAN_CLUST_COEF</text:p>
          </table:table-cell>
          <table:table-cell office:value-type="float" office:value="0.0471368708645724" calcext:value-type="float">
            <text:p>0.047136870864572</text:p>
          </table:table-cell>
        </table:table-row>
        <table:table-row table:style-name="ro1">
          <table:table-cell office:value-type="string" calcext:value-type="string">
            <text:p>PN_ARCS_MAX</text:p>
          </table:table-cell>
          <table:table-cell office:value-type="float" office:value="0.0694409986141992" calcext:value-type="float">
            <text:p>0.069440998614199</text:p>
          </table:table-cell>
          <table:table-cell/>
          <table:table-cell office:value-type="string" calcext:value-type="string">
            <text:p>ABS_MAX_CLUSTER</text:p>
          </table:table-cell>
          <table:table-cell office:value-type="float" office:value="0.0414677754652032" calcext:value-type="float">
            <text:p>0.041467775465203</text:p>
          </table:table-cell>
        </table:table-row>
        <table:table-row table:style-name="ro1">
          <table:table-cell office:value-type="string" calcext:value-type="string">
            <text:p>TIME_MARKOV</text:p>
          </table:table-cell>
          <table:table-cell office:value-type="float" office:value="0.0650510000434723" calcext:value-type="float">
            <text:p>0.065051000043472</text:p>
          </table:table-cell>
          <table:table-cell/>
          <table:table-cell office:value-type="string" calcext:value-type="string">
            <text:p>ABS_MODEL_MAX_DEGREE</text:p>
          </table:table-cell>
          <table:table-cell office:value-type="float" office:value="0.0307391618331055" calcext:value-type="float">
            <text:p>0.030739161833106</text:p>
          </table:table-cell>
        </table:table-row>
        <table:table-row table:style-name="ro1">
          <table:table-cell office:value-type="string" calcext:value-type="string">
            <text:p>PN_OUT_ARCS_INV_TRAN_MAX</text:p>
          </table:table-cell>
          <table:table-cell office:value-type="float" office:value="0.0648623523548198" calcext:value-type="float">
            <text:p>0.06486235235482</text:p>
          </table:table-cell>
          <table:table-cell/>
          <table:table-cell office:value-type="string" calcext:value-type="string">
            <text:p>LOG_UNIQUE_SEQS</text:p>
          </table:table-cell>
          <table:table-cell office:value-type="float" office:value="0.0263340910133818" calcext:value-type="float">
            <text:p>0.026334091013382</text:p>
          </table:table-cell>
        </table:table-row>
        <table:table-row table:style-name="ro1">
          <table:table-cell office:value-type="string" calcext:value-type="string">
            <text:p>PN_IN_ARCS_INV_TRAN_MAX</text:p>
          </table:table-cell>
          <table:table-cell office:value-type="float" office:value="0.064046559637477" calcext:value-type="float">
            <text:p>0.064046559637477</text:p>
          </table:table-cell>
          <table:table-cell/>
          <table:table-cell office:value-type="string" calcext:value-type="string">
            <text:p>DIST_NODES_PERCENT</text:p>
          </table:table-cell>
          <table:table-cell office:value-type="float" office:value="0.0235866466139848" calcext:value-type="float">
            <text:p>0.023586646613985</text:p>
          </table:table-cell>
        </table:table-row>
        <table:table-row table:style-name="ro1">
          <table:table-cell office:value-type="string" calcext:value-type="string">
            <text:p>PN_OUT_ARCS_INV_TRAN_MEAN</text:p>
          </table:table-cell>
          <table:table-cell office:value-type="float" office:value="0.064046559637477" calcext:value-type="float">
            <text:p>0.064046559637477</text:p>
          </table:table-cell>
          <table:table-cell/>
          <table:table-cell office:value-type="string" calcext:value-type="string">
            <text:p>ABS_DEGREE_ASSORT</text:p>
          </table:table-cell>
          <table:table-cell office:value-type="float" office:value="0.0203402349078384" calcext:value-type="float">
            <text:p>0.020340234907838</text:p>
          </table:table-cell>
        </table:table-row>
        <table:table-row table:style-name="ro1">
          <table:table-cell office:value-type="string" calcext:value-type="string">
            <text:p>PN_IN_ARCS_INV_TRAN_MEAN</text:p>
          </table:table-cell>
          <table:table-cell office:value-type="float" office:value="0.0637280681026739" calcext:value-type="float">
            <text:p>0.063728068102674</text:p>
          </table:table-cell>
          <table:table-cell/>
          <table:table-cell office:value-type="string" calcext:value-type="string">
            <text:p>ABS_EDGES_ONLY_IN_LOG_BTW_NORM</text:p>
          </table:table-cell>
          <table:table-cell office:value-type="float" office:value="0.0185158838351242" calcext:value-type="float">
            <text:p>0.018515883835124</text:p>
          </table:table-cell>
        </table:table-row>
        <table:table-row table:style-name="ro1">
          <table:table-cell office:value-type="string" calcext:value-type="string">
            <text:p>PN_OUT_ARCS_MAX</text:p>
          </table:table-cell>
          <table:table-cell office:value-type="float" office:value="0.0637280681026739" calcext:value-type="float">
            <text:p>0.063728068102674</text:p>
          </table:table-cell>
          <table:table-cell/>
          <table:table-cell office:value-type="string" calcext:value-type="string">
            <text:p>ABS_LOG_MAX_CLUST_COEF</text:p>
          </table:table-cell>
          <table:table-cell office:value-type="float" office:value="0.0169166583825749" calcext:value-type="float">
            <text:p>0.016916658382575</text:p>
          </table:table-cell>
        </table:table-row>
        <table:table-row table:style-name="ro1">
          <table:table-cell office:value-type="string" calcext:value-type="string">
            <text:p>ABS_DFT_ENTROPY_DIV</text:p>
          </table:table-cell>
          <table:table-cell office:value-type="float" office:value="0.0440731650041717" calcext:value-type="float">
            <text:p>0.044073165004172</text:p>
          </table:table-cell>
          <table:table-cell/>
          <table:table-cell office:value-type="string" calcext:value-type="string">
            <text:p>ABS_DFT_ENTROPY</text:p>
          </table:table-cell>
          <table:table-cell office:value-type="float" office:value="0.0103084690102213" calcext:value-type="float">
            <text:p>0.010308469010221</text:p>
          </table:table-cell>
        </table:table-row>
        <table:table-row table:style-name="ro1">
          <table:table-cell/>
          <table:table-cell office:value-type="float" office:value="0.0418264409115289" calcext:value-type="float">
            <text:p>0.041826440911529</text:p>
          </table:table-cell>
          <table:table-cell table:number-columns-repeated="2"/>
          <table:table-cell office:value-type="float" office:value="0.00831472740153943" calcext:value-type="float">
            <text:p>0.008314727401539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FITNESS</text:p>
          </table:table-cell>
          <table:table-cell table:number-columns-repeated="2"/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FITN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TNESS_50_FREQ</text:p>
          </table:table-cell>
          <table:table-cell office:value-type="float" office:value="0.962708577617157" calcext:value-type="float">
            <text:p>0.962708577617157</text:p>
          </table:table-cell>
          <table:table-cell/>
          <table:table-cell office:value-type="string" calcext:value-type="string">
            <text:p>PRECISION_50_RAND</text:p>
          </table:table-cell>
          <table:table-cell office:value-type="float" office:value="0.981438816132642" calcext:value-type="float">
            <text:p>0.981438816132642</text:p>
          </table:table-cell>
        </table:table-row>
        <table:table-row table:style-name="ro1">
          <table:table-cell office:value-type="string" calcext:value-type="string">
            <text:p>FITNESS_25_FREQ</text:p>
          </table:table-cell>
          <table:table-cell office:value-type="float" office:value="0.957608084229875" calcext:value-type="float">
            <text:p>0.957608084229875</text:p>
          </table:table-cell>
          <table:table-cell/>
          <table:table-cell office:value-type="string" calcext:value-type="string">
            <text:p>PRECISION_25_RAND</text:p>
          </table:table-cell>
          <table:table-cell office:value-type="float" office:value="0.944990704947407" calcext:value-type="float">
            <text:p>0.944990704947407</text:p>
          </table:table-cell>
        </table:table-row>
        <table:table-row table:style-name="ro1">
          <table:table-cell office:value-type="string" calcext:value-type="string">
            <text:p>ALIGNMENTS_MARKOV</text:p>
          </table:table-cell>
          <table:table-cell office:value-type="float" office:value="0.872823976596109" calcext:value-type="float">
            <text:p>0.872823976596109</text:p>
          </table:table-cell>
          <table:table-cell/>
          <table:table-cell office:value-type="string" calcext:value-type="string">
            <text:p>PRECISION_50_FREQ</text:p>
          </table:table-cell>
          <table:table-cell office:value-type="float" office:value="0.891861811710746" calcext:value-type="float">
            <text:p>0.891861811710746</text:p>
          </table:table-cell>
        </table:table-row>
        <table:table-row table:style-name="ro1">
          <table:table-cell office:value-type="string" calcext:value-type="string">
            <text:p>FITNESS_50_RAND</text:p>
          </table:table-cell>
          <table:table-cell office:value-type="float" office:value="0.868180533651213" calcext:value-type="float">
            <text:p>0.868180533651213</text:p>
          </table:table-cell>
          <table:table-cell/>
          <table:table-cell office:value-type="string" calcext:value-type="string">
            <text:p>PRECISION_25_FREQ</text:p>
          </table:table-cell>
          <table:table-cell office:value-type="float" office:value="0.880855842097779" calcext:value-type="float">
            <text:p>0.880855842097779</text:p>
          </table:table-cell>
        </table:table-row>
        <table:table-row table:style-name="ro1">
          <table:table-cell office:value-type="string" calcext:value-type="string">
            <text:p>FITNESS_25_RAND</text:p>
          </table:table-cell>
          <table:table-cell office:value-type="float" office:value="0.828688280344895" calcext:value-type="float">
            <text:p>0.828688280344895</text:p>
          </table:table-cell>
          <table:table-cell/>
          <table:table-cell office:value-type="string" calcext:value-type="string">
            <text:p>sequence_entropy_norm</text:p>
          </table:table-cell>
          <table:table-cell office:value-type="float" office:value="0.669544675244467" calcext:value-type="float">
            <text:p>0.669544675244467</text:p>
          </table:table-cell>
        </table:table-row>
        <table:table-row table:style-name="ro1">
          <table:table-cell office:value-type="string" calcext:value-type="string">
            <text:p>ABS_EDGES_ONLY_IN_LOG_W</text:p>
          </table:table-cell>
          <table:table-cell office:value-type="float" office:value="0.764781843680747" calcext:value-type="float">
            <text:p>0.764781843680747</text:p>
          </table:table-cell>
          <table:table-cell/>
          <table:table-cell office:value-type="string" calcext:value-type="string">
            <text:p>LOG_PERC_UNIQUE_SEQS</text:p>
          </table:table-cell>
          <table:table-cell office:value-type="float" office:value="0.613391284471197" calcext:value-type="float">
            <text:p>0.613391284471197</text:p>
          </table:table-cell>
        </table:table-row>
        <table:table-row table:style-name="ro1">
          <table:table-cell office:value-type="string" calcext:value-type="string">
            <text:p>FOOTPRINT_COST_FIT_W</text:p>
          </table:table-cell>
          <table:table-cell office:value-type="float" office:value="0.739316050413257" calcext:value-type="float">
            <text:p>0.739316050413257</text:p>
          </table:table-cell>
          <table:table-cell/>
          <table:table-cell office:value-type="string" calcext:value-type="string">
            <text:p>PN_TRANS</text:p>
          </table:table-cell>
          <table:table-cell office:value-type="float" office:value="0.612270680247129" calcext:value-type="float">
            <text:p>0.612270680247129</text:p>
          </table:table-cell>
        </table:table-row>
        <table:table-row table:style-name="ro1">
          <table:table-cell office:value-type="string" calcext:value-type="string">
            <text:p>ALIGNMENTS_MARKOV_2_K1</text:p>
          </table:table-cell>
          <table:table-cell office:value-type="float" office:value="0.650001739957135" calcext:value-type="float">
            <text:p>0.650001739957135</text:p>
          </table:table-cell>
          <table:table-cell/>
          <table:table-cell office:value-type="string" calcext:value-type="string">
            <text:p>ABS_MODEL_MAX_DEGREE</text:p>
          </table:table-cell>
          <table:table-cell office:value-type="float" office:value="0.595605806944702" calcext:value-type="float">
            <text:p>0.595605806944702</text:p>
          </table:table-cell>
        </table:table-row>
        <table:table-row table:style-name="ro1">
          <table:table-cell office:value-type="string" calcext:value-type="string">
            <text:p>ALIGNMENTS_MARKOV_1_K1</text:p>
          </table:table-cell>
          <table:table-cell office:value-type="float" office:value="0.631643096878064" calcext:value-type="float">
            <text:p>0.631643096878064</text:p>
          </table:table-cell>
          <table:table-cell/>
          <table:table-cell office:value-type="string" calcext:value-type="string">
            <text:p>PN_PLACES</text:p>
          </table:table-cell>
          <table:table-cell office:value-type="float" office:value="0.572606721651414" calcext:value-type="float">
            <text:p>0.572606721651414</text:p>
          </table:table-cell>
        </table:table-row>
        <table:table-row table:style-name="ro1">
          <table:table-cell office:value-type="string" calcext:value-type="string">
            <text:p>ALIGNMENTS_MARKOV_3_K1</text:p>
          </table:table-cell>
          <table:table-cell office:value-type="float" office:value="0.586955167978743" calcext:value-type="float">
            <text:p>0.586955167978743</text:p>
          </table:table-cell>
          <table:table-cell/>
          <table:table-cell office:value-type="string" calcext:value-type="string">
            <text:p>PN_SILENT_TRANS</text:p>
          </table:table-cell>
          <table:table-cell office:value-type="float" office:value="0.567946909029198" calcext:value-type="float">
            <text:p>0.567946909029198</text:p>
          </table:table-cell>
        </table:table-row>
        <table:table-row table:style-name="ro1">
          <table:table-cell office:value-type="string" calcext:value-type="string">
            <text:p>FOOTPRINT_COST_FIT</text:p>
          </table:table-cell>
          <table:table-cell office:value-type="float" office:value="0.54775181654278" calcext:value-type="float">
            <text:p>0.54775181654278</text:p>
          </table:table-cell>
          <table:table-cell/>
          <table:table-cell office:value-type="string" calcext:value-type="string">
            <text:p>LOG_SEQS</text:p>
          </table:table-cell>
          <table:table-cell office:value-type="float" office:value="0.536671494097433" calcext:value-type="float">
            <text:p>0.536671494097433</text:p>
          </table:table-cell>
        </table:table-row>
        <table:table-row table:style-name="ro1">
          <table:table-cell office:value-type="string" calcext:value-type="string">
            <text:p>DIST_EDGES_PERCENT</text:p>
          </table:table-cell>
          <table:table-cell office:value-type="float" office:value="0.496361632073132" calcext:value-type="float">
            <text:p>0.496361632073132</text:p>
          </table:table-cell>
          <table:table-cell/>
          <table:table-cell office:value-type="string" calcext:value-type="string">
            <text:p>PN_OUT_ARCS_MEAN</text:p>
          </table:table-cell>
          <table:table-cell office:value-type="float" office:value="0.527368705399733" calcext:value-type="float">
            <text:p>0.527368705399733</text:p>
          </table:table-cell>
        </table:table-row>
        <table:table-row table:style-name="ro1">
          <table:table-cell office:value-type="string" calcext:value-type="string">
            <text:p>ABS_EDGES_ONLY_IN_LOG</text:p>
          </table:table-cell>
          <table:table-cell office:value-type="float" office:value="0.493427037315172" calcext:value-type="float">
            <text:p>0.493427037315172</text:p>
          </table:table-cell>
          <table:table-cell/>
          <table:table-cell office:value-type="string" calcext:value-type="string">
            <text:p>PN_IN_ARCS_MEAN</text:p>
          </table:table-cell>
          <table:table-cell office:value-type="float" office:value="0.527368705399733" calcext:value-type="float">
            <text:p>0.527368705399733</text:p>
          </table:table-cell>
        </table:table-row>
        <table:table-row table:style-name="ro1">
          <table:table-cell office:value-type="string" calcext:value-type="string">
            <text:p>ALIGNMENTS_MARKOV_4_K1</text:p>
          </table:table-cell>
          <table:table-cell office:value-type="float" office:value="0.45298240282664" calcext:value-type="float">
            <text:p>0.45298240282664</text:p>
          </table:table-cell>
          <table:table-cell/>
          <table:table-cell office:value-type="string" calcext:value-type="string">
            <text:p>PN_ARCS_MEAN</text:p>
          </table:table-cell>
          <table:table-cell office:value-type="float" office:value="0.527362798454655" calcext:value-type="float">
            <text:p>0.527362798454655</text:p>
          </table:table-cell>
        </table:table-row>
        <table:table-row table:style-name="ro1">
          <table:table-cell office:value-type="string" calcext:value-type="string">
            <text:p>PN_PERC_SILENT_TRANS</text:p>
          </table:table-cell>
          <table:table-cell office:value-type="float" office:value="0.405691285743931" calcext:value-type="float">
            <text:p>0.405691285743931</text:p>
          </table:table-cell>
          <table:table-cell/>
          <table:table-cell office:value-type="string" calcext:value-type="string">
            <text:p>PN_IN_ARCS_MAX</text:p>
          </table:table-cell>
          <table:table-cell office:value-type="float" office:value="0.51622877143756" calcext:value-type="float">
            <text:p>0.51622877143756</text:p>
          </table:table-cell>
        </table:table-row>
        <table:table-row table:style-name="ro1">
          <table:table-cell office:value-type="string" calcext:value-type="string">
            <text:p>ABS_DFT_ENTROPY_DIV</text:p>
          </table:table-cell>
          <table:table-cell office:value-type="float" office:value="0.405317146199679" calcext:value-type="float">
            <text:p>0.405317146199679</text:p>
          </table:table-cell>
          <table:table-cell/>
          <table:table-cell office:value-type="string" calcext:value-type="string">
            <text:p>ABS_EDGES_ONLY_IN_MODEL_W</text:p>
          </table:table-cell>
          <table:table-cell office:value-type="float" office:value="0.510107582805851" calcext:value-type="float">
            <text:p>0.510107582805851</text:p>
          </table:table-cell>
        </table:table-row>
        <table:table-row table:style-name="ro1">
          <table:table-cell office:value-type="string" calcext:value-type="string">
            <text:p>LOG_PERC_UNIQUE_SEQS</text:p>
          </table:table-cell>
          <table:table-cell office:value-type="float" office:value="0.401898254545684" calcext:value-type="float">
            <text:p>0.401898254545684</text:p>
          </table:table-cell>
          <table:table-cell/>
          <table:table-cell office:value-type="string" calcext:value-type="string">
            <text:p>ABS_LOG_NODE_LINK_RATIO</text:p>
          </table:table-cell>
          <table:table-cell office:value-type="float" office:value="0.492456990241066" calcext:value-type="float">
            <text:p>0.492456990241066</text:p>
          </table:table-cell>
        </table:table-row>
        <table:table-row table:style-name="ro1">
          <table:table-cell office:value-type="string" calcext:value-type="string">
            <text:p>PN_IN_ARCS_TRAN_MEAN</text:p>
          </table:table-cell>
          <table:table-cell office:value-type="float" office:value="0.401386770623454" calcext:value-type="float">
            <text:p>0.401386770623454</text:p>
          </table:table-cell>
          <table:table-cell/>
          <table:table-cell office:value-type="string" calcext:value-type="string">
            <text:p>PN_ARCS_MAX</text:p>
          </table:table-cell>
          <table:table-cell office:value-type="float" office:value="0.484456435848482" calcext:value-type="float">
            <text:p>0.484456435848482</text:p>
          </table:table-cell>
        </table:table-row>
        <table:table-row table:style-name="ro1">
          <table:table-cell office:value-type="string" calcext:value-type="string">
            <text:p>PN_IN_ARCS_TRAN_MAX</text:p>
          </table:table-cell>
          <table:table-cell office:value-type="float" office:value="0.401386770623454" calcext:value-type="float">
            <text:p>0.401386770623454</text:p>
          </table:table-cell>
          <table:table-cell/>
          <table:table-cell office:value-type="string" calcext:value-type="string">
            <text:p>ABS_EDGES_ONLY_IN_LOG</text:p>
          </table:table-cell>
          <table:table-cell office:value-type="float" office:value="0.478915127549924" calcext:value-type="float">
            <text:p>0.478915127549924</text:p>
          </table:table-cell>
        </table:table-row>
        <table:table-row table:style-name="ro1">
          <table:table-cell office:value-type="string" calcext:value-type="string">
            <text:p>ABS_DFT_ENTROPY</text:p>
          </table:table-cell>
          <table:table-cell office:value-type="float" office:value="0.394725243172348" calcext:value-type="float">
            <text:p>0.394725243172348</text:p>
          </table:table-cell>
          <table:table-cell/>
          <table:table-cell office:value-type="string" calcext:value-type="string">
            <text:p>ABS_EDGES_ONLY_IN_MODEL</text:p>
          </table:table-cell>
          <table:table-cell office:value-type="float" office:value="0.470163846111308" calcext:value-type="float">
            <text:p>0.470163846111308</text:p>
          </table:table-cell>
        </table:table-row>
        <table:table-row table:style-name="ro1">
          <table:table-cell office:value-type="string" calcext:value-type="string">
            <text:p>PN_SILENT_TRANS</text:p>
          </table:table-cell>
          <table:table-cell office:value-type="float" office:value="0.379828228209894" calcext:value-type="float">
            <text:p>0.379828228209894</text:p>
          </table:table-cell>
          <table:table-cell/>
          <table:table-cell office:value-type="string" calcext:value-type="string">
            <text:p>LOG_EVENTS_TYPES</text:p>
          </table:table-cell>
          <table:table-cell office:value-type="float" office:value="0.466228661276863" calcext:value-type="float">
            <text:p>0.466228661276863</text:p>
          </table:table-cell>
        </table:table-row>
        <table:table-row table:style-name="ro1">
          <table:table-cell office:value-type="string" calcext:value-type="string">
            <text:p>DIST_NODES_PERCENT</text:p>
          </table:table-cell>
          <table:table-cell office:value-type="float" office:value="0.37649404955099" calcext:value-type="float">
            <text:p>0.37649404955099</text:p>
          </table:table-cell>
          <table:table-cell/>
          <table:table-cell office:value-type="string" calcext:value-type="string">
            <text:p>ABS_NODE_LINK_RATIO</text:p>
          </table:table-cell>
          <table:table-cell office:value-type="float" office:value="0.459572356552718" calcext:value-type="float">
            <text:p>0.459572356552718</text:p>
          </table:table-cell>
        </table:table-row>
        <table:table-row table:style-name="ro1">
          <table:table-cell office:value-type="string" calcext:value-type="string">
            <text:p>LOG_AVG_EDIT_DIST</text:p>
          </table:table-cell>
          <table:table-cell office:value-type="float" office:value="0.37398112188347" calcext:value-type="float">
            <text:p>0.37398112188347</text:p>
          </table:table-cell>
          <table:table-cell/>
          <table:table-cell office:value-type="string" calcext:value-type="string">
            <text:p>ABS_LOG_MEAN_BTW</text:p>
          </table:table-cell>
          <table:table-cell office:value-type="float" office:value="0.448901101859179" calcext:value-type="float">
            <text:p>0.448901101859179</text:p>
          </table:table-cell>
        </table:table-row>
        <table:table-row table:style-name="ro1">
          <table:table-cell office:value-type="string" calcext:value-type="string">
            <text:p>ABS_NODE_LINK_RATIO_DIV</text:p>
          </table:table-cell>
          <table:table-cell office:value-type="float" office:value="0.366477618057284" calcext:value-type="float">
            <text:p>0.366477618057284</text:p>
          </table:table-cell>
          <table:table-cell/>
          <table:table-cell office:value-type="string" calcext:value-type="string">
            <text:p>FOOTPRINT_COST_PRE</text:p>
          </table:table-cell>
          <table:table-cell office:value-type="float" office:value="0.44519931361759" calcext:value-type="float">
            <text:p>0.44519931361759</text:p>
          </table:table-cell>
        </table:table-row>
        <table:table-row table:style-name="ro1">
          <table:table-cell office:value-type="string" calcext:value-type="string">
            <text:p>PN_PLACES</text:p>
          </table:table-cell>
          <table:table-cell office:value-type="float" office:value="0.366310197451868" calcext:value-type="float">
            <text:p>0.366310197451868</text:p>
          </table:table-cell>
          <table:table-cell/>
          <table:table-cell office:value-type="string" calcext:value-type="string">
            <text:p>ABS_MEAN_DEGREE_DIV</text:p>
          </table:table-cell>
          <table:table-cell office:value-type="float" office:value="0.442129488538549" calcext:value-type="float">
            <text:p>0.442129488538549</text:p>
          </table:table-cell>
        </table:table-row>
        <table:table-row table:style-name="ro1">
          <table:table-cell office:value-type="string" calcext:value-type="string">
            <text:p>sequence_entropy_norm</text:p>
          </table:table-cell>
          <table:table-cell office:value-type="float" office:value="0.363531411771177" calcext:value-type="float">
            <text:p>0.363531411771177</text:p>
          </table:table-cell>
          <table:table-cell/>
          <table:table-cell office:value-type="string" calcext:value-type="string">
            <text:p>ABS_EDGES_ONLY_IN_MODEL_W_2</text:p>
          </table:table-cell>
          <table:table-cell office:value-type="float" office:value="0.440019651404096" calcext:value-type="float">
            <text:p>0.440019651404096</text:p>
          </table:table-cell>
        </table:table-row>
        <table:table-row table:style-name="ro1">
          <table:table-cell office:value-type="string" calcext:value-type="string">
            <text:p>ABS_MEAN_BTW_DIV</text:p>
          </table:table-cell>
          <table:table-cell office:value-type="float" office:value="0.355919950000251" calcext:value-type="float">
            <text:p>0.355919950000251</text:p>
          </table:table-cell>
          <table:table-cell/>
          <table:table-cell office:value-type="string" calcext:value-type="string">
            <text:p>ABS_LOG_LINK_DENSITY</text:p>
          </table:table-cell>
          <table:table-cell office:value-type="float" office:value="0.436917760657017" calcext:value-type="float">
            <text:p>0.436917760657017</text:p>
          </table:table-cell>
        </table:table-row>
        <table:table-row table:style-name="ro1">
          <table:table-cell office:value-type="string" calcext:value-type="string">
            <text:p>ABS_EDGES_ONLY_IN_LOG_BTW_NORM</text:p>
          </table:table-cell>
          <table:table-cell office:value-type="float" office:value="0.35312304828081" calcext:value-type="float">
            <text:p>0.35312304828081</text:p>
          </table:table-cell>
          <table:table-cell/>
          <table:table-cell office:value-type="string" calcext:value-type="string">
            <text:p>PN_OUT_ARCS_MAX</text:p>
          </table:table-cell>
          <table:table-cell office:value-type="float" office:value="0.430463385376366" calcext:value-type="float">
            <text:p>0.430463385376366</text:p>
          </table:table-cell>
        </table:table-row>
        <table:table-row table:style-name="ro1">
          <table:table-cell office:value-type="string" calcext:value-type="string">
            <text:p>LOG_AVG_SEQS_LENGTH</text:p>
          </table:table-cell>
          <table:table-cell office:value-type="float" office:value="0.353110999931489" calcext:value-type="float">
            <text:p>0.353110999931489</text:p>
          </table:table-cell>
          <table:table-cell/>
          <table:table-cell office:value-type="string" calcext:value-type="string">
            <text:p>ABS_MODEL_DEGREE_ENTROPY</text:p>
          </table:table-cell>
          <table:table-cell office:value-type="float" office:value="0.410858749440493" calcext:value-type="float">
            <text:p>0.410858749440493</text:p>
          </table:table-cell>
        </table:table-row>
        <table:table-row table:style-name="ro1">
          <table:table-cell office:value-type="string" calcext:value-type="string">
            <text:p>ABS_DEGREE_ENTROPY_DIV</text:p>
          </table:table-cell>
          <table:table-cell office:value-type="float" office:value="0.334120843810728" calcext:value-type="float">
            <text:p>0.334120843810728</text:p>
          </table:table-cell>
          <table:table-cell/>
          <table:table-cell office:value-type="string" calcext:value-type="string">
            <text:p>ABS_MEAN_CLUST_DIV</text:p>
          </table:table-cell>
          <table:table-cell office:value-type="float" office:value="0.406533325904908" calcext:value-type="float">
            <text:p>0.406533325904908</text:p>
          </table:table-cell>
        </table:table-row>
        <table:table-row table:style-name="ro1">
          <table:table-cell office:value-type="string" calcext:value-type="string">
            <text:p>ABS_DEGREE_ENTROPY</text:p>
          </table:table-cell>
          <table:table-cell office:value-type="float" office:value="0.334120843810728" calcext:value-type="float">
            <text:p>0.334120843810728</text:p>
          </table:table-cell>
          <table:table-cell/>
          <table:table-cell office:value-type="string" calcext:value-type="string">
            <text:p>ABS_MEAN_BTW</text:p>
          </table:table-cell>
          <table:table-cell office:value-type="float" office:value="0.405474506620407" calcext:value-type="float">
            <text:p>0.405474506620407</text:p>
          </table:table-cell>
        </table:table-row>
        <table:table-row table:style-name="ro1">
          <table:table-cell office:value-type="string" calcext:value-type="string">
            <text:p>ABS_DEGREE_ASSORT_DIV</text:p>
          </table:table-cell>
          <table:table-cell office:value-type="float" office:value="0.315430645404561" calcext:value-type="float">
            <text:p>0.315430645404561</text:p>
          </table:table-cell>
          <table:table-cell/>
          <table:table-cell office:value-type="string" calcext:value-type="string">
            <text:p>FOOTPRINT_COST_PRE_W</text:p>
          </table:table-cell>
          <table:table-cell office:value-type="float" office:value="0.398735212593" calcext:value-type="float">
            <text:p>0.398735212593</text:p>
          </table:table-cell>
        </table:table-row>
        <table:table-row table:style-name="ro1">
          <table:table-cell office:value-type="string" calcext:value-type="string">
            <text:p>LOG_EVENTS</text:p>
          </table:table-cell>
          <table:table-cell office:value-type="float" office:value="0.309799157246658" calcext:value-type="float">
            <text:p>0.309799157246658</text:p>
          </table:table-cell>
          <table:table-cell/>
          <table:table-cell office:value-type="string" calcext:value-type="string">
            <text:p>ABS_NODE_LINK_RATIO_DIV</text:p>
          </table:table-cell>
          <table:table-cell office:value-type="float" office:value="0.397395249335616" calcext:value-type="float">
            <text:p>0.397395249335616</text:p>
          </table:table-cell>
        </table:table-row>
        <table:table-row table:style-name="ro1">
          <table:table-cell office:value-type="string" calcext:value-type="string">
            <text:p>ABS_MEAN_DEGREE</text:p>
          </table:table-cell>
          <table:table-cell office:value-type="float" office:value="0.303404368647801" calcext:value-type="float">
            <text:p>0.303404368647801</text:p>
          </table:table-cell>
          <table:table-cell/>
          <table:table-cell office:value-type="string" calcext:value-type="string">
            <text:p>variant_entropy_norm</text:p>
          </table:table-cell>
          <table:table-cell office:value-type="float" office:value="0.390773384387411" calcext:value-type="float">
            <text:p>0.390773384387411</text:p>
          </table:table-cell>
        </table:table-row>
        <table:table-row table:style-name="ro1">
          <table:table-cell office:value-type="string" calcext:value-type="string">
            <text:p>ABS_DEGREE_ASSORT</text:p>
          </table:table-cell>
          <table:table-cell office:value-type="float" office:value="0.288554198397405" calcext:value-type="float">
            <text:p>0.288554198397405</text:p>
          </table:table-cell>
          <table:table-cell/>
          <table:table-cell office:value-type="string" calcext:value-type="string">
            <text:p>ABS_MEAN_CLUST</text:p>
          </table:table-cell>
          <table:table-cell office:value-type="float" office:value="0.388889013746514" calcext:value-type="float">
            <text:p>0.388889013746514</text:p>
          </table:table-cell>
        </table:table-row>
        <table:table-row table:style-name="ro1">
          <table:table-cell office:value-type="string" calcext:value-type="string">
            <text:p>PRECISION_25_FREQ</text:p>
          </table:table-cell>
          <table:table-cell office:value-type="float" office:value="0.286533022322687" calcext:value-type="float">
            <text:p>0.286533022322687</text:p>
          </table:table-cell>
          <table:table-cell/>
          <table:table-cell office:value-type="string" calcext:value-type="string">
            <text:p>ABS_LINK_DENSITY</text:p>
          </table:table-cell>
          <table:table-cell office:value-type="float" office:value="0.378747787338722" calcext:value-type="float">
            <text:p>0.378747787338722</text:p>
          </table:table-cell>
        </table:table-row>
        <table:table-row table:style-name="ro1">
          <table:table-cell office:value-type="string" calcext:value-type="string">
            <text:p>ABS_MAX_DEGREE_DIV</text:p>
          </table:table-cell>
          <table:table-cell office:value-type="float" office:value="0.278409698622201" calcext:value-type="float">
            <text:p>0.278409698622201</text:p>
          </table:table-cell>
          <table:table-cell/>
          <table:table-cell office:value-type="string" calcext:value-type="string">
            <text:p>ABS_MEAN_DEGREE</text:p>
          </table:table-cell>
          <table:table-cell office:value-type="float" office:value="0.377924516996717" calcext:value-type="float">
            <text:p>0.377924516996717</text:p>
          </table:table-cell>
        </table:table-row>
        <table:table-row table:style-name="ro1">
          <table:table-cell office:value-type="string" calcext:value-type="string">
            <text:p>ABS_BTW_ENTROPY_NORM</text:p>
          </table:table-cell>
          <table:table-cell office:value-type="float" office:value="0.276900210710559" calcext:value-type="float">
            <text:p>0.276900210710559</text:p>
          </table:table-cell>
          <table:table-cell/>
          <table:table-cell office:value-type="string" calcext:value-type="string">
            <text:p>ABS_LOG_DEGREE_ENTROPY</text:p>
          </table:table-cell>
          <table:table-cell office:value-type="float" office:value="0.358161459390913" calcext:value-type="float">
            <text:p>0.358161459390913</text:p>
          </table:table-cell>
        </table:table-row>
        <table:table-row table:style-name="ro1">
          <table:table-cell office:value-type="string" calcext:value-type="string">
            <text:p>ABS_MEAN_DEGREE_DIV</text:p>
          </table:table-cell>
          <table:table-cell office:value-type="float" office:value="0.274713022267672" calcext:value-type="float">
            <text:p>0.274713022267672</text:p>
          </table:table-cell>
          <table:table-cell/>
          <table:table-cell office:value-type="string" calcext:value-type="string">
            <text:p>ABS_LINK_DENSITY_DIV</text:p>
          </table:table-cell>
          <table:table-cell office:value-type="float" office:value="0.357241785561211" calcext:value-type="float">
            <text:p>0.357241785561211</text:p>
          </table:table-cell>
        </table:table-row>
        <table:table-row table:style-name="ro1">
          <table:table-cell office:value-type="string" calcext:value-type="string">
            <text:p>ABS_LOG_NODE_LINK_RATIO</text:p>
          </table:table-cell>
          <table:table-cell office:value-type="float" office:value="0.274469698801992" calcext:value-type="float">
            <text:p>0.274469698801992</text:p>
          </table:table-cell>
          <table:table-cell/>
          <table:table-cell office:value-type="string" calcext:value-type="string">
            <text:p>LOG_AVG_SEQS_LENGTH</text:p>
          </table:table-cell>
          <table:table-cell office:value-type="float" office:value="0.348846922019768" calcext:value-type="float">
            <text:p>0.348846922019768</text:p>
          </table:table-cell>
        </table:table-row>
        <table:table-row table:style-name="ro1">
          <table:table-cell office:value-type="string" calcext:value-type="string">
            <text:p>PRECISION_50_FREQ</text:p>
          </table:table-cell>
          <table:table-cell office:value-type="float" office:value="0.268626143810869" calcext:value-type="float">
            <text:p>0.268626143810869</text:p>
          </table:table-cell>
          <table:table-cell/>
          <table:table-cell office:value-type="string" calcext:value-type="string">
            <text:p>ABS_LOG_BTW_ENTROPY_NORM</text:p>
          </table:table-cell>
          <table:table-cell office:value-type="float" office:value="0.334555114609562" calcext:value-type="float">
            <text:p>0.334555114609562</text:p>
          </table:table-cell>
        </table:table-row>
        <table:table-row table:style-name="ro1">
          <table:table-cell office:value-type="string" calcext:value-type="string">
            <text:p>ABS_MEAN_CLUST</text:p>
          </table:table-cell>
          <table:table-cell office:value-type="float" office:value="0.26208191863882" calcext:value-type="float">
            <text:p>0.26208191863882</text:p>
          </table:table-cell>
          <table:table-cell/>
          <table:table-cell office:value-type="string" calcext:value-type="string">
            <text:p>ABS_LOG_MAX_DEGREE</text:p>
          </table:table-cell>
          <table:table-cell office:value-type="float" office:value="0.334292416498733" calcext:value-type="float">
            <text:p>0.334292416498733</text:p>
          </table:table-cell>
        </table:table-row>
        <table:table-row table:style-name="ro1">
          <table:table-cell office:value-type="string" calcext:value-type="string">
            <text:p>ABS_LOG_MEAN_BTW</text:p>
          </table:table-cell>
          <table:table-cell office:value-type="float" office:value="0.258980706788767" calcext:value-type="float">
            <text:p>0.258980706788767</text:p>
          </table:table-cell>
          <table:table-cell/>
          <table:table-cell office:value-type="string" calcext:value-type="string">
            <text:p>PN_OUT_ARCS_INV_TRAN_MAX</text:p>
          </table:table-cell>
          <table:table-cell office:value-type="float" office:value="0.333376273650877" calcext:value-type="float">
            <text:p>0.333376273650877</text:p>
          </table:table-cell>
        </table:table-row>
        <table:table-row table:style-name="ro1">
          <table:table-cell office:value-type="string" calcext:value-type="string">
            <text:p>LOG_EVENTS_TYPES</text:p>
          </table:table-cell>
          <table:table-cell office:value-type="float" office:value="0.257228333492909" calcext:value-type="float">
            <text:p>0.257228333492909</text:p>
          </table:table-cell>
          <table:table-cell/>
          <table:table-cell office:value-type="string" calcext:value-type="string">
            <text:p>DIST_EDGES_PERCENT</text:p>
          </table:table-cell>
          <table:table-cell office:value-type="float" office:value="0.317179542757268" calcext:value-type="float">
            <text:p>0.317179542757268</text:p>
          </table:table-cell>
        </table:table-row>
        <table:table-row table:style-name="ro1">
          <table:table-cell office:value-type="string" calcext:value-type="string">
            <text:p>ABS_MAX_DEGREE</text:p>
          </table:table-cell>
          <table:table-cell office:value-type="float" office:value="0.253366535966761" calcext:value-type="float">
            <text:p>0.253366535966761</text:p>
          </table:table-cell>
          <table:table-cell/>
          <table:table-cell office:value-type="string" calcext:value-type="string">
            <text:p>LOG_AVG_EDIT_DIST</text:p>
          </table:table-cell>
          <table:table-cell office:value-type="float" office:value="0.291329611784881" calcext:value-type="float">
            <text:p>0.291329611784881</text:p>
          </table:table-cell>
        </table:table-row>
        <table:table-row table:style-name="ro1">
          <table:table-cell office:value-type="string" calcext:value-type="string">
            <text:p>ABS_MAX_CLUSTER</text:p>
          </table:table-cell>
          <table:table-cell office:value-type="float" office:value="0.251788517760226" calcext:value-type="float">
            <text:p>0.251788517760226</text:p>
          </table:table-cell>
          <table:table-cell/>
          <table:table-cell office:value-type="string" calcext:value-type="string">
            <text:p>ABS_EDGES_ONLY_IN_LOG_BTW</text:p>
          </table:table-cell>
          <table:table-cell office:value-type="float" office:value="0.286855628003247" calcext:value-type="float">
            <text:p>0.286855628003247</text:p>
          </table:table-cell>
        </table:table-row>
        <table:table-row table:style-name="ro1">
          <table:table-cell office:value-type="string" calcext:value-type="string">
            <text:p>ABS_LOG_MAX_DEGREE</text:p>
          </table:table-cell>
          <table:table-cell office:value-type="float" office:value="0.24918225401109" calcext:value-type="float">
            <text:p>0.24918225401109</text:p>
          </table:table-cell>
          <table:table-cell/>
          <table:table-cell office:value-type="string" calcext:value-type="string">
            <text:p>TIME_MARKOV</text:p>
          </table:table-cell>
          <table:table-cell office:value-type="float" office:value="0.266337208153559" calcext:value-type="float">
            <text:p>0.266337208153559</text:p>
          </table:table-cell>
        </table:table-row>
        <table:table-row table:style-name="ro1">
          <table:table-cell office:value-type="string" calcext:value-type="string">
            <text:p>ABS_LOG_DEGREE_ENTROPY</text:p>
          </table:table-cell>
          <table:table-cell office:value-type="float" office:value="0.247438838459679" calcext:value-type="float">
            <text:p>0.247438838459679</text:p>
          </table:table-cell>
          <table:table-cell/>
          <table:table-cell office:value-type="string" calcext:value-type="string">
            <text:p>ABS_DFT_ENTROPY</text:p>
          </table:table-cell>
          <table:table-cell office:value-type="float" office:value="0.247231354467462" calcext:value-type="float">
            <text:p>0.247231354467462</text:p>
          </table:table-cell>
        </table:table-row>
        <table:table-row table:style-name="ro1">
          <table:table-cell office:value-type="string" calcext:value-type="string">
            <text:p>PN_ARCS_MEAN</text:p>
          </table:table-cell>
          <table:table-cell office:value-type="float" office:value="0.245703185723443" calcext:value-type="float">
            <text:p>0.245703185723443</text:p>
          </table:table-cell>
          <table:table-cell/>
          <table:table-cell office:value-type="string" calcext:value-type="string">
            <text:p>DIST_NODES_PERCENT</text:p>
          </table:table-cell>
          <table:table-cell office:value-type="float" office:value="0.241894446360901" calcext:value-type="float">
            <text:p>0.241894446360901</text:p>
          </table:table-cell>
        </table:table-row>
        <table:table-row table:style-name="ro1">
          <table:table-cell office:value-type="string" calcext:value-type="string">
            <text:p>PN_IN_ARCS_MEAN</text:p>
          </table:table-cell>
          <table:table-cell office:value-type="float" office:value="0.245681991848593" calcext:value-type="float">
            <text:p>0.245681991848593</text:p>
          </table:table-cell>
          <table:table-cell/>
          <table:table-cell office:value-type="string" calcext:value-type="string">
            <text:p>ABS_LOG_BTW_ENTROPY</text:p>
          </table:table-cell>
          <table:table-cell office:value-type="float" office:value="0.24094034664388" calcext:value-type="float">
            <text:p>0.24094034664388</text:p>
          </table:table-cell>
        </table:table-row>
        <table:table-row table:style-name="ro1">
          <table:table-cell office:value-type="string" calcext:value-type="string">
            <text:p>PN_OUT_ARCS_MEAN</text:p>
          </table:table-cell>
          <table:table-cell office:value-type="float" office:value="0.245681991848593" calcext:value-type="float">
            <text:p>0.245681991848593</text:p>
          </table:table-cell>
          <table:table-cell/>
          <table:table-cell office:value-type="string" calcext:value-type="string">
            <text:p>ABS_DFT_ENTROPY_DIV</text:p>
          </table:table-cell>
          <table:table-cell office:value-type="float" office:value="0.232778992140559" calcext:value-type="float">
            <text:p>0.232778992140559</text:p>
          </table:table-cell>
        </table:table-row>
        <table:table-row table:style-name="ro1">
          <table:table-cell office:value-type="string" calcext:value-type="string">
            <text:p>ABS_NODE_LINK_RATIO</text:p>
          </table:table-cell>
          <table:table-cell office:value-type="float" office:value="0.244612236324422" calcext:value-type="float">
            <text:p>0.244612236324422</text:p>
          </table:table-cell>
          <table:table-cell/>
          <table:table-cell office:value-type="string" calcext:value-type="string">
            <text:p>ALIGNMENTS_MARKOV_3_K1</text:p>
          </table:table-cell>
          <table:table-cell office:value-type="float" office:value="0.221319618466778" calcext:value-type="float">
            <text:p>0.221319618466778</text:p>
          </table:table-cell>
        </table:table-row>
        <table:table-row table:style-name="ro1">
          <table:table-cell office:value-type="string" calcext:value-type="string">
            <text:p>ABS_LOG_DFT_ENTROPY</text:p>
          </table:table-cell>
          <table:table-cell office:value-type="float" office:value="0.235588747833668" calcext:value-type="float">
            <text:p>0.235588747833668</text:p>
          </table:table-cell>
          <table:table-cell/>
          <table:table-cell office:value-type="string" calcext:value-type="string">
            <text:p>LOG_EVENTS</text:p>
          </table:table-cell>
          <table:table-cell office:value-type="float" office:value="0.218654201038843" calcext:value-type="float">
            <text:p>0.218654201038843</text:p>
          </table:table-cell>
        </table:table-row>
        <table:table-row table:style-name="ro1">
          <table:table-cell office:value-type="string" calcext:value-type="string">
            <text:p>ABS_MEAN_CLUST_DIV</text:p>
          </table:table-cell>
          <table:table-cell office:value-type="float" office:value="0.233492969578419" calcext:value-type="float">
            <text:p>0.233492969578419</text:p>
          </table:table-cell>
          <table:table-cell/>
          <table:table-cell office:value-type="string" calcext:value-type="string">
            <text:p>ABS_LOG_MAX_CLUST_COEF</text:p>
          </table:table-cell>
          <table:table-cell office:value-type="float" office:value="0.203621215606925" calcext:value-type="float">
            <text:p>0.203621215606925</text:p>
          </table:table-cell>
        </table:table-row>
        <table:table-row table:style-name="ro1">
          <table:table-cell office:value-type="string" calcext:value-type="string">
            <text:p>ABS_LOG_BTW_ENTROPY_NORM</text:p>
          </table:table-cell>
          <table:table-cell office:value-type="float" office:value="0.215431777304892" calcext:value-type="float">
            <text:p>0.215431777304892</text:p>
          </table:table-cell>
          <table:table-cell/>
          <table:table-cell office:value-type="string" calcext:value-type="string">
            <text:p>FOOTPRINT_COST_FIT_W</text:p>
          </table:table-cell>
          <table:table-cell office:value-type="float" office:value="0.2028568667924" calcext:value-type="float">
            <text:p>0.2028568667924</text:p>
          </table:table-cell>
        </table:table-row>
        <table:table-row table:style-name="ro1">
          <table:table-cell office:value-type="string" calcext:value-type="string">
            <text:p>ABS_BTW_ENTROPY</text:p>
          </table:table-cell>
          <table:table-cell office:value-type="float" office:value="0.214443491897817" calcext:value-type="float">
            <text:p>0.214443491897817</text:p>
          </table:table-cell>
          <table:table-cell/>
          <table:table-cell office:value-type="string" calcext:value-type="string">
            <text:p>PN_OUT_ARCS_TRAN_MAX</text:p>
          </table:table-cell>
          <table:table-cell office:value-type="float" office:value="0.198965067723099" calcext:value-type="float">
            <text:p>0.198965067723099</text:p>
          </table:table-cell>
        </table:table-row>
        <table:table-row table:style-name="ro1">
          <table:table-cell office:value-type="string" calcext:value-type="string">
            <text:p>ABS_LOG_MAX_CLUST_COEF</text:p>
          </table:table-cell>
          <table:table-cell office:value-type="float" office:value="0.198574943483033" calcext:value-type="float">
            <text:p>0.198574943483033</text:p>
          </table:table-cell>
          <table:table-cell/>
          <table:table-cell office:value-type="string" calcext:value-type="string">
            <text:p>PN_OUT_ARCS_TRAN_MEAN</text:p>
          </table:table-cell>
          <table:table-cell office:value-type="float" office:value="0.197082632990144" calcext:value-type="float">
            <text:p>0.197082632990144</text:p>
          </table:table-cell>
        </table:table-row>
        <table:table-row table:style-name="ro1">
          <table:table-cell office:value-type="string" calcext:value-type="string">
            <text:p>LOG_UNIQUE_SEQS</text:p>
          </table:table-cell>
          <table:table-cell office:value-type="float" office:value="0.19796676036355" calcext:value-type="float">
            <text:p>0.19796676036355</text:p>
          </table:table-cell>
          <table:table-cell/>
          <table:table-cell office:value-type="string" calcext:value-type="string">
            <text:p>ALIGNMENTS_MARKOV_1_K1</text:p>
          </table:table-cell>
          <table:table-cell office:value-type="float" office:value="0.196661165784657" calcext:value-type="float">
            <text:p>0.196661165784657</text:p>
          </table:table-cell>
        </table:table-row>
        <table:table-row table:style-name="ro1">
          <table:table-cell office:value-type="string" calcext:value-type="string">
            <text:p>ABS_EDGES_ONLY_IN_MODEL_W</text:p>
          </table:table-cell>
          <table:table-cell office:value-type="float" office:value="0.192548675838023" calcext:value-type="float">
            <text:p>0.192548675838023</text:p>
          </table:table-cell>
          <table:table-cell/>
          <table:table-cell office:value-type="string" calcext:value-type="string">
            <text:p>ABS_EDGES_ONLY_IN_LOG_BTW_NORM</text:p>
          </table:table-cell>
          <table:table-cell office:value-type="float" office:value="0.193608882691864" calcext:value-type="float">
            <text:p>0.193608882691864</text:p>
          </table:table-cell>
        </table:table-row>
        <table:table-row table:style-name="ro1">
          <table:table-cell office:value-type="string" calcext:value-type="string">
            <text:p>ABS_LOG_DEGREE_ASSORT</text:p>
          </table:table-cell>
          <table:table-cell office:value-type="float" office:value="0.190267163367646" calcext:value-type="float">
            <text:p>0.190267163367646</text:p>
          </table:table-cell>
          <table:table-cell/>
          <table:table-cell office:value-type="string" calcext:value-type="string">
            <text:p>PN_IN_ARCS_INV_TRAN_MAX</text:p>
          </table:table-cell>
          <table:table-cell office:value-type="float" office:value="0.190168346782825" calcext:value-type="float">
            <text:p>0.190168346782825</text:p>
          </table:table-cell>
        </table:table-row>
        <table:table-row table:style-name="ro1">
          <table:table-cell office:value-type="string" calcext:value-type="string">
            <text:p>LOG_SEQS</text:p>
          </table:table-cell>
          <table:table-cell office:value-type="float" office:value="0.186623336044063" calcext:value-type="float">
            <text:p>0.186623336044063</text:p>
          </table:table-cell>
          <table:table-cell/>
          <table:table-cell office:value-type="string" calcext:value-type="string">
            <text:p>PN_OUT_ARCS_INV_TRAN_MEAN</text:p>
          </table:table-cell>
          <table:table-cell office:value-type="float" office:value="0.17903420488933" calcext:value-type="float">
            <text:p>0.17903420488933</text:p>
          </table:table-cell>
        </table:table-row>
        <table:table-row table:style-name="ro1">
          <table:table-cell office:value-type="string" calcext:value-type="string">
            <text:p>ABS_LOG_MEAN_CLUST_COEF</text:p>
          </table:table-cell>
          <table:table-cell office:value-type="float" office:value="0.185905775847982" calcext:value-type="float">
            <text:p>0.185905775847982</text:p>
          </table:table-cell>
          <table:table-cell/>
          <table:table-cell office:value-type="string" calcext:value-type="string">
            <text:p>ABS_DEGREE_ASSORT</text:p>
          </table:table-cell>
          <table:table-cell office:value-type="float" office:value="0.176490591438604" calcext:value-type="float">
            <text:p>0.176490591438604</text:p>
          </table:table-cell>
        </table:table-row>
        <table:table-row table:style-name="ro1">
          <table:table-cell office:value-type="string" calcext:value-type="string">
            <text:p>ABS_MEAN_BTW</text:p>
          </table:table-cell>
          <table:table-cell office:value-type="float" office:value="0.181935039944171" calcext:value-type="float">
            <text:p>0.181935039944171</text:p>
          </table:table-cell>
          <table:table-cell/>
          <table:table-cell office:value-type="string" calcext:value-type="string">
            <text:p>ALIGNMENTS_MARKOV_2_K1</text:p>
          </table:table-cell>
          <table:table-cell office:value-type="float" office:value="0.170431068751081" calcext:value-type="float">
            <text:p>0.170431068751081</text:p>
          </table:table-cell>
        </table:table-row>
        <table:table-row table:style-name="ro1">
          <table:table-cell office:value-type="string" calcext:value-type="string">
            <text:p>ABS_MAX_CLUSTER_DIV</text:p>
          </table:table-cell>
          <table:table-cell office:value-type="float" office:value="0.17789117944688" calcext:value-type="float">
            <text:p>0.17789117944688</text:p>
          </table:table-cell>
          <table:table-cell/>
          <table:table-cell office:value-type="string" calcext:value-type="string">
            <text:p>ABS_LOG_DFT_ENTROPY</text:p>
          </table:table-cell>
          <table:table-cell office:value-type="float" office:value="0.169465138640445" calcext:value-type="float">
            <text:p>0.169465138640445</text:p>
          </table:table-cell>
        </table:table-row>
        <table:table-row table:style-name="ro1">
          <table:table-cell office:value-type="string" calcext:value-type="string">
            <text:p>PN_OUT_ARCS_INV_TRAN_MEAN</text:p>
          </table:table-cell>
          <table:table-cell office:value-type="float" office:value="0.175451435348819" calcext:value-type="float">
            <text:p>0.175451435348819</text:p>
          </table:table-cell>
          <table:table-cell/>
          <table:table-cell office:value-type="string" calcext:value-type="string">
            <text:p>ABS_MAX_BTW_DIV</text:p>
          </table:table-cell>
          <table:table-cell office:value-type="float" office:value="0.162984341688348" calcext:value-type="float">
            <text:p>0.162984341688348</text:p>
          </table:table-cell>
        </table:table-row>
        <table:table-row table:style-name="ro1">
          <table:table-cell office:value-type="string" calcext:value-type="string">
            <text:p>PN_IN_ARCS_MAX</text:p>
          </table:table-cell>
          <table:table-cell office:value-type="float" office:value="0.175037740317146" calcext:value-type="float">
            <text:p>0.175037740317146</text:p>
          </table:table-cell>
          <table:table-cell/>
          <table:table-cell office:value-type="string" calcext:value-type="string">
            <text:p>ABS_EDGES_ONLY_IN_LOG_CC</text:p>
          </table:table-cell>
          <table:table-cell office:value-type="float" office:value="0.154686977059327" calcext:value-type="float">
            <text:p>0.154686977059327</text:p>
          </table:table-cell>
        </table:table-row>
        <table:table-row table:style-name="ro1">
          <table:table-cell office:value-type="string" calcext:value-type="string">
            <text:p>variant_entropy_norm</text:p>
          </table:table-cell>
          <table:table-cell office:value-type="float" office:value="0.172746444689835" calcext:value-type="float">
            <text:p>0.172746444689835</text:p>
          </table:table-cell>
          <table:table-cell/>
          <table:table-cell office:value-type="string" calcext:value-type="string">
            <text:p>ABS_MAX_BTW</text:p>
          </table:table-cell>
          <table:table-cell office:value-type="float" office:value="0.149426398233708" calcext:value-type="float">
            <text:p>0.149426398233708</text:p>
          </table:table-cell>
        </table:table-row>
        <table:table-row table:style-name="ro1">
          <table:table-cell office:value-type="string" calcext:value-type="string">
            <text:p>ABS_LOG_BTW_ENTROPY</text:p>
          </table:table-cell>
          <table:table-cell office:value-type="float" office:value="0.169701384223588" calcext:value-type="float">
            <text:p>0.169701384223588</text:p>
          </table:table-cell>
          <table:table-cell/>
          <table:table-cell office:value-type="string" calcext:value-type="string">
            <text:p>ABS_BTW_ENTROPY</text:p>
          </table:table-cell>
          <table:table-cell office:value-type="float" office:value="0.144015957254825" calcext:value-type="float">
            <text:p>0.144015957254825</text:p>
          </table:table-cell>
        </table:table-row>
        <table:table-row table:style-name="ro1">
          <table:table-cell office:value-type="string" calcext:value-type="string">
            <text:p>ABS_MODEL_DEGREE_ENTROPY</text:p>
          </table:table-cell>
          <table:table-cell office:value-type="float" office:value="0.169399320871845" calcext:value-type="float">
            <text:p>0.169399320871845</text:p>
          </table:table-cell>
          <table:table-cell/>
          <table:table-cell office:value-type="string" calcext:value-type="string">
            <text:p>ABS_MEAN_BTW_DIV</text:p>
          </table:table-cell>
          <table:table-cell office:value-type="float" office:value="0.133754835853678" calcext:value-type="float">
            <text:p>0.133754835853678</text:p>
          </table:table-cell>
        </table:table-row>
        <table:table-row table:style-name="ro1">
          <table:table-cell office:value-type="string" calcext:value-type="string">
            <text:p>PN_ARCS_MAX</text:p>
          </table:table-cell>
          <table:table-cell office:value-type="float" office:value="0.168435555041897" calcext:value-type="float">
            <text:p>0.168435555041897</text:p>
          </table:table-cell>
          <table:table-cell/>
          <table:table-cell office:value-type="string" calcext:value-type="string">
            <text:p>ABS_DEGREE_ENTROPY_DIV</text:p>
          </table:table-cell>
          <table:table-cell office:value-type="float" office:value="0.133040130043579" calcext:value-type="float">
            <text:p>0.133040130043579</text:p>
          </table:table-cell>
        </table:table-row>
        <table:table-row table:style-name="ro1">
          <table:table-cell office:value-type="string" calcext:value-type="string">
            <text:p>PN_OUT_ARCS_INV_TRAN_MAX</text:p>
          </table:table-cell>
          <table:table-cell office:value-type="float" office:value="0.156627401066924" calcext:value-type="float">
            <text:p>0.156627401066924</text:p>
          </table:table-cell>
          <table:table-cell/>
          <table:table-cell office:value-type="string" calcext:value-type="string">
            <text:p>ABS_DEGREE_ENTROPY</text:p>
          </table:table-cell>
          <table:table-cell office:value-type="float" office:value="0.133040130043579" calcext:value-type="float">
            <text:p>0.133040130043579</text:p>
          </table:table-cell>
        </table:table-row>
        <table:table-row table:style-name="ro1">
          <table:table-cell office:value-type="string" calcext:value-type="string">
            <text:p>ABS_MAX_BTW_DIV</text:p>
          </table:table-cell>
          <table:table-cell office:value-type="float" office:value="0.142126681419791" calcext:value-type="float">
            <text:p>0.142126681419791</text:p>
          </table:table-cell>
          <table:table-cell/>
          <table:table-cell office:value-type="string" calcext:value-type="string">
            <text:p>FITNESS_50_FREQ</text:p>
          </table:table-cell>
          <table:table-cell office:value-type="float" office:value="0.129815245058705" calcext:value-type="float">
            <text:p>0.129815245058705</text:p>
          </table:table-cell>
        </table:table-row>
        <table:table-row table:style-name="ro1">
          <table:table-cell office:value-type="string" calcext:value-type="string">
            <text:p>ABS_LINK_DENSITY_DIV</text:p>
          </table:table-cell>
          <table:table-cell office:value-type="float" office:value="0.141584393791587" calcext:value-type="float">
            <text:p>0.141584393791587</text:p>
          </table:table-cell>
          <table:table-cell/>
          <table:table-cell office:value-type="string" calcext:value-type="string">
            <text:p>FOOTPRINT_COST_FIT</text:p>
          </table:table-cell>
          <table:table-cell office:value-type="float" office:value="0.119477227351311" calcext:value-type="float">
            <text:p>0.119477227351311</text:p>
          </table:table-cell>
        </table:table-row>
        <table:table-row table:style-name="ro1">
          <table:table-cell office:value-type="string" calcext:value-type="string">
            <text:p>ABS_EDGES_ONLY_IN_MODEL_W_2</text:p>
          </table:table-cell>
          <table:table-cell office:value-type="float" office:value="0.127886500205023" calcext:value-type="float">
            <text:p>0.127886500205023</text:p>
          </table:table-cell>
          <table:table-cell/>
          <table:table-cell office:value-type="string" calcext:value-type="string">
            <text:p>FITNESS_25_RAND</text:p>
          </table:table-cell>
          <table:table-cell office:value-type="float" office:value="0.11529452328362" calcext:value-type="float">
            <text:p>0.11529452328362</text:p>
          </table:table-cell>
        </table:table-row>
        <table:table-row table:style-name="ro1">
          <table:table-cell office:value-type="string" calcext:value-type="string">
            <text:p>FOOTPRINT_COST_PRE_W</text:p>
          </table:table-cell>
          <table:table-cell office:value-type="float" office:value="0.120511609825312" calcext:value-type="float">
            <text:p>0.120511609825312</text:p>
          </table:table-cell>
          <table:table-cell/>
          <table:table-cell office:value-type="string" calcext:value-type="string">
            <text:p>ABS_MAX_CLUSTER_DIV</text:p>
          </table:table-cell>
          <table:table-cell office:value-type="float" office:value="0.113420598868021" calcext:value-type="float">
            <text:p>0.113420598868021</text:p>
          </table:table-cell>
        </table:table-row>
        <table:table-row table:style-name="ro1">
          <table:table-cell office:value-type="string" calcext:value-type="string">
            <text:p>PRECISION_25_RAND</text:p>
          </table:table-cell>
          <table:table-cell office:value-type="float" office:value="0.119210863417529" calcext:value-type="float">
            <text:p>0.119210863417529</text:p>
          </table:table-cell>
          <table:table-cell/>
          <table:table-cell office:value-type="string" calcext:value-type="string">
            <text:p>PN_PERC_SILENT_TRANS</text:p>
          </table:table-cell>
          <table:table-cell office:value-type="float" office:value="0.110731157579012" calcext:value-type="float">
            <text:p>0.110731157579012</text:p>
          </table:table-cell>
        </table:table-row>
        <table:table-row table:style-name="ro1">
          <table:table-cell office:value-type="string" calcext:value-type="string">
            <text:p>PN_OUT_ARCS_MAX</text:p>
          </table:table-cell>
          <table:table-cell office:value-type="float" office:value="0.106628429827091" calcext:value-type="float">
            <text:p>0.106628429827091</text:p>
          </table:table-cell>
          <table:table-cell/>
          <table:table-cell office:value-type="string" calcext:value-type="string">
            <text:p>ABS_LOG_MAX_BTW</text:p>
          </table:table-cell>
          <table:table-cell office:value-type="float" office:value="0.10719802354546" calcext:value-type="float">
            <text:p>0.10719802354546</text:p>
          </table:table-cell>
        </table:table-row>
        <table:table-row table:style-name="ro1">
          <table:table-cell office:value-type="string" calcext:value-type="string">
            <text:p>ABS_LOG_LINK_DENSITY</text:p>
          </table:table-cell>
          <table:table-cell office:value-type="float" office:value="0.0787125923570779" calcext:value-type="float">
            <text:p>0.078712592357078</text:p>
          </table:table-cell>
          <table:table-cell/>
          <table:table-cell office:value-type="string" calcext:value-type="string">
            <text:p>FITNESS_50_RAND</text:p>
          </table:table-cell>
          <table:table-cell office:value-type="float" office:value="0.105936247729477" calcext:value-type="float">
            <text:p>0.105936247729477</text:p>
          </table:table-cell>
        </table:table-row>
        <table:table-row table:style-name="ro1">
          <table:table-cell office:value-type="string" calcext:value-type="string">
            <text:p>PRECISION_50_RAND</text:p>
          </table:table-cell>
          <table:table-cell office:value-type="float" office:value="0.0743467248871869" calcext:value-type="float">
            <text:p>0.074346724887187</text:p>
          </table:table-cell>
          <table:table-cell/>
          <table:table-cell office:value-type="string" calcext:value-type="string">
            <text:p>FITNESS_25_FREQ</text:p>
          </table:table-cell>
          <table:table-cell office:value-type="float" office:value="0.105492241236596" calcext:value-type="float">
            <text:p>0.105492241236596</text:p>
          </table:table-cell>
        </table:table-row>
        <table:table-row table:style-name="ro1">
          <table:table-cell office:value-type="string" calcext:value-type="string">
            <text:p>PN_TRANS</text:p>
          </table:table-cell>
          <table:table-cell office:value-type="float" office:value="0.0737527838665141" calcext:value-type="float">
            <text:p>0.073752783866514</text:p>
          </table:table-cell>
          <table:table-cell/>
          <table:table-cell office:value-type="string" calcext:value-type="string">
            <text:p>ABS_BTW_ENTROPY_DIV</text:p>
          </table:table-cell>
          <table:table-cell office:value-type="float" office:value="0.0962231912763293" calcext:value-type="float">
            <text:p>0.096223191276329</text:p>
          </table:table-cell>
        </table:table-row>
        <table:table-row table:style-name="ro1">
          <table:table-cell office:value-type="string" calcext:value-type="string">
            <text:p>ABS_MAX_BTW</text:p>
          </table:table-cell>
          <table:table-cell office:value-type="float" office:value="0.0656423140238672" calcext:value-type="float">
            <text:p>0.065642314023867</text:p>
          </table:table-cell>
          <table:table-cell/>
          <table:table-cell office:value-type="string" calcext:value-type="string">
            <text:p>ABS_BTW_ENTROPY_NORM_DIV</text:p>
          </table:table-cell>
          <table:table-cell office:value-type="float" office:value="0.0962231912763293" calcext:value-type="float">
            <text:p>0.096223191276329</text:p>
          </table:table-cell>
        </table:table-row>
        <table:table-row table:style-name="ro1">
          <table:table-cell office:value-type="string" calcext:value-type="string">
            <text:p>ABS_MODEL_LINK_DENSITY</text:p>
          </table:table-cell>
          <table:table-cell office:value-type="float" office:value="0.061758933656799" calcext:value-type="float">
            <text:p>0.061758933656799</text:p>
          </table:table-cell>
          <table:table-cell/>
          <table:table-cell office:value-type="string" calcext:value-type="string">
            <text:p>ABS_LOG_MEAN_CLUST_COEF</text:p>
          </table:table-cell>
          <table:table-cell office:value-type="float" office:value="0.0945995121801411" calcext:value-type="float">
            <text:p>0.094599512180141</text:p>
          </table:table-cell>
        </table:table-row>
        <table:table-row table:style-name="ro1">
          <table:table-cell office:value-type="string" calcext:value-type="string">
            <text:p>ABS_MODEL_MAX_DEGREE</text:p>
          </table:table-cell>
          <table:table-cell office:value-type="float" office:value="0.0581712283111544" calcext:value-type="float">
            <text:p>0.058171228311155</text:p>
          </table:table-cell>
          <table:table-cell/>
          <table:table-cell office:value-type="string" calcext:value-type="string">
            <text:p>ABS_BTW_ENTROPY_NORM</text:p>
          </table:table-cell>
          <table:table-cell office:value-type="float" office:value="0.0895810753436851" calcext:value-type="float">
            <text:p>0.089581075343685</text:p>
          </table:table-cell>
        </table:table-row>
        <table:table-row table:style-name="ro1">
          <table:table-cell office:value-type="string" calcext:value-type="string">
            <text:p>ABS_BTW_ENTROPY_NORM_DIV</text:p>
          </table:table-cell>
          <table:table-cell office:value-type="float" office:value="0.0529840783306894" calcext:value-type="float">
            <text:p>0.052984078330689</text:p>
          </table:table-cell>
          <table:table-cell/>
          <table:table-cell office:value-type="string" calcext:value-type="string">
            <text:p>ALIGNMENTS_MARKOV_4_K1</text:p>
          </table:table-cell>
          <table:table-cell office:value-type="float" office:value="0.0822811658078314" calcext:value-type="float">
            <text:p>0.082281165807832</text:p>
          </table:table-cell>
        </table:table-row>
        <table:table-row table:style-name="ro1">
          <table:table-cell office:value-type="string" calcext:value-type="string">
            <text:p>ABS_BTW_ENTROPY_DIV</text:p>
          </table:table-cell>
          <table:table-cell office:value-type="float" office:value="0.0529840783306894" calcext:value-type="float">
            <text:p>0.052984078330689</text:p>
          </table:table-cell>
          <table:table-cell/>
          <table:table-cell office:value-type="string" calcext:value-type="string">
            <text:p>ABS_LOG_DEGREE_ASSORT</text:p>
          </table:table-cell>
          <table:table-cell office:value-type="float" office:value="0.0794179561274184" calcext:value-type="float">
            <text:p>0.079417956127418</text:p>
          </table:table-cell>
        </table:table-row>
        <table:table-row table:style-name="ro1">
          <table:table-cell office:value-type="string" calcext:value-type="string">
            <text:p>ABS_EDGES_ONLY_IN_LOG_CC</text:p>
          </table:table-cell>
          <table:table-cell office:value-type="float" office:value="0.0527170249765011" calcext:value-type="float">
            <text:p>0.052717024976501</text:p>
          </table:table-cell>
          <table:table-cell/>
          <table:table-cell office:value-type="string" calcext:value-type="string">
            <text:p>ABS_MAX_DEGREE_DIV</text:p>
          </table:table-cell>
          <table:table-cell office:value-type="float" office:value="0.0642726662898445" calcext:value-type="float">
            <text:p>0.064272666289845</text:p>
          </table:table-cell>
        </table:table-row>
        <table:table-row table:style-name="ro1">
          <table:table-cell office:value-type="string" calcext:value-type="string">
            <text:p>PN_IN_ARCS_INV_TRAN_MEAN</text:p>
          </table:table-cell>
          <table:table-cell office:value-type="float" office:value="0.0515531370718912" calcext:value-type="float">
            <text:p>0.051553137071891</text:p>
          </table:table-cell>
          <table:table-cell/>
          <table:table-cell office:value-type="string" calcext:value-type="string">
            <text:p>ABS_DEGREE_ASSORT_DIV</text:p>
          </table:table-cell>
          <table:table-cell office:value-type="float" office:value="0.0612441787679217" calcext:value-type="float">
            <text:p>0.061244178767922</text:p>
          </table:table-cell>
        </table:table-row>
        <table:table-row table:style-name="ro1">
          <table:table-cell office:value-type="string" calcext:value-type="string">
            <text:p>ABS_LINK_DENSITY</text:p>
          </table:table-cell>
          <table:table-cell office:value-type="float" office:value="0.0507166374966065" calcext:value-type="float">
            <text:p>0.050716637496607</text:p>
          </table:table-cell>
          <table:table-cell/>
          <table:table-cell office:value-type="string" calcext:value-type="string">
            <text:p>ABS_EDGES_ONLY_IN_LOG_W</text:p>
          </table:table-cell>
          <table:table-cell office:value-type="float" office:value="0.0562891284369606" calcext:value-type="float">
            <text:p>0.056289128436961</text:p>
          </table:table-cell>
        </table:table-row>
        <table:table-row table:style-name="ro1">
          <table:table-cell office:value-type="string" calcext:value-type="string">
            <text:p>FOOTPRINT_COST_PRE</text:p>
          </table:table-cell>
          <table:table-cell office:value-type="float" office:value="0.0478352503648469" calcext:value-type="float">
            <text:p>0.047835250364847</text:p>
          </table:table-cell>
          <table:table-cell/>
          <table:table-cell office:value-type="string" calcext:value-type="string">
            <text:p>ABS_MAX_DEGREE</text:p>
          </table:table-cell>
          <table:table-cell office:value-type="float" office:value="0.0470201027512249" calcext:value-type="float">
            <text:p>0.047020102751225</text:p>
          </table:table-cell>
        </table:table-row>
        <table:table-row table:style-name="ro1">
          <table:table-cell office:value-type="string" calcext:value-type="string">
            <text:p>ABS_EDGES_ONLY_IN_LOG_BTW</text:p>
          </table:table-cell>
          <table:table-cell office:value-type="float" office:value="0.0431767866588641" calcext:value-type="float">
            <text:p>0.043176786658864</text:p>
          </table:table-cell>
          <table:table-cell/>
          <table:table-cell office:value-type="string" calcext:value-type="string">
            <text:p>ABS_MAX_CLUSTER</text:p>
          </table:table-cell>
          <table:table-cell office:value-type="float" office:value="0.0459745423140518" calcext:value-type="float">
            <text:p>0.045974542314052</text:p>
          </table:table-cell>
        </table:table-row>
        <table:table-row table:style-name="ro1">
          <table:table-cell office:value-type="string" calcext:value-type="string">
            <text:p>TIME_MARKOV</text:p>
          </table:table-cell>
          <table:table-cell office:value-type="float" office:value="0.0371348322464323" calcext:value-type="float">
            <text:p>0.037134832246432</text:p>
          </table:table-cell>
          <table:table-cell/>
          <table:table-cell office:value-type="string" calcext:value-type="string">
            <text:p>LOG_UNIQUE_SEQS</text:p>
          </table:table-cell>
          <table:table-cell office:value-type="float" office:value="0.036600298451258" calcext:value-type="float">
            <text:p>0.036600298451258</text:p>
          </table:table-cell>
        </table:table-row>
        <table:table-row table:style-name="ro1">
          <table:table-cell office:value-type="string" calcext:value-type="string">
            <text:p>ABS_LOG_MAX_BTW</text:p>
          </table:table-cell>
          <table:table-cell office:value-type="float" office:value="0.0318424680731918" calcext:value-type="float">
            <text:p>0.031842468073192</text:p>
          </table:table-cell>
          <table:table-cell/>
          <table:table-cell office:value-type="string" calcext:value-type="string">
            <text:p>FITNESS</text:p>
          </table:table-cell>
          <table:table-cell office:value-type="float" office:value="0.0266669646589049" calcext:value-type="float">
            <text:p>0.026666964658905</text:p>
          </table:table-cell>
        </table:table-row>
        <table:table-row table:style-name="ro1">
          <table:table-cell office:value-type="string" calcext:value-type="string">
            <text:p>ABS_EDGES_ONLY_IN_MODEL</text:p>
          </table:table-cell>
          <table:table-cell office:value-type="float" office:value="0.0289963023381707" calcext:value-type="float">
            <text:p>0.028996302338171</text:p>
          </table:table-cell>
          <table:table-cell/>
          <table:table-cell office:value-type="string" calcext:value-type="string">
            <text:p>variant_entropy</text:p>
          </table:table-cell>
          <table:table-cell office:value-type="float" office:value="0.0239757214919881" calcext:value-type="float">
            <text:p>0.023975721491988</text:p>
          </table:table-cell>
        </table:table-row>
        <table:table-row table:style-name="ro1">
          <table:table-cell office:value-type="string" calcext:value-type="string">
            <text:p>PN_OUT_ARCS_TRAN_MEAN</text:p>
          </table:table-cell>
          <table:table-cell office:value-type="float" office:value="0.0238994425868075" calcext:value-type="float">
            <text:p>0.023899442586808</text:p>
          </table:table-cell>
          <table:table-cell/>
          <table:table-cell office:value-type="string" calcext:value-type="string">
            <text:p>ABS_MODEL_LINK_DENSITY</text:p>
          </table:table-cell>
          <table:table-cell office:value-type="float" office:value="0.0232499724645088" calcext:value-type="float">
            <text:p>0.023249972464509</text:p>
          </table:table-cell>
        </table:table-row>
        <table:table-row table:style-name="ro1">
          <table:table-cell office:value-type="string" calcext:value-type="string">
            <text:p>PN_OUT_ARCS_TRAN_MAX</text:p>
          </table:table-cell>
          <table:table-cell office:value-type="float" office:value="0.0238994425868075" calcext:value-type="float">
            <text:p>0.023899442586808</text:p>
          </table:table-cell>
          <table:table-cell/>
          <table:table-cell office:value-type="string" calcext:value-type="string">
            <text:p>sequence_entropy</text:p>
          </table:table-cell>
          <table:table-cell office:value-type="float" office:value="0.0202340994565903" calcext:value-type="float">
            <text:p>0.02023409945659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0220998993040869" calcext:value-type="float">
            <text:p>0.022099899304087</text:p>
          </table:table-cell>
          <table:table-cell/>
          <table:table-cell office:value-type="string" calcext:value-type="string">
            <text:p>PN_IN_ARCS_INV_TRAN_MEAN</text:p>
          </table:table-cell>
          <table:table-cell office:value-type="float" office:value="0.0159170603603811" calcext:value-type="float">
            <text:p>0.015917060360381</text:p>
          </table:table-cell>
        </table:table-row>
        <table:table-row table:style-name="ro1">
          <table:table-cell office:value-type="string" calcext:value-type="string">
            <text:p>PN_IN_ARCS_INV_TRAN_MAX</text:p>
          </table:table-cell>
          <table:table-cell office:value-type="float" office:value="0.0191379752576399" calcext:value-type="float">
            <text:p>0.01913797525764</text:p>
          </table:table-cell>
          <table:table-cell/>
          <table:table-cell office:value-type="string" calcext:value-type="string">
            <text:p>ALIGNMENTS_MARKOV</text:p>
          </table:table-cell>
          <table:table-cell office:value-type="float" office:value="0.00598183773771024" calcext:value-type="float">
            <text:p>0.00598183773771</text:p>
          </table:table-cell>
        </table:table-row>
        <table:table-row table:style-name="ro1">
          <table:table-cell office:value-type="string" calcext:value-type="string">
            <text:p>variant_entropy</text:p>
          </table:table-cell>
          <table:table-cell office:value-type="float" office:value="0.0176281206880894" calcext:value-type="float">
            <text:p>0.01762812068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_entropy</text:p>
          </table:table-cell>
          <table:table-cell office:value-type="float" office:value="0.014877734832366" calcext:value-type="float">
            <text:p>0.014877734832366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md</text:p>
          </table:table-cell>
          <table:table-cell office:value-type="string" calcext:value-type="string">
            <text:p>FITNESS</text:p>
          </table:table-cell>
          <table:table-cell table:number-columns-repeated="2"/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FITN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TNESS_50_FREQ</text:p>
          </table:table-cell>
          <table:table-cell office:value-type="float" office:value="0.984418565767662" calcext:value-type="float">
            <text:p>0.984418565767662</text:p>
          </table:table-cell>
          <table:table-cell/>
          <table:table-cell office:value-type="string" calcext:value-type="string">
            <text:p>PRECISION_50_RAND</text:p>
          </table:table-cell>
          <table:table-cell office:value-type="float" office:value="0.99761958444374" calcext:value-type="float">
            <text:p>0.99761958444374</text:p>
          </table:table-cell>
        </table:table-row>
        <table:table-row table:style-name="ro1">
          <table:table-cell office:value-type="string" calcext:value-type="string">
            <text:p>FITNESS_25_FREQ</text:p>
          </table:table-cell>
          <table:table-cell office:value-type="float" office:value="0.98427767100164" calcext:value-type="float">
            <text:p>0.98427767100164</text:p>
          </table:table-cell>
          <table:table-cell/>
          <table:table-cell office:value-type="string" calcext:value-type="string">
            <text:p>PRECISION_50_FREQ</text:p>
          </table:table-cell>
          <table:table-cell office:value-type="float" office:value="0.982510304557891" calcext:value-type="float">
            <text:p>0.982510304557891</text:p>
          </table:table-cell>
        </table:table-row>
        <table:table-row table:style-name="ro1">
          <table:table-cell office:value-type="string" calcext:value-type="string">
            <text:p>FITNESS_50_RAND</text:p>
          </table:table-cell>
          <table:table-cell office:value-type="float" office:value="0.963036066056593" calcext:value-type="float">
            <text:p>0.963036066056593</text:p>
          </table:table-cell>
          <table:table-cell/>
          <table:table-cell office:value-type="string" calcext:value-type="string">
            <text:p>PRECISION_25_FREQ</text:p>
          </table:table-cell>
          <table:table-cell office:value-type="float" office:value="0.981954885586973" calcext:value-type="float">
            <text:p>0.981954885586973</text:p>
          </table:table-cell>
        </table:table-row>
        <table:table-row table:style-name="ro1">
          <table:table-cell office:value-type="string" calcext:value-type="string">
            <text:p>FITNESS_25_RAND</text:p>
          </table:table-cell>
          <table:table-cell office:value-type="float" office:value="0.938705642313722" calcext:value-type="float">
            <text:p>0.938705642313722</text:p>
          </table:table-cell>
          <table:table-cell/>
          <table:table-cell office:value-type="string" calcext:value-type="string">
            <text:p>PRECISION_25_RAND</text:p>
          </table:table-cell>
          <table:table-cell office:value-type="float" office:value="0.964544566690916" calcext:value-type="float">
            <text:p>0.964544566690916</text:p>
          </table:table-cell>
        </table:table-row>
        <table:table-row table:style-name="ro1">
          <table:table-cell office:value-type="string" calcext:value-type="string">
            <text:p>FOOTPRINT_COST_FIT_W</text:p>
          </table:table-cell>
          <table:table-cell office:value-type="float" office:value="0.922146928965018" calcext:value-type="float">
            <text:p>0.922146928965018</text:p>
          </table:table-cell>
          <table:table-cell/>
          <table:table-cell office:value-type="string" calcext:value-type="string">
            <text:p>ABS_EDGES_ONLY_IN_MODEL</text:p>
          </table:table-cell>
          <table:table-cell office:value-type="float" office:value="0.760159561143964" calcext:value-type="float">
            <text:p>0.760159561143964</text:p>
          </table:table-cell>
        </table:table-row>
        <table:table-row table:style-name="ro1">
          <table:table-cell office:value-type="string" calcext:value-type="string">
            <text:p>ABS_EDGES_ONLY_IN_LOG_W</text:p>
          </table:table-cell>
          <table:table-cell office:value-type="float" office:value="0.903873837421354" calcext:value-type="float">
            <text:p>0.903873837421354</text:p>
          </table:table-cell>
          <table:table-cell/>
          <table:table-cell office:value-type="string" calcext:value-type="string">
            <text:p>sequence_entropy_norm</text:p>
          </table:table-cell>
          <table:table-cell office:value-type="float" office:value="0.752949471459982" calcext:value-type="float">
            <text:p>0.752949471459982</text:p>
          </table:table-cell>
        </table:table-row>
        <table:table-row table:style-name="ro1">
          <table:table-cell office:value-type="string" calcext:value-type="string">
            <text:p>ALIGNMENTS_MARKOV</text:p>
          </table:table-cell>
          <table:table-cell office:value-type="float" office:value="0.855977422181703" calcext:value-type="float">
            <text:p>0.855977422181703</text:p>
          </table:table-cell>
          <table:table-cell/>
          <table:table-cell office:value-type="string" calcext:value-type="string">
            <text:p>ABS_NODE_LINK_RATIO_DIV</text:p>
          </table:table-cell>
          <table:table-cell office:value-type="float" office:value="0.702252984111024" calcext:value-type="float">
            <text:p>0.702252984111024</text:p>
          </table:table-cell>
        </table:table-row>
        <table:table-row table:style-name="ro1">
          <table:table-cell office:value-type="string" calcext:value-type="string">
            <text:p>ALIGNMENTS_MARKOV_3_K1</text:p>
          </table:table-cell>
          <table:table-cell office:value-type="float" office:value="0.759507852729247" calcext:value-type="float">
            <text:p>0.759507852729247</text:p>
          </table:table-cell>
          <table:table-cell/>
          <table:table-cell office:value-type="string" calcext:value-type="string">
            <text:p>LOG_PERC_UNIQUE_SEQS</text:p>
          </table:table-cell>
          <table:table-cell office:value-type="float" office:value="0.664773555863458" calcext:value-type="float">
            <text:p>0.664773555863458</text:p>
          </table:table-cell>
        </table:table-row>
        <table:table-row table:style-name="ro1">
          <table:table-cell office:value-type="string" calcext:value-type="string">
            <text:p>ALIGNMENTS_MARKOV_1_K1</text:p>
          </table:table-cell>
          <table:table-cell office:value-type="float" office:value="0.723750559602576" calcext:value-type="float">
            <text:p>0.723750559602576</text:p>
          </table:table-cell>
          <table:table-cell/>
          <table:table-cell office:value-type="string" calcext:value-type="string">
            <text:p>DIST_EDGES_PERCENT</text:p>
          </table:table-cell>
          <table:table-cell office:value-type="float" office:value="0.648977978975356" calcext:value-type="float">
            <text:p>0.648977978975356</text:p>
          </table:table-cell>
        </table:table-row>
        <table:table-row table:style-name="ro1">
          <table:table-cell office:value-type="string" calcext:value-type="string">
            <text:p>ALIGNMENTS_MARKOV_2_K1</text:p>
          </table:table-cell>
          <table:table-cell office:value-type="float" office:value="0.684668743953867" calcext:value-type="float">
            <text:p>0.684668743953867</text:p>
          </table:table-cell>
          <table:table-cell/>
          <table:table-cell office:value-type="string" calcext:value-type="string">
            <text:p>FOOTPRINT_COST_PRE</text:p>
          </table:table-cell>
          <table:table-cell office:value-type="float" office:value="0.638412916794901" calcext:value-type="float">
            <text:p>0.638412916794901</text:p>
          </table:table-cell>
        </table:table-row>
        <table:table-row table:style-name="ro1">
          <table:table-cell office:value-type="string" calcext:value-type="string">
            <text:p>FOOTPRINT_COST_FIT</text:p>
          </table:table-cell>
          <table:table-cell office:value-type="float" office:value="0.671170442002831" calcext:value-type="float">
            <text:p>0.671170442002831</text:p>
          </table:table-cell>
          <table:table-cell/>
          <table:table-cell office:value-type="string" calcext:value-type="string">
            <text:p>ABS_EDGES_ONLY_IN_MODEL_W_2</text:p>
          </table:table-cell>
          <table:table-cell office:value-type="float" office:value="0.634570603166849" calcext:value-type="float">
            <text:p>0.634570603166849</text:p>
          </table:table-cell>
        </table:table-row>
        <table:table-row table:style-name="ro1">
          <table:table-cell office:value-type="string" calcext:value-type="string">
            <text:p>ABS_EDGES_ONLY_IN_LOG</text:p>
          </table:table-cell>
          <table:table-cell office:value-type="float" office:value="0.617361321533095" calcext:value-type="float">
            <text:p>0.617361321533095</text:p>
          </table:table-cell>
          <table:table-cell/>
          <table:table-cell office:value-type="string" calcext:value-type="string">
            <text:p>ABS_MODEL_MAX_DEGREE</text:p>
          </table:table-cell>
          <table:table-cell office:value-type="float" office:value="0.599394433694332" calcext:value-type="float">
            <text:p>0.599394433694332</text:p>
          </table:table-cell>
        </table:table-row>
        <table:table-row table:style-name="ro1">
          <table:table-cell office:value-type="string" calcext:value-type="string">
            <text:p>ALIGNMENTS_MARKOV_4_K1</text:p>
          </table:table-cell>
          <table:table-cell office:value-type="float" office:value="0.551360652140657" calcext:value-type="float">
            <text:p>0.551360652140657</text:p>
          </table:table-cell>
          <table:table-cell/>
          <table:table-cell office:value-type="string" calcext:value-type="string">
            <text:p>PN_TRANS</text:p>
          </table:table-cell>
          <table:table-cell office:value-type="float" office:value="0.59880588239263" calcext:value-type="float">
            <text:p>0.59880588239263</text:p>
          </table:table-cell>
        </table:table-row>
        <table:table-row table:style-name="ro1">
          <table:table-cell office:value-type="string" calcext:value-type="string">
            <text:p>ABS_MEAN_BTW_DIV</text:p>
          </table:table-cell>
          <table:table-cell office:value-type="float" office:value="0.483416465728071" calcext:value-type="float">
            <text:p>0.483416465728071</text:p>
          </table:table-cell>
          <table:table-cell/>
          <table:table-cell office:value-type="string" calcext:value-type="string">
            <text:p>ABS_EDGES_ONLY_IN_MODEL_W</text:p>
          </table:table-cell>
          <table:table-cell office:value-type="float" office:value="0.581520452020497" calcext:value-type="float">
            <text:p>0.581520452020497</text:p>
          </table:table-cell>
        </table:table-row>
        <table:table-row table:style-name="ro1">
          <table:table-cell office:value-type="string" calcext:value-type="string">
            <text:p>DIST_NODES_PERCENT</text:p>
          </table:table-cell>
          <table:table-cell office:value-type="float" office:value="0.43878997425134" calcext:value-type="float">
            <text:p>0.43878997425134</text:p>
          </table:table-cell>
          <table:table-cell/>
          <table:table-cell office:value-type="string" calcext:value-type="string">
            <text:p>LOG_AVG_SEQS_LENGTH</text:p>
          </table:table-cell>
          <table:table-cell office:value-type="float" office:value="0.578489239646888" calcext:value-type="float">
            <text:p>0.578489239646888</text:p>
          </table:table-cell>
        </table:table-row>
        <table:table-row table:style-name="ro1">
          <table:table-cell office:value-type="string" calcext:value-type="string">
            <text:p>PN_IN_ARCS_INV_TRAN_MEAN</text:p>
          </table:table-cell>
          <table:table-cell office:value-type="float" office:value="0.416949957529659" calcext:value-type="float">
            <text:p>0.416949957529659</text:p>
          </table:table-cell>
          <table:table-cell/>
          <table:table-cell office:value-type="string" calcext:value-type="string">
            <text:p>LOG_SEQS</text:p>
          </table:table-cell>
          <table:table-cell office:value-type="float" office:value="0.578352960641329" calcext:value-type="float">
            <text:p>0.578352960641329</text:p>
          </table:table-cell>
        </table:table-row>
        <table:table-row table:style-name="ro1">
          <table:table-cell office:value-type="string" calcext:value-type="string">
            <text:p>PN_OUT_ARCS_INV_TRAN_MEAN</text:p>
          </table:table-cell>
          <table:table-cell office:value-type="float" office:value="0.416949957529659" calcext:value-type="float">
            <text:p>0.416949957529659</text:p>
          </table:table-cell>
          <table:table-cell/>
          <table:table-cell office:value-type="string" calcext:value-type="string">
            <text:p>LOG_EVENTS_TYPES</text:p>
          </table:table-cell>
          <table:table-cell office:value-type="float" office:value="0.575063170314394" calcext:value-type="float">
            <text:p>0.575063170314394</text:p>
          </table:table-cell>
        </table:table-row>
        <table:table-row table:style-name="ro1">
          <table:table-cell office:value-type="string" calcext:value-type="string">
            <text:p>ABS_MEAN_BTW</text:p>
          </table:table-cell>
          <table:table-cell office:value-type="float" office:value="0.411530913793386" calcext:value-type="float">
            <text:p>0.411530913793386</text:p>
          </table:table-cell>
          <table:table-cell/>
          <table:table-cell office:value-type="string" calcext:value-type="string">
            <text:p>ABS_MEAN_DEGREE</text:p>
          </table:table-cell>
          <table:table-cell office:value-type="float" office:value="0.571661213203455" calcext:value-type="float">
            <text:p>0.571661213203455</text:p>
          </table:table-cell>
        </table:table-row>
        <table:table-row table:style-name="ro1">
          <table:table-cell office:value-type="string" calcext:value-type="string">
            <text:p>ABS_MAX_CLUSTER</text:p>
          </table:table-cell>
          <table:table-cell office:value-type="float" office:value="0.39633272371732" calcext:value-type="float">
            <text:p>0.39633272371732</text:p>
          </table:table-cell>
          <table:table-cell/>
          <table:table-cell office:value-type="string" calcext:value-type="string">
            <text:p>PN_SILENT_TRANS</text:p>
          </table:table-cell>
          <table:table-cell office:value-type="float" office:value="0.564557110504262" calcext:value-type="float">
            <text:p>0.564557110504262</text:p>
          </table:table-cell>
        </table:table-row>
        <table:table-row table:style-name="ro1">
          <table:table-cell office:value-type="string" calcext:value-type="string">
            <text:p>ABS_DFT_ENTROPY_DIV</text:p>
          </table:table-cell>
          <table:table-cell office:value-type="float" office:value="0.380407574845781" calcext:value-type="float">
            <text:p>0.380407574845781</text:p>
          </table:table-cell>
          <table:table-cell/>
          <table:table-cell office:value-type="string" calcext:value-type="string">
            <text:p>PN_PLACES</text:p>
          </table:table-cell>
          <table:table-cell office:value-type="float" office:value="0.560280787193504" calcext:value-type="float">
            <text:p>0.560280787193504</text:p>
          </table:table-cell>
        </table:table-row>
        <table:table-row table:style-name="ro1">
          <table:table-cell office:value-type="string" calcext:value-type="string">
            <text:p>ABS_DFT_ENTROPY</text:p>
          </table:table-cell>
          <table:table-cell office:value-type="float" office:value="0.368532712721915" calcext:value-type="float">
            <text:p>0.368532712721915</text:p>
          </table:table-cell>
          <table:table-cell/>
          <table:table-cell office:value-type="string" calcext:value-type="string">
            <text:p>FOOTPRINT_COST_PRE_W</text:p>
          </table:table-cell>
          <table:table-cell office:value-type="float" office:value="0.552451436774447" calcext:value-type="float">
            <text:p>0.552451436774447</text:p>
          </table:table-cell>
        </table:table-row>
        <table:table-row table:style-name="ro1">
          <table:table-cell office:value-type="string" calcext:value-type="string">
            <text:p>ABS_NODE_LINK_RATIO_DIV</text:p>
          </table:table-cell>
          <table:table-cell office:value-type="float" office:value="0.347111144068708" calcext:value-type="float">
            <text:p>0.347111144068708</text:p>
          </table:table-cell>
          <table:table-cell/>
          <table:table-cell office:value-type="string" calcext:value-type="string">
            <text:p>ABS_LOG_LINK_DENSITY</text:p>
          </table:table-cell>
          <table:table-cell office:value-type="float" office:value="0.55110483928658" calcext:value-type="float">
            <text:p>0.55110483928658</text:p>
          </table:table-cell>
        </table:table-row>
        <table:table-row table:style-name="ro1">
          <table:table-cell office:value-type="string" calcext:value-type="string">
            <text:p>ABS_MAX_CLUSTER_DIV</text:p>
          </table:table-cell>
          <table:table-cell office:value-type="float" office:value="0.343359385803238" calcext:value-type="float">
            <text:p>0.343359385803238</text:p>
          </table:table-cell>
          <table:table-cell/>
          <table:table-cell office:value-type="string" calcext:value-type="string">
            <text:p>ABS_MEAN_DEGREE_DIV</text:p>
          </table:table-cell>
          <table:table-cell office:value-type="float" office:value="0.542488286772297" calcext:value-type="float">
            <text:p>0.542488286772297</text:p>
          </table:table-cell>
        </table:table-row>
        <table:table-row table:style-name="ro1">
          <table:table-cell office:value-type="string" calcext:value-type="string">
            <text:p>ABS_MEAN_CLUST</text:p>
          </table:table-cell>
          <table:table-cell office:value-type="float" office:value="0.338144241568052" calcext:value-type="float">
            <text:p>0.338144241568052</text:p>
          </table:table-cell>
          <table:table-cell/>
          <table:table-cell office:value-type="string" calcext:value-type="string">
            <text:p>ABS_MODEL_DEGREE_ENTROPY</text:p>
          </table:table-cell>
          <table:table-cell office:value-type="float" office:value="0.539685661175515" calcext:value-type="float">
            <text:p>0.539685661175515</text:p>
          </table:table-cell>
        </table:table-row>
        <table:table-row table:style-name="ro1">
          <table:table-cell office:value-type="string" calcext:value-type="string">
            <text:p>ABS_NODE_LINK_RATIO</text:p>
          </table:table-cell>
          <table:table-cell office:value-type="float" office:value="0.336391084651318" calcext:value-type="float">
            <text:p>0.336391084651318</text:p>
          </table:table-cell>
          <table:table-cell/>
          <table:table-cell office:value-type="string" calcext:value-type="string">
            <text:p>ABS_LOG_MAX_DEGREE</text:p>
          </table:table-cell>
          <table:table-cell office:value-type="float" office:value="0.535343233381289" calcext:value-type="float">
            <text:p>0.535343233381289</text:p>
          </table:table-cell>
        </table:table-row>
        <table:table-row table:style-name="ro1">
          <table:table-cell office:value-type="string" calcext:value-type="string">
            <text:p>ABS_MAX_DEGREE_DIV</text:p>
          </table:table-cell>
          <table:table-cell office:value-type="float" office:value="0.336152465578803" calcext:value-type="float">
            <text:p>0.336152465578803</text:p>
          </table:table-cell>
          <table:table-cell/>
          <table:table-cell office:value-type="string" calcext:value-type="string">
            <text:p>LOG_AVG_EDIT_DIST</text:p>
          </table:table-cell>
          <table:table-cell office:value-type="float" office:value="0.533375140618855" calcext:value-type="float">
            <text:p>0.533375140618855</text:p>
          </table:table-cell>
        </table:table-row>
        <table:table-row table:style-name="ro1">
          <table:table-cell office:value-type="string" calcext:value-type="string">
            <text:p>ABS_BTW_ENTROPY_NORM</text:p>
          </table:table-cell>
          <table:table-cell office:value-type="float" office:value="0.315357647409799" calcext:value-type="float">
            <text:p>0.315357647409799</text:p>
          </table:table-cell>
          <table:table-cell/>
          <table:table-cell office:value-type="string" calcext:value-type="string">
            <text:p>ABS_LOG_DEGREE_ENTROPY</text:p>
          </table:table-cell>
          <table:table-cell office:value-type="float" office:value="0.51825008039187" calcext:value-type="float">
            <text:p>0.51825008039187</text:p>
          </table:table-cell>
        </table:table-row>
        <table:table-row table:style-name="ro1">
          <table:table-cell office:value-type="string" calcext:value-type="string">
            <text:p>ABS_MODEL_LINK_DENSITY</text:p>
          </table:table-cell>
          <table:table-cell office:value-type="float" office:value="0.29571352857358" calcext:value-type="float">
            <text:p>0.29571352857358</text:p>
          </table:table-cell>
          <table:table-cell/>
          <table:table-cell office:value-type="string" calcext:value-type="string">
            <text:p>PN_ARCS_MAX</text:p>
          </table:table-cell>
          <table:table-cell office:value-type="float" office:value="0.515810707757452" calcext:value-type="float">
            <text:p>0.515810707757452</text:p>
          </table:table-cell>
        </table:table-row>
        <table:table-row table:style-name="ro1">
          <table:table-cell office:value-type="string" calcext:value-type="string">
            <text:p>ABS_MEAN_DEGREE_DIV</text:p>
          </table:table-cell>
          <table:table-cell office:value-type="float" office:value="0.289390464608932" calcext:value-type="float">
            <text:p>0.289390464608932</text:p>
          </table:table-cell>
          <table:table-cell/>
          <table:table-cell office:value-type="string" calcext:value-type="string">
            <text:p>ABS_BTW_ENTROPY</text:p>
          </table:table-cell>
          <table:table-cell office:value-type="float" office:value="0.515566110196994" calcext:value-type="float">
            <text:p>0.515566110196994</text:p>
          </table:table-cell>
        </table:table-row>
        <table:table-row table:style-name="ro1">
          <table:table-cell office:value-type="string" calcext:value-type="string">
            <text:p>ABS_DEGREE_ENTROPY</text:p>
          </table:table-cell>
          <table:table-cell office:value-type="float" office:value="0.288136425131281" calcext:value-type="float">
            <text:p>0.288136425131281</text:p>
          </table:table-cell>
          <table:table-cell/>
          <table:table-cell office:value-type="string" calcext:value-type="string">
            <text:p>ABS_LINK_DENSITY</text:p>
          </table:table-cell>
          <table:table-cell office:value-type="float" office:value="0.508006520645091" calcext:value-type="float">
            <text:p>0.508006520645091</text:p>
          </table:table-cell>
        </table:table-row>
        <table:table-row table:style-name="ro1">
          <table:table-cell office:value-type="string" calcext:value-type="string">
            <text:p>ABS_DEGREE_ENTROPY_DIV</text:p>
          </table:table-cell>
          <table:table-cell office:value-type="float" office:value="0.288136425131281" calcext:value-type="float">
            <text:p>0.288136425131281</text:p>
          </table:table-cell>
          <table:table-cell/>
          <table:table-cell office:value-type="string" calcext:value-type="string">
            <text:p>PN_OUT_ARCS_MAX</text:p>
          </table:table-cell>
          <table:table-cell office:value-type="float" office:value="0.506951424586619" calcext:value-type="float">
            <text:p>0.506951424586619</text:p>
          </table:table-cell>
        </table:table-row>
        <table:table-row table:style-name="ro1">
          <table:table-cell office:value-type="string" calcext:value-type="string">
            <text:p>DIST_EDGES_PERCENT</text:p>
          </table:table-cell>
          <table:table-cell office:value-type="float" office:value="0.276435784322585" calcext:value-type="float">
            <text:p>0.276435784322585</text:p>
          </table:table-cell>
          <table:table-cell/>
          <table:table-cell office:value-type="string" calcext:value-type="string">
            <text:p>PN_IN_ARCS_MAX</text:p>
          </table:table-cell>
          <table:table-cell office:value-type="float" office:value="0.499382468290662" calcext:value-type="float">
            <text:p>0.499382468290662</text:p>
          </table:table-cell>
        </table:table-row>
        <table:table-row table:style-name="ro1">
          <table:table-cell office:value-type="string" calcext:value-type="string">
            <text:p>variant_entropy_norm</text:p>
          </table:table-cell>
          <table:table-cell office:value-type="float" office:value="0.27247930074322" calcext:value-type="float">
            <text:p>0.27247930074322</text:p>
          </table:table-cell>
          <table:table-cell/>
          <table:table-cell office:value-type="string" calcext:value-type="string">
            <text:p>ABS_LINK_DENSITY_DIV</text:p>
          </table:table-cell>
          <table:table-cell office:value-type="float" office:value="0.498244746411148" calcext:value-type="float">
            <text:p>0.498244746411148</text:p>
          </table:table-cell>
        </table:table-row>
        <table:table-row table:style-name="ro1">
          <table:table-cell office:value-type="string" calcext:value-type="string">
            <text:p>PN_IN_ARCS_INV_TRAN_MAX</text:p>
          </table:table-cell>
          <table:table-cell office:value-type="float" office:value="0.258527374291363" calcext:value-type="float">
            <text:p>0.258527374291363</text:p>
          </table:table-cell>
          <table:table-cell/>
          <table:table-cell office:value-type="string" calcext:value-type="string">
            <text:p>ABS_LOG_NODE_LINK_RATIO</text:p>
          </table:table-cell>
          <table:table-cell office:value-type="float" office:value="0.496787769568365" calcext:value-type="float">
            <text:p>0.496787769568365</text:p>
          </table:table-cell>
        </table:table-row>
        <table:table-row table:style-name="ro1">
          <table:table-cell office:value-type="string" calcext:value-type="string">
            <text:p>PN_OUT_ARCS_INV_TRAN_MAX</text:p>
          </table:table-cell>
          <table:table-cell office:value-type="float" office:value="0.258527374291363" calcext:value-type="float">
            <text:p>0.258527374291363</text:p>
          </table:table-cell>
          <table:table-cell/>
          <table:table-cell office:value-type="string" calcext:value-type="string">
            <text:p>ABS_LOG_MEAN_BTW</text:p>
          </table:table-cell>
          <table:table-cell office:value-type="float" office:value="0.492528247911371" calcext:value-type="float">
            <text:p>0.492528247911371</text:p>
          </table:table-cell>
        </table:table-row>
        <table:table-row table:style-name="ro1">
          <table:table-cell office:value-type="string" calcext:value-type="string">
            <text:p>ABS_MAX_DEGREE</text:p>
          </table:table-cell>
          <table:table-cell office:value-type="float" office:value="0.252730958672465" calcext:value-type="float">
            <text:p>0.252730958672465</text:p>
          </table:table-cell>
          <table:table-cell/>
          <table:table-cell office:value-type="string" calcext:value-type="string">
            <text:p>PN_ARCS_MEAN</text:p>
          </table:table-cell>
          <table:table-cell office:value-type="float" office:value="0.484258119328168" calcext:value-type="float">
            <text:p>0.484258119328168</text:p>
          </table:table-cell>
        </table:table-row>
        <table:table-row table:style-name="ro1">
          <table:table-cell office:value-type="string" calcext:value-type="string">
            <text:p>ABS_EDGES_ONLY_IN_LOG_CC</text:p>
          </table:table-cell>
          <table:table-cell office:value-type="float" office:value="0.252517155894369" calcext:value-type="float">
            <text:p>0.252517155894369</text:p>
          </table:table-cell>
          <table:table-cell/>
          <table:table-cell office:value-type="string" calcext:value-type="string">
            <text:p>PN_IN_ARCS_MEAN</text:p>
          </table:table-cell>
          <table:table-cell office:value-type="float" office:value="0.484252477707666" calcext:value-type="float">
            <text:p>0.484252477707666</text:p>
          </table:table-cell>
        </table:table-row>
        <table:table-row table:style-name="ro1">
          <table:table-cell office:value-type="string" calcext:value-type="string">
            <text:p>LOG_AVG_SEQS_LENGTH</text:p>
          </table:table-cell>
          <table:table-cell office:value-type="float" office:value="0.242552576545327" calcext:value-type="float">
            <text:p>0.242552576545327</text:p>
          </table:table-cell>
          <table:table-cell/>
          <table:table-cell office:value-type="string" calcext:value-type="string">
            <text:p>PN_OUT_ARCS_MEAN</text:p>
          </table:table-cell>
          <table:table-cell office:value-type="float" office:value="0.484252477707666" calcext:value-type="float">
            <text:p>0.484252477707666</text:p>
          </table:table-cell>
        </table:table-row>
        <table:table-row table:style-name="ro1">
          <table:table-cell office:value-type="string" calcext:value-type="string">
            <text:p>ABS_MEAN_DEGREE</text:p>
          </table:table-cell>
          <table:table-cell office:value-type="float" office:value="0.218598086010491" calcext:value-type="float">
            <text:p>0.218598086010491</text:p>
          </table:table-cell>
          <table:table-cell/>
          <table:table-cell office:value-type="string" calcext:value-type="string">
            <text:p>variant_entropy_norm</text:p>
          </table:table-cell>
          <table:table-cell office:value-type="float" office:value="0.470905319815594" calcext:value-type="float">
            <text:p>0.470905319815594</text:p>
          </table:table-cell>
        </table:table-row>
        <table:table-row table:style-name="ro1">
          <table:table-cell office:value-type="string" calcext:value-type="string">
            <text:p>ABS_LOG_DEGREE_ASSORT</text:p>
          </table:table-cell>
          <table:table-cell office:value-type="float" office:value="0.215018671889248" calcext:value-type="float">
            <text:p>0.215018671889248</text:p>
          </table:table-cell>
          <table:table-cell/>
          <table:table-cell office:value-type="string" calcext:value-type="string">
            <text:p>ABS_LOG_BTW_ENTROPY_NORM</text:p>
          </table:table-cell>
          <table:table-cell office:value-type="float" office:value="0.445120702045317" calcext:value-type="float">
            <text:p>0.445120702045317</text:p>
          </table:table-cell>
        </table:table-row>
        <table:table-row table:style-name="ro1">
          <table:table-cell office:value-type="string" calcext:value-type="string">
            <text:p>ABS_LOG_MEAN_BTW</text:p>
          </table:table-cell>
          <table:table-cell office:value-type="float" office:value="0.204513829236587" calcext:value-type="float">
            <text:p>0.204513829236587</text:p>
          </table:table-cell>
          <table:table-cell/>
          <table:table-cell office:value-type="string" calcext:value-type="string">
            <text:p>ABS_DEGREE_ENTROPY_DIV</text:p>
          </table:table-cell>
          <table:table-cell office:value-type="float" office:value="0.436580494647627" calcext:value-type="float">
            <text:p>0.436580494647627</text:p>
          </table:table-cell>
        </table:table-row>
        <table:table-row table:style-name="ro1">
          <table:table-cell office:value-type="string" calcext:value-type="string">
            <text:p>PRECISION_25_RAND</text:p>
          </table:table-cell>
          <table:table-cell office:value-type="float" office:value="0.20127070424642" calcext:value-type="float">
            <text:p>0.20127070424642</text:p>
          </table:table-cell>
          <table:table-cell/>
          <table:table-cell office:value-type="string" calcext:value-type="string">
            <text:p>ABS_DEGREE_ENTROPY</text:p>
          </table:table-cell>
          <table:table-cell office:value-type="float" office:value="0.436580494647627" calcext:value-type="float">
            <text:p>0.436580494647627</text:p>
          </table:table-cell>
        </table:table-row>
        <table:table-row table:style-name="ro1">
          <table:table-cell office:value-type="string" calcext:value-type="string">
            <text:p>ABS_DEGREE_ASSORT</text:p>
          </table:table-cell>
          <table:table-cell office:value-type="float" office:value="0.189108913086528" calcext:value-type="float">
            <text:p>0.189108913086528</text:p>
          </table:table-cell>
          <table:table-cell/>
          <table:table-cell office:value-type="string" calcext:value-type="string">
            <text:p>ABS_LOG_BTW_ENTROPY</text:p>
          </table:table-cell>
          <table:table-cell office:value-type="float" office:value="0.417664029093958" calcext:value-type="float">
            <text:p>0.417664029093958</text:p>
          </table:table-cell>
        </table:table-row>
        <table:table-row table:style-name="ro1">
          <table:table-cell office:value-type="string" calcext:value-type="string">
            <text:p>ABS_MEAN_CLUST_DIV</text:p>
          </table:table-cell>
          <table:table-cell office:value-type="float" office:value="0.183314562290345" calcext:value-type="float">
            <text:p>0.183314562290345</text:p>
          </table:table-cell>
          <table:table-cell/>
          <table:table-cell office:value-type="string" calcext:value-type="string">
            <text:p>ABS_BTW_ENTROPY_NORM</text:p>
          </table:table-cell>
          <table:table-cell office:value-type="float" office:value="0.399083692674515" calcext:value-type="float">
            <text:p>0.399083692674515</text:p>
          </table:table-cell>
        </table:table-row>
        <table:table-row table:style-name="ro1">
          <table:table-cell office:value-type="string" calcext:value-type="string">
            <text:p>ABS_LOG_LINK_DENSITY</text:p>
          </table:table-cell>
          <table:table-cell office:value-type="float" office:value="0.178855399839095" calcext:value-type="float">
            <text:p>0.178855399839095</text:p>
          </table:table-cell>
          <table:table-cell/>
          <table:table-cell office:value-type="string" calcext:value-type="string">
            <text:p>ABS_DFT_ENTROPY</text:p>
          </table:table-cell>
          <table:table-cell office:value-type="float" office:value="0.357438289954759" calcext:value-type="float">
            <text:p>0.357438289954759</text:p>
          </table:table-cell>
        </table:table-row>
        <table:table-row table:style-name="ro1">
          <table:table-cell office:value-type="string" calcext:value-type="string">
            <text:p>ABS_MODEL_DEGREE_ENTROPY</text:p>
          </table:table-cell>
          <table:table-cell office:value-type="float" office:value="0.175540592724443" calcext:value-type="float">
            <text:p>0.175540592724443</text:p>
          </table:table-cell>
          <table:table-cell/>
          <table:table-cell office:value-type="string" calcext:value-type="string">
            <text:p>ABS_MEAN_CLUST</text:p>
          </table:table-cell>
          <table:table-cell office:value-type="float" office:value="0.347079278947905" calcext:value-type="float">
            <text:p>0.347079278947905</text:p>
          </table:table-cell>
        </table:table-row>
        <table:table-row table:style-name="ro1">
          <table:table-cell office:value-type="string" calcext:value-type="string">
            <text:p>ABS_LOG_MAX_CLUST_COEF</text:p>
          </table:table-cell>
          <table:table-cell office:value-type="float" office:value="0.169413249332191" calcext:value-type="float">
            <text:p>0.169413249332191</text:p>
          </table:table-cell>
          <table:table-cell/>
          <table:table-cell office:value-type="string" calcext:value-type="string">
            <text:p>ABS_MEAN_BTW_DIV</text:p>
          </table:table-cell>
          <table:table-cell office:value-type="float" office:value="0.303105701987845" calcext:value-type="float">
            <text:p>0.303105701987845</text:p>
          </table:table-cell>
        </table:table-row>
        <table:table-row table:style-name="ro1">
          <table:table-cell office:value-type="string" calcext:value-type="string">
            <text:p>LOG_AVG_EDIT_DIST</text:p>
          </table:table-cell>
          <table:table-cell office:value-type="float" office:value="0.163913456641856" calcext:value-type="float">
            <text:p>0.163913456641856</text:p>
          </table:table-cell>
          <table:table-cell/>
          <table:table-cell office:value-type="string" calcext:value-type="string">
            <text:p>ABS_EDGES_ONLY_IN_LOG_BTW_NORM</text:p>
          </table:table-cell>
          <table:table-cell office:value-type="float" office:value="0.293065699445402" calcext:value-type="float">
            <text:p>0.293065699445402</text:p>
          </table:table-cell>
        </table:table-row>
        <table:table-row table:style-name="ro1">
          <table:table-cell office:value-type="string" calcext:value-type="string">
            <text:p>PN_ARCS_MEAN</text:p>
          </table:table-cell>
          <table:table-cell office:value-type="float" office:value="0.159410300445466" calcext:value-type="float">
            <text:p>0.159410300445466</text:p>
          </table:table-cell>
          <table:table-cell/>
          <table:table-cell office:value-type="string" calcext:value-type="string">
            <text:p>ALIGNMENTS_MARKOV_4_K1</text:p>
          </table:table-cell>
          <table:table-cell office:value-type="float" office:value="0.264886681460415" calcext:value-type="float">
            <text:p>0.264886681460415</text:p>
          </table:table-cell>
        </table:table-row>
        <table:table-row table:style-name="ro1">
          <table:table-cell office:value-type="string" calcext:value-type="string">
            <text:p>PN_OUT_ARCS_MEAN</text:p>
          </table:table-cell>
          <table:table-cell office:value-type="float" office:value="0.159405607259246" calcext:value-type="float">
            <text:p>0.159405607259246</text:p>
          </table:table-cell>
          <table:table-cell/>
          <table:table-cell office:value-type="string" calcext:value-type="string">
            <text:p>ABS_NODE_LINK_RATIO</text:p>
          </table:table-cell>
          <table:table-cell office:value-type="float" office:value="0.236890435585951" calcext:value-type="float">
            <text:p>0.236890435585951</text:p>
          </table:table-cell>
        </table:table-row>
        <table:table-row table:style-name="ro1">
          <table:table-cell office:value-type="string" calcext:value-type="string">
            <text:p>PN_IN_ARCS_MEAN</text:p>
          </table:table-cell>
          <table:table-cell office:value-type="float" office:value="0.159405607259246" calcext:value-type="float">
            <text:p>0.159405607259246</text:p>
          </table:table-cell>
          <table:table-cell/>
          <table:table-cell office:value-type="string" calcext:value-type="string">
            <text:p>ABS_DFT_ENTROPY_DIV</text:p>
          </table:table-cell>
          <table:table-cell office:value-type="float" office:value="0.22859734350655" calcext:value-type="float">
            <text:p>0.22859734350655</text:p>
          </table:table-cell>
        </table:table-row>
        <table:table-row table:style-name="ro1">
          <table:table-cell office:value-type="string" calcext:value-type="string">
            <text:p>PN_SILENT_TRANS</text:p>
          </table:table-cell>
          <table:table-cell office:value-type="float" office:value="0.158636274764517" calcext:value-type="float">
            <text:p>0.158636274764517</text:p>
          </table:table-cell>
          <table:table-cell/>
          <table:table-cell office:value-type="string" calcext:value-type="string">
            <text:p>ABS_EDGES_ONLY_IN_LOG_BTW</text:p>
          </table:table-cell>
          <table:table-cell office:value-type="float" office:value="0.201462737639937" calcext:value-type="float">
            <text:p>0.201462737639937</text:p>
          </table:table-cell>
        </table:table-row>
        <table:table-row table:style-name="ro1">
          <table:table-cell office:value-type="string" calcext:value-type="string">
            <text:p>ABS_MAX_BTW_DIV</text:p>
          </table:table-cell>
          <table:table-cell office:value-type="float" office:value="0.155166104877739" calcext:value-type="float">
            <text:p>0.155166104877739</text:p>
          </table:table-cell>
          <table:table-cell/>
          <table:table-cell office:value-type="string" calcext:value-type="string">
            <text:p>ABS_LOG_MAX_CLUST_COEF</text:p>
          </table:table-cell>
          <table:table-cell office:value-type="float" office:value="0.192757399866479" calcext:value-type="float">
            <text:p>0.192757399866479</text:p>
          </table:table-cell>
        </table:table-row>
        <table:table-row table:style-name="ro1">
          <table:table-cell office:value-type="string" calcext:value-type="string">
            <text:p>ABS_LOG_NODE_LINK_RATIO</text:p>
          </table:table-cell>
          <table:table-cell office:value-type="float" office:value="0.14932955947632" calcext:value-type="float">
            <text:p>0.14932955947632</text:p>
          </table:table-cell>
          <table:table-cell/>
          <table:table-cell office:value-type="string" calcext:value-type="string">
            <text:p>ABS_LOG_DEGREE_ASSORT</text:p>
          </table:table-cell>
          <table:table-cell office:value-type="float" office:value="0.181992881873037" calcext:value-type="float">
            <text:p>0.181992881873037</text:p>
          </table:table-cell>
        </table:table-row>
        <table:table-row table:style-name="ro1">
          <table:table-cell office:value-type="string" calcext:value-type="string">
            <text:p>TIME_MARKOV</text:p>
          </table:table-cell>
          <table:table-cell office:value-type="float" office:value="0.147289901930009" calcext:value-type="float">
            <text:p>0.147289901930009</text:p>
          </table:table-cell>
          <table:table-cell/>
          <table:table-cell office:value-type="string" calcext:value-type="string">
            <text:p>ABS_MEAN_CLUST_DIV</text:p>
          </table:table-cell>
          <table:table-cell office:value-type="float" office:value="0.1781215840008" calcext:value-type="float">
            <text:p>0.1781215840008</text:p>
          </table:table-cell>
        </table:table-row>
        <table:table-row table:style-name="ro1">
          <table:table-cell office:value-type="string" calcext:value-type="string">
            <text:p>ABS_BTW_ENTROPY</text:p>
          </table:table-cell>
          <table:table-cell office:value-type="float" office:value="0.137753287345983" calcext:value-type="float">
            <text:p>0.137753287345983</text:p>
          </table:table-cell>
          <table:table-cell/>
          <table:table-cell office:value-type="string" calcext:value-type="string">
            <text:p>ABS_MAX_BTW</text:p>
          </table:table-cell>
          <table:table-cell office:value-type="float" office:value="0.176726042315875" calcext:value-type="float">
            <text:p>0.176726042315875</text:p>
          </table:table-cell>
        </table:table-row>
        <table:table-row table:style-name="ro1">
          <table:table-cell office:value-type="string" calcext:value-type="string">
            <text:p>ABS_BTW_ENTROPY_DIV</text:p>
          </table:table-cell>
          <table:table-cell office:value-type="float" office:value="0.135286956325775" calcext:value-type="float">
            <text:p>0.135286956325775</text:p>
          </table:table-cell>
          <table:table-cell/>
          <table:table-cell office:value-type="string" calcext:value-type="string">
            <text:p>TIME_MARKOV</text:p>
          </table:table-cell>
          <table:table-cell office:value-type="float" office:value="0.175705760555509" calcext:value-type="float">
            <text:p>0.175705760555509</text:p>
          </table:table-cell>
        </table:table-row>
        <table:table-row table:style-name="ro1">
          <table:table-cell office:value-type="string" calcext:value-type="string">
            <text:p>ABS_BTW_ENTROPY_NORM_DIV</text:p>
          </table:table-cell>
          <table:table-cell office:value-type="float" office:value="0.135286956325775" calcext:value-type="float">
            <text:p>0.135286956325775</text:p>
          </table:table-cell>
          <table:table-cell/>
          <table:table-cell office:value-type="string" calcext:value-type="string">
            <text:p>ABS_MAX_DEGREE_DIV</text:p>
          </table:table-cell>
          <table:table-cell office:value-type="float" office:value="0.175613358007958" calcext:value-type="float">
            <text:p>0.175613358007958</text:p>
          </table:table-cell>
        </table:table-row>
        <table:table-row table:style-name="ro1">
          <table:table-cell office:value-type="string" calcext:value-type="string">
            <text:p>ABS_EDGES_ONLY_IN_MODEL_W</text:p>
          </table:table-cell>
          <table:table-cell office:value-type="float" office:value="0.134452780624923" calcext:value-type="float">
            <text:p>0.134452780624923</text:p>
          </table:table-cell>
          <table:table-cell/>
          <table:table-cell office:value-type="string" calcext:value-type="string">
            <text:p>LOG_EVENTS</text:p>
          </table:table-cell>
          <table:table-cell office:value-type="float" office:value="0.174957961664946" calcext:value-type="float">
            <text:p>0.174957961664946</text:p>
          </table:table-cell>
        </table:table-row>
        <table:table-row table:style-name="ro1">
          <table:table-cell office:value-type="string" calcext:value-type="string">
            <text:p>PN_IN_ARCS_MAX</text:p>
          </table:table-cell>
          <table:table-cell office:value-type="float" office:value="0.123546699165299" calcext:value-type="float">
            <text:p>0.123546699165299</text:p>
          </table:table-cell>
          <table:table-cell/>
          <table:table-cell office:value-type="string" calcext:value-type="string">
            <text:p>ABS_BTW_ENTROPY_NORM_DIV</text:p>
          </table:table-cell>
          <table:table-cell office:value-type="float" office:value="0.169542466722486" calcext:value-type="float">
            <text:p>0.169542466722486</text:p>
          </table:table-cell>
        </table:table-row>
        <table:table-row table:style-name="ro1">
          <table:table-cell office:value-type="string" calcext:value-type="string">
            <text:p>LOG_EVENTS_TYPES</text:p>
          </table:table-cell>
          <table:table-cell office:value-type="float" office:value="0.120516304770219" calcext:value-type="float">
            <text:p>0.120516304770219</text:p>
          </table:table-cell>
          <table:table-cell/>
          <table:table-cell office:value-type="string" calcext:value-type="string">
            <text:p>ABS_BTW_ENTROPY_DIV</text:p>
          </table:table-cell>
          <table:table-cell office:value-type="float" office:value="0.169542466722486" calcext:value-type="float">
            <text:p>0.169542466722486</text:p>
          </table:table-cell>
        </table:table-row>
        <table:table-row table:style-name="ro1">
          <table:table-cell office:value-type="string" calcext:value-type="string">
            <text:p>ABS_LINK_DENSITY</text:p>
          </table:table-cell>
          <table:table-cell office:value-type="float" office:value="0.118027757383678" calcext:value-type="float">
            <text:p>0.118027757383678</text:p>
          </table:table-cell>
          <table:table-cell/>
          <table:table-cell office:value-type="string" calcext:value-type="string">
            <text:p>ABS_EDGES_ONLY_IN_LOG</text:p>
          </table:table-cell>
          <table:table-cell office:value-type="float" office:value="0.168633120653171" calcext:value-type="float">
            <text:p>0.168633120653171</text:p>
          </table:table-cell>
        </table:table-row>
        <table:table-row table:style-name="ro1">
          <table:table-cell office:value-type="string" calcext:value-type="string">
            <text:p>PRECISION_50_RAND</text:p>
          </table:table-cell>
          <table:table-cell office:value-type="float" office:value="0.115215289137669" calcext:value-type="float">
            <text:p>0.115215289137669</text:p>
          </table:table-cell>
          <table:table-cell/>
          <table:table-cell office:value-type="string" calcext:value-type="string">
            <text:p>ABS_LOG_DFT_ENTROPY</text:p>
          </table:table-cell>
          <table:table-cell office:value-type="float" office:value="0.160749635805738" calcext:value-type="float">
            <text:p>0.160749635805738</text:p>
          </table:table-cell>
        </table:table-row>
        <table:table-row table:style-name="ro1">
          <table:table-cell office:value-type="string" calcext:value-type="string">
            <text:p>ABS_MAX_BTW</text:p>
          </table:table-cell>
          <table:table-cell office:value-type="float" office:value="0.113212174370549" calcext:value-type="float">
            <text:p>0.113212174370549</text:p>
          </table:table-cell>
          <table:table-cell/>
          <table:table-cell office:value-type="string" calcext:value-type="string">
            <text:p>DIST_NODES_PERCENT</text:p>
          </table:table-cell>
          <table:table-cell office:value-type="float" office:value="0.159207939944147" calcext:value-type="float">
            <text:p>0.159207939944147</text:p>
          </table:table-cell>
        </table:table-row>
        <table:table-row table:style-name="ro1">
          <table:table-cell office:value-type="string" calcext:value-type="string">
            <text:p>sequence_entropy_norm</text:p>
          </table:table-cell>
          <table:table-cell office:value-type="float" office:value="0.110692779803448" calcext:value-type="float">
            <text:p>0.110692779803448</text:p>
          </table:table-cell>
          <table:table-cell/>
          <table:table-cell office:value-type="string" calcext:value-type="string">
            <text:p>PN_PERC_SILENT_TRANS</text:p>
          </table:table-cell>
          <table:table-cell office:value-type="float" office:value="0.145019470662352" calcext:value-type="float">
            <text:p>0.145019470662352</text:p>
          </table:table-cell>
        </table:table-row>
        <table:table-row table:style-name="ro1">
          <table:table-cell office:value-type="string" calcext:value-type="string">
            <text:p>PN_OUT_ARCS_MAX</text:p>
          </table:table-cell>
          <table:table-cell office:value-type="float" office:value="0.102119209706941" calcext:value-type="float">
            <text:p>0.102119209706941</text:p>
          </table:table-cell>
          <table:table-cell/>
          <table:table-cell office:value-type="string" calcext:value-type="string">
            <text:p>ABS_DEGREE_ASSORT</text:p>
          </table:table-cell>
          <table:table-cell office:value-type="float" office:value="0.144047589397225" calcext:value-type="float">
            <text:p>0.14404758939722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099708277780391" calcext:value-type="float">
            <text:p>0.099708277780391</text:p>
          </table:table-cell>
          <table:table-cell/>
          <table:table-cell office:value-type="string" calcext:value-type="string">
            <text:p>ALIGNMENTS_MARKOV_2_K1</text:p>
          </table:table-cell>
          <table:table-cell office:value-type="float" office:value="0.117794248437841" calcext:value-type="float">
            <text:p>0.117794248437841</text:p>
          </table:table-cell>
        </table:table-row>
        <table:table-row table:style-name="ro1">
          <table:table-cell office:value-type="string" calcext:value-type="string">
            <text:p>PN_ARCS_MAX</text:p>
          </table:table-cell>
          <table:table-cell office:value-type="float" office:value="0.0984610123982731" calcext:value-type="float">
            <text:p>0.098461012398273</text:p>
          </table:table-cell>
          <table:table-cell/>
          <table:table-cell office:value-type="string" calcext:value-type="string">
            <text:p>variant_entropy</text:p>
          </table:table-cell>
          <table:table-cell office:value-type="float" office:value="0.111329443442213" calcext:value-type="float">
            <text:p>0.111329443442213</text:p>
          </table:table-cell>
        </table:table-row>
        <table:table-row table:style-name="ro1">
          <table:table-cell office:value-type="string" calcext:value-type="string">
            <text:p>FOOTPRINT_COST_PRE</text:p>
          </table:table-cell>
          <table:table-cell office:value-type="float" office:value="0.0943673287747088" calcext:value-type="float">
            <text:p>0.094367328774709</text:p>
          </table:table-cell>
          <table:table-cell/>
          <table:table-cell office:value-type="string" calcext:value-type="string">
            <text:p>ABS_MEAN_BTW</text:p>
          </table:table-cell>
          <table:table-cell office:value-type="float" office:value="0.102915726501637" calcext:value-type="float">
            <text:p>0.102915726501637</text:p>
          </table:table-cell>
        </table:table-row>
        <table:table-row table:style-name="ro1">
          <table:table-cell office:value-type="string" calcext:value-type="string">
            <text:p>ABS_LOG_BTW_ENTROPY</text:p>
          </table:table-cell>
          <table:table-cell office:value-type="float" office:value="0.0911625521837551" calcext:value-type="float">
            <text:p>0.091162552183755</text:p>
          </table:table-cell>
          <table:table-cell/>
          <table:table-cell office:value-type="string" calcext:value-type="string">
            <text:p>ABS_DEGREE_ASSORT_DIV</text:p>
          </table:table-cell>
          <table:table-cell office:value-type="float" office:value="0.100451378975391" calcext:value-type="float">
            <text:p>0.100451378975391</text:p>
          </table:table-cell>
        </table:table-row>
        <table:table-row table:style-name="ro1">
          <table:table-cell office:value-type="string" calcext:value-type="string">
            <text:p>LOG_PERC_UNIQUE_SEQS</text:p>
          </table:table-cell>
          <table:table-cell office:value-type="float" office:value="0.0908289998638884" calcext:value-type="float">
            <text:p>0.090828999863888</text:p>
          </table:table-cell>
          <table:table-cell/>
          <table:table-cell office:value-type="string" calcext:value-type="string">
            <text:p>ABS_EDGES_ONLY_IN_LOG_CC</text:p>
          </table:table-cell>
          <table:table-cell office:value-type="float" office:value="0.0872520170648099" calcext:value-type="float">
            <text:p>0.08725201706481</text:p>
          </table:table-cell>
        </table:table-row>
        <table:table-row table:style-name="ro1">
          <table:table-cell office:value-type="string" calcext:value-type="string">
            <text:p>ABS_EDGES_ONLY_IN_MODEL</text:p>
          </table:table-cell>
          <table:table-cell office:value-type="float" office:value="0.0887281025879033" calcext:value-type="float">
            <text:p>0.088728102587903</text:p>
          </table:table-cell>
          <table:table-cell/>
          <table:table-cell office:value-type="string" calcext:value-type="string">
            <text:p>PN_OUT_ARCS_INV_TRAN_MAX</text:p>
          </table:table-cell>
          <table:table-cell office:value-type="float" office:value="0.0864986324693577" calcext:value-type="float">
            <text:p>0.086498632469358</text:p>
          </table:table-cell>
        </table:table-row>
        <table:table-row table:style-name="ro1">
          <table:table-cell office:value-type="string" calcext:value-type="string">
            <text:p>ABS_EDGES_ONLY_IN_LOG_BTW</text:p>
          </table:table-cell>
          <table:table-cell office:value-type="float" office:value="0.0745781909150628" calcext:value-type="float">
            <text:p>0.074578190915063</text:p>
          </table:table-cell>
          <table:table-cell/>
          <table:table-cell office:value-type="string" calcext:value-type="string">
            <text:p>PN_IN_ARCS_INV_TRAN_MAX</text:p>
          </table:table-cell>
          <table:table-cell office:value-type="float" office:value="0.0864986324693577" calcext:value-type="float">
            <text:p>0.086498632469358</text:p>
          </table:table-cell>
        </table:table-row>
        <table:table-row table:style-name="ro1">
          <table:table-cell office:value-type="string" calcext:value-type="string">
            <text:p>LOG_UNIQUE_SEQS</text:p>
          </table:table-cell>
          <table:table-cell office:value-type="float" office:value="0.0694516150856236" calcext:value-type="float">
            <text:p>0.069451615085624</text:p>
          </table:table-cell>
          <table:table-cell/>
          <table:table-cell office:value-type="string" calcext:value-type="string">
            <text:p>ABS_MAX_BTW_DIV</text:p>
          </table:table-cell>
          <table:table-cell office:value-type="float" office:value="0.086408883489596" calcext:value-type="float">
            <text:p>0.086408883489596</text:p>
          </table:table-cell>
        </table:table-row>
        <table:table-row table:style-name="ro1">
          <table:table-cell office:value-type="string" calcext:value-type="string">
            <text:p>ABS_MODEL_MAX_DEGREE</text:p>
          </table:table-cell>
          <table:table-cell office:value-type="float" office:value="0.0636452025294484" calcext:value-type="float">
            <text:p>0.063645202529448</text:p>
          </table:table-cell>
          <table:table-cell/>
          <table:table-cell office:value-type="string" calcext:value-type="string">
            <text:p>ABS_LOG_MAX_BTW</text:p>
          </table:table-cell>
          <table:table-cell office:value-type="float" office:value="0.0843398896771003" calcext:value-type="float">
            <text:p>0.0843398896771</text:p>
          </table:table-cell>
        </table:table-row>
        <table:table-row table:style-name="ro1">
          <table:table-cell office:value-type="string" calcext:value-type="string">
            <text:p>ABS_LOG_MAX_DEGREE</text:p>
          </table:table-cell>
          <table:table-cell office:value-type="float" office:value="0.0604955412184662" calcext:value-type="float">
            <text:p>0.060495541218466</text:p>
          </table:table-cell>
          <table:table-cell/>
          <table:table-cell office:value-type="string" calcext:value-type="string">
            <text:p>ABS_MODEL_LINK_DENSITY</text:p>
          </table:table-cell>
          <table:table-cell office:value-type="float" office:value="0.0840813831882335" calcext:value-type="float">
            <text:p>0.084081383188234</text:p>
          </table:table-cell>
        </table:table-row>
        <table:table-row table:style-name="ro1">
          <table:table-cell office:value-type="string" calcext:value-type="string">
            <text:p>ABS_LOG_DFT_ENTROPY</text:p>
          </table:table-cell>
          <table:table-cell office:value-type="float" office:value="0.0600915776474837" calcext:value-type="float">
            <text:p>0.060091577647484</text:p>
          </table:table-cell>
          <table:table-cell/>
          <table:table-cell office:value-type="string" calcext:value-type="string">
            <text:p>sequence_entropy</text:p>
          </table:table-cell>
          <table:table-cell office:value-type="float" office:value="0.0819121516630564" calcext:value-type="float">
            <text:p>0.081912151663056</text:p>
          </table:table-cell>
        </table:table-row>
        <table:table-row table:style-name="ro1">
          <table:table-cell office:value-type="string" calcext:value-type="string">
            <text:p>ABS_LOG_DEGREE_ENTROPY</text:p>
          </table:table-cell>
          <table:table-cell office:value-type="float" office:value="0.0595356406624099" calcext:value-type="float">
            <text:p>0.05953564066241</text:p>
          </table:table-cell>
          <table:table-cell/>
          <table:table-cell office:value-type="string" calcext:value-type="string">
            <text:p>FOOTPRINT_COST_FIT_W</text:p>
          </table:table-cell>
          <table:table-cell office:value-type="float" office:value="0.0640012141150394" calcext:value-type="float">
            <text:p>0.064001214115039</text:p>
          </table:table-cell>
        </table:table-row>
        <table:table-row table:style-name="ro1">
          <table:table-cell office:value-type="string" calcext:value-type="string">
            <text:p>ABS_LOG_BTW_ENTROPY_NORM</text:p>
          </table:table-cell>
          <table:table-cell office:value-type="float" office:value="0.0565982843365287" calcext:value-type="float">
            <text:p>0.056598284336529</text:p>
          </table:table-cell>
          <table:table-cell/>
          <table:table-cell office:value-type="string" calcext:value-type="string">
            <text:p>ALIGNMENTS_MARKOV</text:p>
          </table:table-cell>
          <table:table-cell office:value-type="float" office:value="0.0635245460772605" calcext:value-type="float">
            <text:p>0.063524546077261</text:p>
          </table:table-cell>
        </table:table-row>
        <table:table-row table:style-name="ro1">
          <table:table-cell office:value-type="string" calcext:value-type="string">
            <text:p>ABS_EDGES_ONLY_IN_LOG_BTW_NORM</text:p>
          </table:table-cell>
          <table:table-cell office:value-type="float" office:value="0.0562928000239882" calcext:value-type="float">
            <text:p>0.056292800023988</text:p>
          </table:table-cell>
          <table:table-cell/>
          <table:table-cell office:value-type="string" calcext:value-type="string">
            <text:p>FITNESS_25_FREQ</text:p>
          </table:table-cell>
          <table:table-cell office:value-type="float" office:value="0.0600417835599213" calcext:value-type="float">
            <text:p>0.060041783559921</text:p>
          </table:table-cell>
        </table:table-row>
        <table:table-row table:style-name="ro1">
          <table:table-cell office:value-type="string" calcext:value-type="string">
            <text:p>PRECISION_50_FREQ</text:p>
          </table:table-cell>
          <table:table-cell office:value-type="float" office:value="0.0514259370417876" calcext:value-type="float">
            <text:p>0.051425937041788</text:p>
          </table:table-cell>
          <table:table-cell/>
          <table:table-cell office:value-type="string" calcext:value-type="string">
            <text:p>PN_IN_ARCS_INV_TRAN_MEAN</text:p>
          </table:table-cell>
          <table:table-cell office:value-type="float" office:value="0.059189031366535" calcext:value-type="float">
            <text:p>0.059189031366535</text:p>
          </table:table-cell>
        </table:table-row>
        <table:table-row table:style-name="ro1">
          <table:table-cell office:value-type="string" calcext:value-type="string">
            <text:p>ABS_LINK_DENSITY_DIV</text:p>
          </table:table-cell>
          <table:table-cell office:value-type="float" office:value="0.045182949895128" calcext:value-type="float">
            <text:p>0.045182949895128</text:p>
          </table:table-cell>
          <table:table-cell/>
          <table:table-cell office:value-type="string" calcext:value-type="string">
            <text:p>PN_OUT_ARCS_INV_TRAN_MEAN</text:p>
          </table:table-cell>
          <table:table-cell office:value-type="float" office:value="0.059189031366535" calcext:value-type="float">
            <text:p>0.059189031366535</text:p>
          </table:table-cell>
        </table:table-row>
        <table:table-row table:style-name="ro1">
          <table:table-cell office:value-type="string" calcext:value-type="string">
            <text:p>PN_TRANS</text:p>
          </table:table-cell>
          <table:table-cell office:value-type="float" office:value="0.0419658934140234" calcext:value-type="float">
            <text:p>0.041965893414023</text:p>
          </table:table-cell>
          <table:table-cell/>
          <table:table-cell office:value-type="string" calcext:value-type="string">
            <text:p>ABS_MAX_CLUSTER_DIV</text:p>
          </table:table-cell>
          <table:table-cell office:value-type="float" office:value="0.045439496216776" calcext:value-type="float">
            <text:p>0.045439496216776</text:p>
          </table:table-cell>
        </table:table-row>
        <table:table-row table:style-name="ro1">
          <table:table-cell office:value-type="string" calcext:value-type="string">
            <text:p>ABS_DEGREE_ASSORT_DIV</text:p>
          </table:table-cell>
          <table:table-cell office:value-type="float" office:value="0.037755687431138" calcext:value-type="float">
            <text:p>0.037755687431138</text:p>
          </table:table-cell>
          <table:table-cell/>
          <table:table-cell office:value-type="string" calcext:value-type="string">
            <text:p>ABS_EDGES_ONLY_IN_LOG_W</text:p>
          </table:table-cell>
          <table:table-cell office:value-type="float" office:value="0.0332431065261552" calcext:value-type="float">
            <text:p>0.033243106526155</text:p>
          </table:table-cell>
        </table:table-row>
        <table:table-row table:style-name="ro1">
          <table:table-cell office:value-type="string" calcext:value-type="string">
            <text:p>PRECISION_25_FREQ</text:p>
          </table:table-cell>
          <table:table-cell office:value-type="float" office:value="0.0365394835296377" calcext:value-type="float">
            <text:p>0.036539483529638</text:p>
          </table:table-cell>
          <table:table-cell/>
          <table:table-cell office:value-type="string" calcext:value-type="string">
            <text:p>FITNESS_50_FREQ</text:p>
          </table:table-cell>
          <table:table-cell office:value-type="float" office:value="0.0326839108442873" calcext:value-type="float">
            <text:p>0.032683910844287</text:p>
          </table:table-cell>
        </table:table-row>
        <table:table-row table:style-name="ro1">
          <table:table-cell office:value-type="string" calcext:value-type="string">
            <text:p>ABS_LOG_MEAN_CLUST_COEF</text:p>
          </table:table-cell>
          <table:table-cell office:value-type="float" office:value="0.0356601939199645" calcext:value-type="float">
            <text:p>0.035660193919965</text:p>
          </table:table-cell>
          <table:table-cell/>
          <table:table-cell office:value-type="string" calcext:value-type="string">
            <text:p>FOOTPRINT_COST_FIT</text:p>
          </table:table-cell>
          <table:table-cell office:value-type="float" office:value="0.0307853430274027" calcext:value-type="float">
            <text:p>0.030785343027403</text:p>
          </table:table-cell>
        </table:table-row>
        <table:table-row table:style-name="ro1">
          <table:table-cell office:value-type="string" calcext:value-type="string">
            <text:p>LOG_EVENTS</text:p>
          </table:table-cell>
          <table:table-cell office:value-type="float" office:value="0.034389347659444" calcext:value-type="float">
            <text:p>0.034389347659444</text:p>
          </table:table-cell>
          <table:table-cell/>
          <table:table-cell office:value-type="string" calcext:value-type="string">
            <text:p>LOG_UNIQUE_SEQS</text:p>
          </table:table-cell>
          <table:table-cell office:value-type="float" office:value="0.0220594562350211" calcext:value-type="float">
            <text:p>0.022059456235021</text:p>
          </table:table-cell>
        </table:table-row>
        <table:table-row table:style-name="ro1">
          <table:table-cell office:value-type="string" calcext:value-type="string">
            <text:p>ABS_EDGES_ONLY_IN_MODEL_W_2</text:p>
          </table:table-cell>
          <table:table-cell office:value-type="float" office:value="0.0291886400492634" calcext:value-type="float">
            <text:p>0.029188640049263</text:p>
          </table:table-cell>
          <table:table-cell/>
          <table:table-cell office:value-type="string" calcext:value-type="string">
            <text:p>FITNESS_25_RAND</text:p>
          </table:table-cell>
          <table:table-cell office:value-type="float" office:value="0.0211788886269639" calcext:value-type="float">
            <text:p>0.021178888626964</text:p>
          </table:table-cell>
        </table:table-row>
        <table:table-row table:style-name="ro1">
          <table:table-cell office:value-type="string" calcext:value-type="string">
            <text:p>PN_PLACES</text:p>
          </table:table-cell>
          <table:table-cell office:value-type="float" office:value="0.0261635253553139" calcext:value-type="float">
            <text:p>0.026163525355314</text:p>
          </table:table-cell>
          <table:table-cell/>
          <table:table-cell office:value-type="string" calcext:value-type="string">
            <text:p>ALIGNMENTS_MARKOV_3_K1</text:p>
          </table:table-cell>
          <table:table-cell office:value-type="float" office:value="0.0197860412857015" calcext:value-type="float">
            <text:p>0.019786041285702</text:p>
          </table:table-cell>
        </table:table-row>
        <table:table-row table:style-name="ro1">
          <table:table-cell office:value-type="string" calcext:value-type="string">
            <text:p>ABS_LOG_MAX_BTW</text:p>
          </table:table-cell>
          <table:table-cell office:value-type="float" office:value="0.0257374521584817" calcext:value-type="float">
            <text:p>0.025737452158482</text:p>
          </table:table-cell>
          <table:table-cell/>
          <table:table-cell office:value-type="string" calcext:value-type="string">
            <text:p>ALIGNMENTS_MARKOV_1_K1</text:p>
          </table:table-cell>
          <table:table-cell office:value-type="float" office:value="0.0174561650087792" calcext:value-type="float">
            <text:p>0.017456165008779</text:p>
          </table:table-cell>
        </table:table-row>
        <table:table-row table:style-name="ro1">
          <table:table-cell office:value-type="string" calcext:value-type="string">
            <text:p>PN_PERC_SILENT_TRANS</text:p>
          </table:table-cell>
          <table:table-cell office:value-type="float" office:value="0.0139207642820997" calcext:value-type="float">
            <text:p>0.0139207642821</text:p>
          </table:table-cell>
          <table:table-cell/>
          <table:table-cell office:value-type="string" calcext:value-type="string">
            <text:p>FITNESS</text:p>
          </table:table-cell>
          <table:table-cell office:value-type="float" office:value="0.0163958193472263" calcext:value-type="float">
            <text:p>0.016395819347226</text:p>
          </table:table-cell>
        </table:table-row>
        <table:table-row table:style-name="ro1">
          <table:table-cell office:value-type="string" calcext:value-type="string">
            <text:p>variant_entropy</text:p>
          </table:table-cell>
          <table:table-cell office:value-type="float" office:value="0.0116020236156755" calcext:value-type="float">
            <text:p>0.011602023615676</text:p>
          </table:table-cell>
          <table:table-cell/>
          <table:table-cell office:value-type="string" calcext:value-type="string">
            <text:p>ABS_MAX_DEGREE</text:p>
          </table:table-cell>
          <table:table-cell office:value-type="float" office:value="0.0105971781960639" calcext:value-type="float">
            <text:p>0.010597178196064</text:p>
          </table:table-cell>
        </table:table-row>
        <table:table-row table:style-name="ro1">
          <table:table-cell office:value-type="string" calcext:value-type="string">
            <text:p>LOG_SEQS</text:p>
          </table:table-cell>
          <table:table-cell office:value-type="float" office:value="0.0114645146545886" calcext:value-type="float">
            <text:p>0.011464514654589</text:p>
          </table:table-cell>
          <table:table-cell/>
          <table:table-cell office:value-type="string" calcext:value-type="string">
            <text:p>ABS_LOG_MEAN_CLUST_COEF</text:p>
          </table:table-cell>
          <table:table-cell office:value-type="float" office:value="0.00952835651124594" calcext:value-type="float">
            <text:p>0.009528356511246</text:p>
          </table:table-cell>
        </table:table-row>
        <table:table-row table:style-name="ro1">
          <table:table-cell office:value-type="string" calcext:value-type="string">
            <text:p>sequence_entropy</text:p>
          </table:table-cell>
          <table:table-cell office:value-type="float" office:value="0.00154740678883257" calcext:value-type="float">
            <text:p>0.001547406788833</text:p>
          </table:table-cell>
          <table:table-cell/>
          <table:table-cell office:value-type="string" calcext:value-type="string">
            <text:p>ABS_MAX_CLUSTER</text:p>
          </table:table-cell>
          <table:table-cell office:value-type="float" office:value="0.0070330074403035" calcext:value-type="float">
            <text:p>0.007033007440304</text:p>
          </table:table-cell>
        </table:table-row>
        <table:table-row table:style-name="ro1">
          <table:table-cell office:value-type="string" calcext:value-type="string">
            <text:p>FOOTPRINT_COST_PRE_W</text:p>
          </table:table-cell>
          <table:table-cell office:value-type="float" office:value="0.000770140851796007" calcext:value-type="float">
            <text:p>0.000770140851796</text:p>
          </table:table-cell>
          <table:table-cell/>
          <table:table-cell office:value-type="string" calcext:value-type="string">
            <text:p>FITNESS_50_RAND</text:p>
          </table:table-cell>
          <table:table-cell office:value-type="float" office:value="0.00407057099335123" calcext:value-type="float">
            <text:p>0.004070570993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4T19:14:58.690327476</meta:creation-date>
    <dc:date>2022-09-05T10:35:17.973919059</dc:date>
    <meta:editing-duration>PT14H11M23S</meta:editing-duration>
    <meta:editing-cycles>1</meta:editing-cycles>
    <meta:document-statistic meta:table-count="3" meta:cell-count="1172" meta:object-count="0"/>
    <meta:generator>LibreOffice/6.1.5.2$Linux_X86_64 LibreOffice_project/10$Build-2</meta:generator>
  </office:meta>
</office:document-meta>
</file>